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1.3402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1.0354in"/>
    </style:style>
    <style:style style:name="co15" style:family="table-column">
      <style:table-column-properties fo:break-before="auto" style:column-width="1.100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678in"/>
    </style:style>
    <style:style style:name="co18" style:family="table-column">
      <style:table-column-properties fo:break-before="auto" style:column-width="0.5244in"/>
    </style:style>
    <style:style style:name="co19" style:family="table-column">
      <style:table-column-properties fo:break-before="auto" style:column-width="1.1335in"/>
    </style:style>
    <style:style style:name="co20" style:family="table-column">
      <style:table-column-properties fo:break-before="auto" style:column-width="0.7965in"/>
    </style:style>
    <style:style style:name="co21" style:family="table-column">
      <style:table-column-properties fo:break-before="auto" style:column-width="1.1772in"/>
    </style:style>
    <style:style style:name="co22" style:family="table-column">
      <style:table-column-properties fo:break-before="auto" style:column-width="1.0791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1.1043in"/>
    </style:style>
    <style:style style:name="co25" style:family="table-column">
      <style:table-column-properties fo:break-before="auto" style:column-width="1.2217in"/>
    </style:style>
    <style:style style:name="co26" style:family="table-column">
      <style:table-column-properties fo:break-before="auto" style:column-width="1.2882in"/>
    </style:style>
    <style:style style:name="co27" style:family="table-column">
      <style:table-column-properties fo:break-before="auto" style:column-width="1.4563in"/>
    </style:style>
    <style:style style:name="co28" style:family="table-column">
      <style:table-column-properties fo:break-before="auto" style:column-width="1.339in"/>
    </style:style>
    <style:style style:name="co29" style:family="table-column">
      <style:table-column-properties fo:break-before="auto" style:column-width="1.5063in"/>
    </style:style>
    <style:style style:name="co30" style:family="table-column">
      <style:table-column-properties fo:break-before="auto" style:column-width="1.1717in"/>
    </style:style>
    <style:style style:name="co31" style:family="table-column">
      <style:table-column-properties fo:break-before="auto" style:column-width="1.0043in"/>
    </style:style>
    <style:style style:name="co32" style:family="table-column">
      <style:table-column-properties fo:break-before="auto" style:column-width="0.7862in"/>
    </style:style>
    <style:style style:name="co33" style:family="table-column">
      <style:table-column-properties fo:break-before="auto" style:column-width="1.8409in"/>
    </style:style>
    <style:style style:name="co34" style:family="table-column">
      <style:table-column-properties fo:break-before="auto" style:column-width="1.1209in"/>
    </style:style>
    <style:style style:name="co35" style:family="table-column">
      <style:table-column-properties fo:break-before="auto" style:column-width="1.2717in"/>
    </style:style>
    <style:style style:name="co36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3caff" fo:border="none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able-cell-properties fo:background-color="#83caff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#ff950e"/>
      <style:text-properties fo:color="#800000"/>
    </style:style>
    <style:style style:name="ce11" style:family="table-cell" style:parent-style-name="Default" style:data-style-name="N2">
      <style:table-cell-properties fo:background-color="#ff950e"/>
      <style:text-properties fo:color="#800000"/>
    </style:style>
    <style:style style:name="ce12" style:family="table-cell" style:parent-style-name="Default" style:data-style-name="N2">
      <style:table-cell-properties fo:background-color="#ff950e"/>
    </style:style>
    <style:style style:name="ce13" style:family="table-cell" style:parent-style-name="Default">
      <style:table-cell-properties fo:background-color="transparent"/>
      <style:text-properties fo:color="#800000"/>
    </style:style>
    <style:style style:name="ce14" style:family="table-cell" style:parent-style-name="Default">
      <style:table-cell-properties fo:background-color="#ff950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ackground-color="#579d1c" style:text-align-source="fix" style:repeat-content="false" style:vertical-align="middle"/>
      <style:paragraph-properties fo:text-align="center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ackground-color="#579d1c"/>
      <style:text-properties fo:color="#800000"/>
    </style:style>
    <style:style style:name="ce17" style:family="table-cell" style:parent-style-name="Default" style:data-style-name="N2">
      <style:table-cell-properties fo:background-color="#579d1c"/>
      <style:text-properties fo:color="#800000"/>
    </style:style>
    <style:style style:name="ce18" style:family="table-cell" style:parent-style-name="Default">
      <style:table-cell-properties fo:background-color="#579d1c"/>
      <style:text-properties fo:color="#800000" fo:font-weight="bold" style:font-weight-asian="bold" style:font-weight-complex="bold"/>
    </style:style>
    <style:style style:name="ce19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 style:data-style-name="N2">
      <style:table-cell-properties fo:background-color="#ffd320"/>
    </style:style>
    <style:style style:name="ce22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579d1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579d1c"/>
    </style:style>
    <style:style style:name="ce25" style:family="table-cell" style:parent-style-name="Default" style:data-style-name="N2">
      <style:table-cell-properties fo:background-color="#579d1c"/>
    </style:style>
    <style:style style:name="ce26" style:family="table-cell" style:parent-style-name="Default">
      <style:table-cell-properties fo:background-color="#579d1c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950e"/>
    </style:style>
    <style:style style:name="ce29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83caff"/>
    </style:style>
    <style:style style:name="ce32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579d1c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gression" table:style-name="ta1">
        <office:forms form:automatic-focus="false" form:apply-design-mode="false"/>
        <table:shapes>
          <draw:frame draw:z-index="0" draw:style-name="gr1" draw:text-style-name="P1" svg:width="10.7417in" svg:height="5.6709in" svg:x="1.772in" svg:y="2.2579in">
            <draw:object draw:notify-on-update-of-ranges="Regression.C3:Regression.C6 Regression.D1:Regression.D1 Regression.D3:Regression.D6 Regression.K1:Regression.K1 Regression.P3:Regression.P6 Regression.Y1:Regression.Y1 Regression.AB3:Regression.AB6 Regression.AM1:Regression.AM1 Regression.AP3:Regression.A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713in" svg:height="6.3638in" svg:x="3.0626in" svg:y="8.2984in">
            <draw:object draw:notify-on-update-of-ranges="Regression.C3:Regression.C6 Regression.D1:Regression.D1 Regression.F3:Regression.F6 Regression.K1:Regression.K1 Regression.P3:Regression.P6 Regression.Y1:Regression.Y1 Regression.AD3:Regression.AD6 Regression.AM1:Regression.AM1 Regression.AR3:Regression.AR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7106in" svg:height="6.5626in" svg:x="1.7949in" svg:y="14.7984in">
            <draw:object draw:notify-on-update-of-ranges="Regression.C3:Regression.C6 Regression.D1:Regression.D1 Regression.J3:Regression.J6 Regression.K1:Regression.K1 Regression.M3:Regression.M6 Regression.Y1:Regression.Y1 Regression.AA3:Regression.AA6 Regression.AM1:Regression.AM1 Regression.AO3:Regression.AO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in" svg:height="6in" svg:x="16.2835in" svg:y="2.1673in">
            <draw:object draw:notify-on-update-of-ranges="Regression.B7:Regression.B11 Regression.D1:Regression.D1 Regression.D7:Regression.D11 Regression.K1:Regression.K1 Regression.N7:Regression.N11 Regression.Y1:Regression.Y1 Regression.AB7:Regression.AB11 Regression.AM1:Regression.AM1 Regression.AP7:Regression.AP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1in" svg:height="6in" svg:x="16.1886in" svg:y="8.7028in">
            <draw:object draw:notify-on-update-of-ranges="Regression.B7:Regression.B11 Regression.D1:Regression.D1 Regression.F7:Regression.F11 Regression.K1:Regression.K1 Regression.P7:Regression.P11 Regression.Y1:Regression.Y1 Regression.AD7:Regression.AD11 Regression.AM1:Regression.AM1 Regression.AR7:Regression.AR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1in" svg:height="6in" svg:x="15.4732in" svg:y="15.152in">
            <draw:object draw:notify-on-update-of-ranges="Regression.B7:Regression.B11 Regression.D1:Regression.D1 Regression.J7:Regression.J11 Regression.K1:Regression.K1 Regression.M7:Regression.M11 Regression.Y1:Regression.Y1 Regression.AA7:Regression.AA11 Regression.AM1:Regression.AM1 Regression.AO7:Regression.AO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11in" svg:height="6in" svg:x="27.9445in" svg:y="2.0898in">
            <draw:object draw:notify-on-update-of-ranges="Regression.B7:Regression.B11 Regression.D1:Regression.D1 Regression.E7:Regression.E11 Regression.K1:Regression.K1 Regression.O7:Regression.O11 Regression.Y1:Regression.Y1 Regression.AC7:Regression.AC11 Regression.AM1:Regression.AM1 Regression.AQ7:Regression.AQ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number-columns-repeated="2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9" table:number-columns-repeated="2" table:default-cell-style-name="ce13"/>
        <table:table-column table:style-name="co14" table:number-columns-repeated="2" table:default-cell-style-name="ce13"/>
        <table:table-column table:style-name="co10" table:default-cell-style-name="ce13"/>
        <table:table-column table:style-name="co15" table:default-cell-style-name="ce13"/>
        <table:table-column table:style-name="co12" table:default-cell-style-name="ce13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number-columns-repeated="972" table:default-cell-style-name="Default"/>
        <table:table-row table:style-name="ro1">
          <table:table-cell table:style-name="ce1"/>
          <table:table-cell table:style-name="ce2"/>
          <table:table-cell table:style-name="ce4"/>
          <table:table-cell table:style-name="ce5" office:value-type="string" table:number-columns-spanned="7" table:number-rows-spanned="1">
            <text:p>R</text:p>
          </table:table-cell>
          <table:covered-table-cell table:number-columns-repeated="6" table:style-name="ce8"/>
          <table:table-cell table:style-name="ce9" office:value-type="string" table:number-columns-spanned="14" table:number-rows-spanned="1">
            <text:p>sklearn</text:p>
          </table:table-cell>
          <table:covered-table-cell table:number-columns-repeated="13" table:style-name="ce14"/>
          <table:table-cell table:style-name="ce15" office:value-type="string" table:number-columns-spanned="14" table:number-rows-spanned="1">
            <text:p>WiseRF</text:p>
          </table:table-cell>
          <table:covered-table-cell table:number-columns-repeated="13" table:style-name="ce18"/>
          <table:table-cell table:style-name="ce19" office:value-type="string" table:number-columns-spanned="14" table:number-rows-spanned="1">
            <text:p>BigML</text:p>
          </table:table-cell>
          <table:covered-table-cell table:number-columns-repeated="13" table:style-name="ce22"/>
          <table:table-cell table:style-name="ce1" table:number-columns-repeated="972"/>
        </table:table-row>
        <table:table-row table:style-name="ro1">
          <table:table-cell office:value-type="string">
            <text:p>Dataset</text:p>
          </table:table-cell>
          <table:table-cell office:value-type="string">
            <text:p>Rows</text:p>
          </table:table-cell>
          <table:table-cell office:value-type="string">
            <text:p>Fields</text:p>
          </table:table-cell>
          <table:table-cell table:style-name="ce6" office:value-type="string">
            <text:p>Train Time</text:p>
          </table:table-cell>
          <table:table-cell table:style-name="ce6" office:value-type="string">
            <text:p>Predict Time</text:p>
          </table:table-cell>
          <table:table-cell table:style-name="ce6" office:value-type="string">
            <text:p>Train Mem</text:p>
          </table:table-cell>
          <table:table-cell table:style-name="ce6" office:value-type="string">
            <text:p>Predict Mem</text:p>
          </table:table-cell>
          <table:table-cell table:style-name="ce6" office:value-type="string">
            <text:p>MAE</text:p>
          </table:table-cell>
          <table:table-cell table:style-name="ce6" office:value-type="string">
            <text:p>MSE</text:p>
          </table:table-cell>
          <table:table-cell table:style-name="ce6" office:value-type="string">
            <text:p>R-squared</text:p>
          </table:table-cell>
          <table:table-cell table:style-name="ce10" office:value-type="string">
            <text:p>mean_mae</text:p>
          </table:table-cell>
          <table:table-cell table:style-name="ce10" office:value-type="string">
            <text:p>mean_mse</text:p>
          </table:table-cell>
          <table:table-cell table:style-name="ce10" office:value-type="string">
            <text:p>mean_r_squared</text:p>
          </table:table-cell>
          <table:table-cell table:style-name="ce10" office:value-type="string">
            <text:p>mean_train_time</text:p>
          </table:table-cell>
          <table:table-cell table:style-name="ce10" office:value-type="string">
            <text:p>mean_predict_time</text:p>
          </table:table-cell>
          <table:table-cell table:style-name="ce10" office:value-type="string">
            <text:p>mean_train_mem</text:p>
          </table:table-cell>
          <table:table-cell table:style-name="ce10" office:value-type="string">
            <text:p>mean_predict_mem</text:p>
          </table:table-cell>
          <table:table-cell table:style-name="ce10" office:value-type="string">
            <text:p>std_mae</text:p>
          </table:table-cell>
          <table:table-cell table:style-name="ce10" office:value-type="string">
            <text:p>std_mse</text:p>
          </table:table-cell>
          <table:table-cell table:style-name="ce10" office:value-type="string">
            <text:p>std_r_squared</text:p>
          </table:table-cell>
          <table:table-cell table:style-name="ce10" office:value-type="string">
            <text:p>std_train_time</text:p>
          </table:table-cell>
          <table:table-cell table:style-name="ce10" office:value-type="string">
            <text:p>std_predict_time</text:p>
          </table:table-cell>
          <table:table-cell table:style-name="ce10" office:value-type="string">
            <text:p>std_train_mem</text:p>
          </table:table-cell>
          <table:table-cell table:style-name="ce10" office:value-type="string">
            <text:p>std_predict_mem</text:p>
          </table:table-cell>
          <table:table-cell table:style-name="ce16" office:value-type="string">
            <text:p>mean_mae</text:p>
          </table:table-cell>
          <table:table-cell table:style-name="ce16" office:value-type="string">
            <text:p>mean_mse</text:p>
          </table:table-cell>
          <table:table-cell table:style-name="ce16" office:value-type="string">
            <text:p>mean_r_squared</text:p>
          </table:table-cell>
          <table:table-cell table:style-name="ce16" office:value-type="string">
            <text:p>mean_train_time</text:p>
          </table:table-cell>
          <table:table-cell table:style-name="ce16" office:value-type="string">
            <text:p>mean_predict_time</text:p>
          </table:table-cell>
          <table:table-cell table:style-name="ce16" office:value-type="string">
            <text:p>mean_train_mem</text:p>
          </table:table-cell>
          <table:table-cell table:style-name="ce16" office:value-type="string">
            <text:p>mean_predict_mem</text:p>
          </table:table-cell>
          <table:table-cell table:style-name="ce16" office:value-type="string">
            <text:p>std_mae</text:p>
          </table:table-cell>
          <table:table-cell table:style-name="ce16" office:value-type="string">
            <text:p>std_mse</text:p>
          </table:table-cell>
          <table:table-cell table:style-name="ce16" office:value-type="string">
            <text:p>std_r_squared</text:p>
          </table:table-cell>
          <table:table-cell table:style-name="ce16" office:value-type="string">
            <text:p>std_train_time</text:p>
          </table:table-cell>
          <table:table-cell table:style-name="ce16" office:value-type="string">
            <text:p>std_predict_time</text:p>
          </table:table-cell>
          <table:table-cell table:style-name="ce16" office:value-type="string">
            <text:p>std_train_mem</text:p>
          </table:table-cell>
          <table:table-cell table:style-name="ce16" office:value-type="string">
            <text:p>std_predict_mem</text:p>
          </table:table-cell>
          <table:table-cell table:style-name="ce20" office:value-type="string">
            <text:p>mean_mae</text:p>
          </table:table-cell>
          <table:table-cell table:style-name="ce20" office:value-type="string">
            <text:p>mean_mse</text:p>
          </table:table-cell>
          <table:table-cell table:style-name="ce20" office:value-type="string">
            <text:p>mean_r_squared</text:p>
          </table:table-cell>
          <table:table-cell table:style-name="ce20" office:value-type="string">
            <text:p>mean_train_time</text:p>
          </table:table-cell>
          <table:table-cell table:style-name="ce20" office:value-type="string">
            <text:p>mean_predict_time</text:p>
          </table:table-cell>
          <table:table-cell table:style-name="ce20" office:value-type="string">
            <text:p>mean_train_mem</text:p>
          </table:table-cell>
          <table:table-cell table:style-name="ce20" office:value-type="string">
            <text:p>mean_predict_mem</text:p>
          </table:table-cell>
          <table:table-cell table:style-name="ce20" office:value-type="string">
            <text:p>std_mae</text:p>
          </table:table-cell>
          <table:table-cell table:style-name="ce20" office:value-type="string">
            <text:p>std_mse</text:p>
          </table:table-cell>
          <table:table-cell table:style-name="ce20" office:value-type="string">
            <text:p>std_r_squared</text:p>
          </table:table-cell>
          <table:table-cell table:style-name="ce20" office:value-type="string">
            <text:p>std_train_time</text:p>
          </table:table-cell>
          <table:table-cell table:style-name="ce20" office:value-type="string">
            <text:p>std_predict_time</text:p>
          </table:table-cell>
          <table:table-cell table:style-name="ce20" office:value-type="string">
            <text:p>std_train_mem</text:p>
          </table:table-cell>
          <table:table-cell table:style-name="ce20" office:value-type="string">
            <text:p>std_predict_mem</text:p>
          </table:table-cell>
          <table:table-cell table:number-columns-repeated="972"/>
        </table:table-row>
        <table:table-row table:style-name="ro1">
          <table:table-cell office:value-type="string">
            <text:p>synthdata_20000_10000</text:p>
          </table:table-cell>
          <table:table-cell office:value-type="float" office:value="20000">
            <text:p>20000</text:p>
          </table:table-cell>
          <table:table-cell office:value-type="float" office:value="10000">
            <text:p>10000</text:p>
          </table:table-cell>
          <table:table-cell table:style-name="ce6" office:value-type="string">
            <text:p>No Data</text:p>
          </table:table-cell>
          <table:table-cell table:style-name="ce6" table:number-columns-repeated="6"/>
          <table:table-cell table:style-name="ce11" office:value-type="float" office:value="0.841468793684571">
            <text:p>0.84</text:p>
          </table:table-cell>
          <table:table-cell table:style-name="ce11" office:value-type="float" office:value="1.11065368283105">
            <text:p>1.11</text:p>
          </table:table-cell>
          <table:table-cell table:style-name="ce11" office:value-type="float" office:value="0.333338590227486">
            <text:p>0.33</text:p>
          </table:table-cell>
          <table:table-cell table:style-name="ce11" office:value-type="float" office:value="873.120020699999">
            <text:p>873.12</text:p>
          </table:table-cell>
          <table:table-cell table:style-name="ce11" office:value-type="float" office:value="0.2868455">
            <text:p>0.29</text:p>
          </table:table-cell>
          <table:table-cell table:style-name="ce11" office:value-type="float" office:value="2287.810546875">
            <text:p>2287.81</text:p>
          </table:table-cell>
          <table:table-cell table:style-name="ce11" office:value-type="float" office:value="0">
            <text:p>0.00</text:p>
          </table:table-cell>
          <table:table-cell table:style-name="ce11" office:value-type="float" office:value="0.0067876952003423">
            <text:p>0.01</text:p>
          </table:table-cell>
          <table:table-cell table:style-name="ce11" office:value-type="float" office:value="0.0184750652264763">
            <text:p>0.02</text:p>
          </table:table-cell>
          <table:table-cell table:style-name="ce11" office:value-type="float" office:value="0.0105234723562727">
            <text:p>0.01</text:p>
          </table:table-cell>
          <table:table-cell table:style-name="ce11" office:value-type="float" office:value="7.62486350353639">
            <text:p>7.62</text:p>
          </table:table-cell>
          <table:table-cell table:style-name="ce11" office:value-type="float" office:value="0.00436194807970015">
            <text:p>0.00</text:p>
          </table:table-cell>
          <table:table-cell table:style-name="ce11" office:value-type="float" office:value="797.469419584012">
            <text:p>797.47</text:p>
          </table:table-cell>
          <table:table-cell table:style-name="ce11" office:value-type="float" office:value="0">
            <text:p>0.00</text:p>
          </table:table-cell>
          <table:table-cell table:style-name="ce17" office:value-type="float" office:value="1.22858069744945">
            <text:p>1.23</text:p>
          </table:table-cell>
          <table:table-cell table:style-name="ce17" office:value-type="float" office:value="2.26733956547308">
            <text:p>2.27</text:p>
          </table:table-cell>
          <table:table-cell table:style-name="ce17" office:value-type="float" office:value="-0.361001256294119">
            <text:p>-0.36</text:p>
          </table:table-cell>
          <table:table-cell table:style-name="ce17" office:value-type="float" office:value="50.4927818">
            <text:p>50.49</text:p>
          </table:table-cell>
          <table:table-cell table:style-name="ce17" office:value-type="float" office:value="5.2094478">
            <text:p>5.21</text:p>
          </table:table-cell>
          <table:table-cell table:style-name="ce17" office:value-type="float" office:value="1692.916796875">
            <text:p>1692.92</text:p>
          </table:table-cell>
          <table:table-cell table:style-name="ce17" office:value-type="float" office:value="82.38203125">
            <text:p>82.38</text:p>
          </table:table-cell>
          <table:table-cell table:style-name="ce17" office:value-type="float" office:value="0.0498377239750245">
            <text:p>0.05</text:p>
          </table:table-cell>
          <table:table-cell table:style-name="ce17" office:value-type="float" office:value="0.143481669011683">
            <text:p>0.14</text:p>
          </table:table-cell>
          <table:table-cell table:style-name="ce17" office:value-type="float" office:value="0.0865890344996036">
            <text:p>0.09</text:p>
          </table:table-cell>
          <table:table-cell table:style-name="ce17" office:value-type="float" office:value="0.20835569513157">
            <text:p>0.21</text:p>
          </table:table-cell>
          <table:table-cell table:style-name="ce17" office:value-type="float" office:value="0.0603611335161957">
            <text:p>0.06</text:p>
          </table:table-cell>
          <table:table-cell table:style-name="ce17" office:value-type="float" office:value="0.00677709045816308">
            <text:p>0.01</text:p>
          </table:table-cell>
          <table:table-cell table:style-name="ce17" office:value-type="float" office:value="0.0015625">
            <text:p>0.00</text:p>
          </table:table-cell>
          <table:table-cell table:style-name="ce21" table:number-columns-repeated="14"/>
          <table:table-cell table:number-columns-repeated="972"/>
        </table:table-row>
        <table:table-row table:style-name="ro1">
          <table:table-cell office:value-type="string">
            <text:p>synthdata_20000_1000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table:style-name="ce6" office:value-type="float" office:value="156.4058">
            <text:p>156.4058</text:p>
          </table:table-cell>
          <table:table-cell table:style-name="ce6" office:value-type="float" office:value="0.112300000000073">
            <text:p>0.1123</text:p>
          </table:table-cell>
          <table:table-cell table:style-name="ce6" office:value-type="float" office:value="1070.95">
            <text:p>1070.95</text:p>
          </table:table-cell>
          <table:table-cell table:style-name="ce6" office:value-type="float" office:value="153.67">
            <text:p>153.67</text:p>
          </table:table-cell>
          <table:table-cell table:style-name="ce6" office:value-type="float" office:value="0.842733396440546">
            <text:p>0.8427333964</text:p>
          </table:table-cell>
          <table:table-cell table:style-name="ce6" office:value-type="float" office:value="1.1143765966623">
            <text:p>1.1143765967</text:p>
          </table:table-cell>
          <table:table-cell table:style-name="ce6" office:value-type="float" office:value="0.32922039591294">
            <text:p>0.3292203959</text:p>
          </table:table-cell>
          <table:table-cell table:style-name="ce11" office:value-type="float" office:value="0.838435498774195">
            <text:p>0.84</text:p>
          </table:table-cell>
          <table:table-cell table:style-name="ce11" office:value-type="float" office:value="1.10336764499807">
            <text:p>1.10</text:p>
          </table:table-cell>
          <table:table-cell table:style-name="ce11" office:value-type="float" office:value="0.335848707699773">
            <text:p>0.34</text:p>
          </table:table-cell>
          <table:table-cell table:style-name="ce11" office:value-type="float" office:value="92.94025">
            <text:p>92.94</text:p>
          </table:table-cell>
          <table:table-cell table:style-name="ce11" office:value-type="float" office:value="0.1524856">
            <text:p>0.15</text:p>
          </table:table-cell>
          <table:table-cell table:style-name="ce11" office:value-type="float" office:value="238.77578125">
            <text:p>238.78</text:p>
          </table:table-cell>
          <table:table-cell table:style-name="ce11" office:value-type="float" office:value="0">
            <text:p>0.00</text:p>
          </table:table-cell>
          <table:table-cell table:style-name="ce11" office:value-type="float" office:value="0.0157142022736277">
            <text:p>0.02</text:p>
          </table:table-cell>
          <table:table-cell table:style-name="ce11" office:value-type="float" office:value="0.0326718722203599">
            <text:p>0.03</text:p>
          </table:table-cell>
          <table:table-cell table:style-name="ce11" office:value-type="float" office:value="0.0195800432353759">
            <text:p>0.02</text:p>
          </table:table-cell>
          <table:table-cell table:style-name="ce11" office:value-type="float" office:value="1.21698364373609">
            <text:p>1.22</text:p>
          </table:table-cell>
          <table:table-cell table:style-name="ce11" office:value-type="float" office:value="0.00743335352583205">
            <text:p>0.01</text:p>
          </table:table-cell>
          <table:table-cell table:style-name="ce11" office:value-type="float" office:value="12.1157021272855">
            <text:p>12.12</text:p>
          </table:table-cell>
          <table:table-cell table:style-name="ce11" office:value-type="float" office:value="0">
            <text:p>0.00</text:p>
          </table:table-cell>
          <table:table-cell table:style-name="ce17" office:value-type="float" office:value="0.833648317122968">
            <text:p>0.83</text:p>
          </table:table-cell>
          <table:table-cell table:style-name="ce17" office:value-type="float" office:value="1.09130259984906">
            <text:p>1.09</text:p>
          </table:table-cell>
          <table:table-cell table:style-name="ce17" office:value-type="float" office:value="0.343100640799931">
            <text:p>0.34</text:p>
          </table:table-cell>
          <table:table-cell table:style-name="ce17" office:value-type="float" office:value="7.0006607">
            <text:p>7.00</text:p>
          </table:table-cell>
          <table:table-cell table:style-name="ce17" office:value-type="float" office:value="0.705346">
            <text:p>0.71</text:p>
          </table:table-cell>
          <table:table-cell table:style-name="ce17" office:value-type="float" office:value="180.946875">
            <text:p>180.95</text:p>
          </table:table-cell>
          <table:table-cell table:style-name="ce17" office:value-type="float" office:value="13.671484375">
            <text:p>13.67</text:p>
          </table:table-cell>
          <table:table-cell table:style-name="ce17" office:value-type="float" office:value="0.0135604309972261">
            <text:p>0.01</text:p>
          </table:table-cell>
          <table:table-cell table:style-name="ce17" office:value-type="float" office:value="0.0329882443956883">
            <text:p>0.03</text:p>
          </table:table-cell>
          <table:table-cell table:style-name="ce17" office:value-type="float" office:value="0.0201272823020505">
            <text:p>0.02</text:p>
          </table:table-cell>
          <table:table-cell table:style-name="ce17" office:value-type="float" office:value="1.37351181297505">
            <text:p>1.37</text:p>
          </table:table-cell>
          <table:table-cell table:style-name="ce17" office:value-type="float" office:value="0.0897010370753873">
            <text:p>0.09</text:p>
          </table:table-cell>
          <table:table-cell table:style-name="ce17" office:value-type="float" office:value="0.00991295120347619">
            <text:p>0.01</text:p>
          </table:table-cell>
          <table:table-cell table:style-name="ce17" office:value-type="float" office:value="0.720927937497537">
            <text:p>0.72</text:p>
          </table:table-cell>
          <table:table-cell table:style-name="ce21" office:value-type="float" office:value="0.935735939825">
            <text:p>0.94</text:p>
          </table:table-cell>
          <table:table-cell table:style-name="ce21" office:value-type="float" office:value="1.41075222475">
            <text:p>1.41</text:p>
          </table:table-cell>
          <table:table-cell table:style-name="ce21" office:value-type="float" office:value="0.148395383355">
            <text:p>0.15</text:p>
          </table:table-cell>
          <table:table-cell table:style-name="ce21" office:value-type="float" office:value="507.051">
            <text:p>507.05</text:p>
          </table:table-cell>
          <table:table-cell table:style-name="ce21" office:value-type="float" office:value="362.6718033">
            <text:p>362.67</text:p>
          </table:table-cell>
          <table:table-cell table:style-name="ce21" office:value-type="float" office:value="0.539453125">
            <text:p>0.54</text:p>
          </table:table-cell>
          <table:table-cell table:style-name="ce21" office:value-type="float" office:value="0.7359375">
            <text:p>0.74</text:p>
          </table:table-cell>
          <table:table-cell table:style-name="ce21" office:value-type="float" office:value="0.01167559343">
            <text:p>0.01</text:p>
          </table:table-cell>
          <table:table-cell table:style-name="ce21" office:value-type="float" office:value="0.0270909055205">
            <text:p>0.03</text:p>
          </table:table-cell>
          <table:table-cell table:style-name="ce21" office:value-type="float" office:value="0.0173518113096">
            <text:p>0.02</text:p>
          </table:table-cell>
          <table:table-cell table:style-name="ce21" office:value-type="float" office:value="9.05939130406">
            <text:p>9.06</text:p>
          </table:table-cell>
          <table:table-cell table:style-name="ce21" office:value-type="float" office:value="9.16136595482">
            <text:p>9.16</text:p>
          </table:table-cell>
          <table:table-cell table:style-name="ce21" office:value-type="float" office:value="0.938795410358">
            <text:p>0.94</text:p>
          </table:table-cell>
          <table:table-cell table:style-name="ce21" office:value-type="float" office:value="1.05165971644">
            <text:p>1.05</text:p>
          </table:table-cell>
          <table:table-cell table:number-columns-repeated="972"/>
        </table:table-row>
        <table:table-row table:style-name="ro1">
          <table:table-cell office:value-type="string">
            <text:p>synthdata_20000_100</text:p>
          </table:table-cell>
          <table:table-cell office:value-type="float" office:value="20000">
            <text:p>20000</text:p>
          </table:table-cell>
          <table:table-cell office:value-type="float" office:value="100">
            <text:p>100</text:p>
          </table:table-cell>
          <table:table-cell table:style-name="ce6" office:value-type="float" office:value="16.9831">
            <text:p>16.9831</text:p>
          </table:table-cell>
          <table:table-cell table:style-name="ce6" office:value-type="float" office:value="0.0154000000000039">
            <text:p>0.0154</text:p>
          </table:table-cell>
          <table:table-cell table:style-name="ce6" office:value-type="float" office:value="113.71">
            <text:p>113.71</text:p>
          </table:table-cell>
          <table:table-cell table:style-name="ce6" office:value-type="float" office:value="0.83">
            <text:p>0.83</text:p>
          </table:table-cell>
          <table:table-cell table:style-name="ce6" office:value-type="float" office:value="0.843011584860298">
            <text:p>0.8430115849</text:p>
          </table:table-cell>
          <table:table-cell table:style-name="ce6" office:value-type="float" office:value="1.11557813121681">
            <text:p>1.1155781312</text:p>
          </table:table-cell>
          <table:table-cell table:style-name="ce6" office:value-type="float" office:value="0.327481342917305">
            <text:p>0.3274813429</text:p>
          </table:table-cell>
          <table:table-cell table:style-name="ce11" office:value-type="float" office:value="0.844425417590709">
            <text:p>0.84</text:p>
          </table:table-cell>
          <table:table-cell table:style-name="ce11" office:value-type="float" office:value="1.1197627732311">
            <text:p>1.12</text:p>
          </table:table-cell>
          <table:table-cell table:style-name="ce11" office:value-type="float" office:value="0.324965846048477">
            <text:p>0.32</text:p>
          </table:table-cell>
          <table:table-cell table:style-name="ce11" office:value-type="float" office:value="11.1776551">
            <text:p>11.18</text:p>
          </table:table-cell>
          <table:table-cell table:style-name="ce11" office:value-type="float" office:value="0.2203295">
            <text:p>0.22</text:p>
          </table:table-cell>
          <table:table-cell table:number-columns-repeated="2" table:style-name="ce11" office:value-type="float" office:value="0">
            <text:p>0.00</text:p>
          </table:table-cell>
          <table:table-cell table:style-name="ce11" office:value-type="float" office:value="0.0081257404007288">
            <text:p>0.01</text:p>
          </table:table-cell>
          <table:table-cell table:style-name="ce11" office:value-type="float" office:value="0.0205049404311371">
            <text:p>0.02</text:p>
          </table:table-cell>
          <table:table-cell table:style-name="ce11" office:value-type="float" office:value="0.0117299014579079">
            <text:p>0.01</text:p>
          </table:table-cell>
          <table:table-cell table:style-name="ce11" office:value-type="float" office:value="0.0688537017834927">
            <text:p>0.07</text:p>
          </table:table-cell>
          <table:table-cell table:style-name="ce11" office:value-type="float" office:value="0.00162029974078873">
            <text:p>0.00</text:p>
          </table:table-cell>
          <table:table-cell table:number-columns-repeated="2" table:style-name="ce11" office:value-type="float" office:value="0">
            <text:p>0.00</text:p>
          </table:table-cell>
          <table:table-cell table:style-name="ce17" office:value-type="float" office:value="0.833631217295792">
            <text:p>0.83</text:p>
          </table:table-cell>
          <table:table-cell table:style-name="ce17" office:value-type="float" office:value="1.09492178653832">
            <text:p>1.09</text:p>
          </table:table-cell>
          <table:table-cell table:style-name="ce17" office:value-type="float" office:value="0.33995323647768">
            <text:p>0.34</text:p>
          </table:table-cell>
          <table:table-cell table:style-name="ce17" office:value-type="float" office:value="1.016946">
            <text:p>1.02</text:p>
          </table:table-cell>
          <table:table-cell table:style-name="ce17" office:value-type="float" office:value="0.2041419">
            <text:p>0.20</text:p>
          </table:table-cell>
          <table:table-cell table:style-name="ce17" office:value-type="float" office:value="29.2265625">
            <text:p>29.23</text:p>
          </table:table-cell>
          <table:table-cell table:style-name="ce17" office:value-type="float" office:value="5.309375">
            <text:p>5.31</text:p>
          </table:table-cell>
          <table:table-cell table:style-name="ce17" office:value-type="float" office:value="0.00990358907454734">
            <text:p>0.01</text:p>
          </table:table-cell>
          <table:table-cell table:style-name="ce17" office:value-type="float" office:value="0.0258888241998545">
            <text:p>0.03</text:p>
          </table:table-cell>
          <table:table-cell table:style-name="ce17" office:value-type="float" office:value="0.0146092152105487">
            <text:p>0.01</text:p>
          </table:table-cell>
          <table:table-cell table:style-name="ce17" office:value-type="float" office:value="0.0302983858612962">
            <text:p>0.03</text:p>
          </table:table-cell>
          <table:table-cell table:style-name="ce17" office:value-type="float" office:value="0.000649898061237311">
            <text:p>0.00</text:p>
          </table:table-cell>
          <table:table-cell table:style-name="ce17" office:value-type="float" office:value="0.0107687880875705">
            <text:p>0.01</text:p>
          </table:table-cell>
          <table:table-cell table:style-name="ce17" office:value-type="float" office:value="0.348969604917463">
            <text:p>0.35</text:p>
          </table:table-cell>
          <table:table-cell table:style-name="ce21" office:value-type="float" office:value="0.919504223539">
            <text:p>0.92</text:p>
          </table:table-cell>
          <table:table-cell table:style-name="ce21" office:value-type="float" office:value="1.36667366746">
            <text:p>1.37</text:p>
          </table:table-cell>
          <table:table-cell table:style-name="ce21" office:value-type="float" office:value="0.184823621719">
            <text:p>0.18</text:p>
          </table:table-cell>
          <table:table-cell table:style-name="ce21" office:value-type="float" office:value="89.5092">
            <text:p>89.51</text:p>
          </table:table-cell>
          <table:table-cell table:style-name="ce21" office:value-type="float" office:value="102.3445644">
            <text:p>102.34</text:p>
          </table:table-cell>
          <table:table-cell table:style-name="ce21" office:value-type="float" office:value="58.567578125">
            <text:p>58.57</text:p>
          </table:table-cell>
          <table:table-cell table:style-name="ce21" office:value-type="float" office:value="64.91015625">
            <text:p>64.91</text:p>
          </table:table-cell>
          <table:table-cell table:style-name="ce21" office:value-type="float" office:value="0.0135544549494">
            <text:p>0.01</text:p>
          </table:table-cell>
          <table:table-cell table:style-name="ce21" office:value-type="float" office:value="0.0412440888931">
            <text:p>0.04</text:p>
          </table:table-cell>
          <table:table-cell table:style-name="ce21" office:value-type="float" office:value="0.0246855246618">
            <text:p>0.02</text:p>
          </table:table-cell>
          <table:table-cell table:style-name="ce21" office:value-type="float" office:value="2.47185055373">
            <text:p>2.47</text:p>
          </table:table-cell>
          <table:table-cell table:style-name="ce21" office:value-type="float" office:value="0.549844329564">
            <text:p>0.55</text:p>
          </table:table-cell>
          <table:table-cell table:style-name="ce21" office:value-type="float" office:value="19.1556882732">
            <text:p>19.16</text:p>
          </table:table-cell>
          <table:table-cell table:style-name="ce21" office:value-type="float" office:value="0.573101591841">
            <text:p>0.57</text:p>
          </table:table-cell>
          <table:table-cell table:number-columns-repeated="972"/>
        </table:table-row>
        <table:table-row table:style-name="ro1">
          <table:table-cell office:value-type="string">
            <text:p>synthdata_20000_10</text:p>
          </table:table-cell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6" office:value-type="float" office:value="3.019">
            <text:p>3.019</text:p>
          </table:table-cell>
          <table:table-cell table:style-name="ce6" office:value-type="float" office:value="0.00610000000000035">
            <text:p>0.0061</text:p>
          </table:table-cell>
          <table:table-cell table:style-name="ce6" office:value-type="float" office:value="22.07">
            <text:p>22.07</text:p>
          </table:table-cell>
          <table:table-cell table:style-name="ce6" office:value-type="float" office:value="0.05">
            <text:p>0.05</text:p>
          </table:table-cell>
          <table:table-cell table:style-name="ce6" office:value-type="float" office:value="0.876067076230622">
            <text:p>0.8760670762</text:p>
          </table:table-cell>
          <table:table-cell table:style-name="ce6" office:value-type="float" office:value="1.20828938380097">
            <text:p>1.2082893838</text:p>
          </table:table-cell>
          <table:table-cell table:style-name="ce6" office:value-type="float" office:value="0.273298944446141">
            <text:p>0.2732989444</text:p>
          </table:table-cell>
          <table:table-cell table:style-name="ce11" office:value-type="float" office:value="0.884967430429748">
            <text:p>0.88</text:p>
          </table:table-cell>
          <table:table-cell table:style-name="ce11" office:value-type="float" office:value="1.2361502947457">
            <text:p>1.24</text:p>
          </table:table-cell>
          <table:table-cell table:style-name="ce11" office:value-type="float" office:value="0.25653741779687">
            <text:p>0.26</text:p>
          </table:table-cell>
          <table:table-cell table:style-name="ce11" office:value-type="float" office:value="2.3393717">
            <text:p>2.34</text:p>
          </table:table-cell>
          <table:table-cell table:style-name="ce11" office:value-type="float" office:value="0.1365886">
            <text:p>0.14</text:p>
          </table:table-cell>
          <table:table-cell table:number-columns-repeated="2" table:style-name="ce11" office:value-type="float" office:value="0">
            <text:p>0.00</text:p>
          </table:table-cell>
          <table:table-cell table:style-name="ce11" office:value-type="float" office:value="0.011898025469002">
            <text:p>0.01</text:p>
          </table:table-cell>
          <table:table-cell table:style-name="ce11" office:value-type="float" office:value="0.0319393443438097">
            <text:p>0.03</text:p>
          </table:table-cell>
          <table:table-cell table:style-name="ce11" office:value-type="float" office:value="0.0175023469594865">
            <text:p>0.02</text:p>
          </table:table-cell>
          <table:table-cell table:style-name="ce11" office:value-type="float" office:value="0.0184348929590052">
            <text:p>0.02</text:p>
          </table:table-cell>
          <table:table-cell table:style-name="ce11" office:value-type="float" office:value="0.00244414787605008">
            <text:p>0.00</text:p>
          </table:table-cell>
          <table:table-cell table:number-columns-repeated="2" table:style-name="ce11" office:value-type="float" office:value="0">
            <text:p>0.00</text:p>
          </table:table-cell>
          <table:table-cell table:style-name="ce17" office:value-type="float" office:value="0.868914053740167">
            <text:p>0.87</text:p>
          </table:table-cell>
          <table:table-cell table:style-name="ce17" office:value-type="float" office:value="1.19328837282281">
            <text:p>1.19</text:p>
          </table:table-cell>
          <table:table-cell table:style-name="ce17" office:value-type="float" office:value="0.282317926907126">
            <text:p>0.28</text:p>
          </table:table-cell>
          <table:table-cell table:style-name="ce17" office:value-type="float" office:value="0.3640458">
            <text:p>0.36</text:p>
          </table:table-cell>
          <table:table-cell table:style-name="ce17" office:value-type="float" office:value="0.1030504">
            <text:p>0.10</text:p>
          </table:table-cell>
          <table:table-cell table:style-name="ce17" office:value-type="float" office:value="13.7828125">
            <text:p>13.78</text:p>
          </table:table-cell>
          <table:table-cell table:style-name="ce17" office:value-type="float" office:value="0.51875">
            <text:p>0.52</text:p>
          </table:table-cell>
          <table:table-cell table:style-name="ce17" office:value-type="float" office:value="0.0111563682311477">
            <text:p>0.01</text:p>
          </table:table-cell>
          <table:table-cell table:style-name="ce17" office:value-type="float" office:value="0.0318247559217312">
            <text:p>0.03</text:p>
          </table:table-cell>
          <table:table-cell table:style-name="ce17" office:value-type="float" office:value="0.0174528864784886">
            <text:p>0.02</text:p>
          </table:table-cell>
          <table:table-cell table:style-name="ce17" office:value-type="float" office:value="0.0489051934947609">
            <text:p>0.05</text:p>
          </table:table-cell>
          <table:table-cell table:style-name="ce17" office:value-type="float" office:value="0.000592238161553274">
            <text:p>0.00</text:p>
          </table:table-cell>
          <table:table-cell table:style-name="ce17" office:value-type="float" office:value="0.23832094956172">
            <text:p>0.24</text:p>
          </table:table-cell>
          <table:table-cell table:style-name="ce17" office:value-type="float" office:value="0.178296244439556">
            <text:p>0.18</text:p>
          </table:table-cell>
          <table:table-cell table:style-name="ce21" office:value-type="float" office:value="0.90609402004">
            <text:p>0.91</text:p>
          </table:table-cell>
          <table:table-cell table:style-name="ce21" office:value-type="float" office:value="1.31602779547">
            <text:p>1.32</text:p>
          </table:table-cell>
          <table:table-cell table:style-name="ce21" office:value-type="float" office:value="0.217877719637">
            <text:p>0.22</text:p>
          </table:table-cell>
          <table:table-cell table:style-name="ce21" office:value-type="float" office:value="46.2544">
            <text:p>46.25</text:p>
          </table:table-cell>
          <table:table-cell table:style-name="ce21" office:value-type="float" office:value="18.1099589">
            <text:p>18.11</text:p>
          </table:table-cell>
          <table:table-cell table:style-name="ce21" office:value-type="float" office:value="0.00390625">
            <text:p>0.00</text:p>
          </table:table-cell>
          <table:table-cell table:style-name="ce21" office:value-type="float" office:value="0.00625">
            <text:p>0.01</text:p>
          </table:table-cell>
          <table:table-cell table:style-name="ce21" office:value-type="float" office:value="0.0110694531068">
            <text:p>0.01</text:p>
          </table:table-cell>
          <table:table-cell table:style-name="ce21" office:value-type="float" office:value="0.0274678744702">
            <text:p>0.03</text:p>
          </table:table-cell>
          <table:table-cell table:style-name="ce21" office:value-type="float" office:value="0.0147357882449">
            <text:p>0.01</text:p>
          </table:table-cell>
          <table:table-cell table:style-name="ce21" office:value-type="float" office:value="5.83114807221">
            <text:p>5.83</text:p>
          </table:table-cell>
          <table:table-cell table:style-name="ce21" office:value-type="float" office:value="0.186962318402">
            <text:p>0.19</text:p>
          </table:table-cell>
          <table:table-cell table:style-name="ce21" office:value-type="float" office:value="0">
            <text:p>0.00</text:p>
          </table:table-cell>
          <table:table-cell table:style-name="ce21" office:value-type="float" office:value="0.00191366386155">
            <text:p>0.00</text:p>
          </table:table-cell>
          <table:table-cell table:number-columns-repeated="972"/>
        </table:table-row>
        <table:table-row table:style-name="ro1">
          <table:table-cell office:value-type="string">
            <text:p>Synthdata_10000000_10</text:p>
          </table:table-cell>
          <table:table-cell office:value-type="float" office:value="10000000">
            <text:p>10000000</text:p>
          </table:table-cell>
          <table:table-cell office:value-type="float" office:value="10">
            <text:p>10</text:p>
          </table:table-cell>
          <table:table-cell table:style-name="ce6" table:number-columns-repeated="7"/>
          <table:table-cell table:style-name="ce12" office:value-type="float" office:value="0.874411645176865">
            <text:p>0.87</text:p>
          </table:table-cell>
          <table:table-cell table:style-name="ce12" office:value-type="float" office:value="1.20334531719762">
            <text:p>1.20</text:p>
          </table:table-cell>
          <table:table-cell table:style-name="ce12" office:value-type="float" office:value="0.277672604251165">
            <text:p>0.28</text:p>
          </table:table-cell>
          <table:table-cell table:style-name="ce12" office:value-type="float" office:value="2012.1177591">
            <text:p>2012.12</text:p>
          </table:table-cell>
          <table:table-cell table:style-name="ce12" office:value-type="float" office:value="11.0174081">
            <text:p>11.02</text:p>
          </table:table-cell>
          <table:table-cell table:style-name="ce12" office:value-type="float" office:value="3742.387890625">
            <text:p>3742.39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0.000357334978709076">
            <text:p>0.00</text:p>
          </table:table-cell>
          <table:table-cell table:style-name="ce12" office:value-type="float" office:value="0.00090889108545746">
            <text:p>0.00</text:p>
          </table:table-cell>
          <table:table-cell table:style-name="ce12" office:value-type="float" office:value="0.000553837504134548">
            <text:p>0.00</text:p>
          </table:table-cell>
          <table:table-cell table:style-name="ce12" office:value-type="float" office:value="57.951964205566">
            <text:p>57.95</text:p>
          </table:table-cell>
          <table:table-cell table:style-name="ce12" office:value-type="float" office:value="0.452558307070029">
            <text:p>0.45</text:p>
          </table:table-cell>
          <table:table-cell table:style-name="ce12" office:value-type="float" office:value="49.5988377727194">
            <text:p>49.60</text:p>
          </table:table-cell>
          <table:table-cell table:style-name="ce12" office:value-type="float" office:value="0">
            <text:p>0.00</text:p>
          </table:table-cell>
          <table:table-cell table:style-name="ce17" office:value-type="float" office:value="0.859627148719301">
            <text:p>0.86</text:p>
          </table:table-cell>
          <table:table-cell table:style-name="ce17" office:value-type="float" office:value="1.16250560324751">
            <text:p>1.16</text:p>
          </table:table-cell>
          <table:table-cell table:style-name="ce17" office:value-type="float" office:value="0.302187283296994">
            <text:p>0.30</text:p>
          </table:table-cell>
          <table:table-cell table:style-name="ce17" office:value-type="float" office:value="303.2934465">
            <text:p>303.29</text:p>
          </table:table-cell>
          <table:table-cell table:style-name="ce17" office:value-type="float" office:value="42.1337624">
            <text:p>42.13</text:p>
          </table:table-cell>
          <table:table-cell table:style-name="ce17" office:value-type="float" office:value="6196.206640625">
            <text:p>6196.21</text:p>
          </table:table-cell>
          <table:table-cell table:style-name="ce17" office:value-type="float" office:value="2922.4140625">
            <text:p>2922.41</text:p>
          </table:table-cell>
          <table:table-cell table:style-name="ce17" office:value-type="float" office:value="0.000444041154215728">
            <text:p>0.00</text:p>
          </table:table-cell>
          <table:table-cell table:style-name="ce17" office:value-type="float" office:value="0.00131235110982846">
            <text:p>0.00</text:p>
          </table:table-cell>
          <table:table-cell table:style-name="ce17" office:value-type="float" office:value="0.000807599046043542">
            <text:p>0.00</text:p>
          </table:table-cell>
          <table:table-cell table:style-name="ce17" office:value-type="float" office:value="2.30417920266408">
            <text:p>2.30</text:p>
          </table:table-cell>
          <table:table-cell table:style-name="ce17" office:value-type="float" office:value="2.33246978152049">
            <text:p>2.33</text:p>
          </table:table-cell>
          <table:table-cell table:style-name="ce17" office:value-type="float" office:value="80.7274107799006">
            <text:p>80.73</text:p>
          </table:table-cell>
          <table:table-cell table:style-name="ce17" office:value-type="float" office:value="18.5237718594612">
            <text:p>18.52</text:p>
          </table:table-cell>
          <table:table-cell table:style-name="ce21" table:number-columns-repeated="14"/>
          <table:table-cell table:number-columns-repeated="972"/>
        </table:table-row>
        <table:table-row table:style-name="ro1">
          <table:table-cell office:value-type="string">
            <text:p>Synthdata_1000000_10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table:style-name="ce7" office:value-type="float" office:value="8197.4453">
            <text:p>8197.4453</text:p>
          </table:table-cell>
          <table:table-cell table:style-name="ce7" office:value-type="float" office:value="0.7496000000001">
            <text:p>0.7496</text:p>
          </table:table-cell>
          <table:table-cell table:style-name="ce7" office:value-type="float" office:value="2441.72">
            <text:p>2441.72</text:p>
          </table:table-cell>
          <table:table-cell table:style-name="ce7" office:value-type="float" office:value="79.07">
            <text:p>79.07</text:p>
          </table:table-cell>
          <table:table-cell table:style-name="ce7" office:value-type="float" office:value="0.87067872718238">
            <text:p>0.8706787272</text:p>
          </table:table-cell>
          <table:table-cell table:style-name="ce7" office:value-type="float" office:value="1.19194567522715">
            <text:p>1.1919456752</text:p>
          </table:table-cell>
          <table:table-cell table:style-name="ce7" office:value-type="float" office:value="0.284240255382429">
            <text:p>0.2842402554</text:p>
          </table:table-cell>
          <table:table-cell table:style-name="ce12" office:value-type="float" office:value="0.876633034866489">
            <text:p>0.88</text:p>
          </table:table-cell>
          <table:table-cell table:style-name="ce12" office:value-type="float" office:value="1.20854478161558">
            <text:p>1.21</text:p>
          </table:table-cell>
          <table:table-cell table:style-name="ce12" office:value-type="float" office:value="0.274273000245308">
            <text:p>0.27</text:p>
          </table:table-cell>
          <table:table-cell table:style-name="ce12" office:value-type="float" office:value="160.5605099">
            <text:p>160.56</text:p>
          </table:table-cell>
          <table:table-cell table:style-name="ce12" office:value-type="float" office:value="0.7829704">
            <text:p>0.78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0.00188742807151186">
            <text:p>0.00</text:p>
          </table:table-cell>
          <table:table-cell table:style-name="ce12" office:value-type="float" office:value="0.00497329051552225">
            <text:p>0.00</text:p>
          </table:table-cell>
          <table:table-cell table:style-name="ce12" office:value-type="float" office:value="0.00298191006437238">
            <text:p>0.00</text:p>
          </table:table-cell>
          <table:table-cell table:style-name="ce12" office:value-type="float" office:value="1.96256672601224">
            <text:p>1.96</text:p>
          </table:table-cell>
          <table:table-cell table:style-name="ce12" office:value-type="float" office:value="0.00719285030012456">
            <text:p>0.01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7" office:value-type="float" office:value="0.860996134975647">
            <text:p>0.86</text:p>
          </table:table-cell>
          <table:table-cell table:style-name="ce17" office:value-type="float" office:value="1.16588092812766">
            <text:p>1.17</text:p>
          </table:table-cell>
          <table:table-cell table:style-name="ce17" office:value-type="float" office:value="0.299892244594528">
            <text:p>0.30</text:p>
          </table:table-cell>
          <table:table-cell table:style-name="ce17" office:value-type="float" office:value="24.4308939">
            <text:p>24.43</text:p>
          </table:table-cell>
          <table:table-cell table:style-name="ce17" office:value-type="float" office:value="4.2890578">
            <text:p>4.29</text:p>
          </table:table-cell>
          <table:table-cell table:style-name="ce17" office:value-type="float" office:value="611.47265625">
            <text:p>611.47</text:p>
          </table:table-cell>
          <table:table-cell table:style-name="ce17" office:value-type="float" office:value="310.954296875">
            <text:p>310.95</text:p>
          </table:table-cell>
          <table:table-cell table:style-name="ce17" office:value-type="float" office:value="0.00157704238850899">
            <text:p>0.00</text:p>
          </table:table-cell>
          <table:table-cell table:style-name="ce17" office:value-type="float" office:value="0.00472250781634357">
            <text:p>0.00</text:p>
          </table:table-cell>
          <table:table-cell table:style-name="ce17" office:value-type="float" office:value="0.002893005170382">
            <text:p>0.00</text:p>
          </table:table-cell>
          <table:table-cell table:style-name="ce17" office:value-type="float" office:value="0.410094047480197">
            <text:p>0.41</text:p>
          </table:table-cell>
          <table:table-cell table:style-name="ce17" office:value-type="float" office:value="0.127269644705877">
            <text:p>0.13</text:p>
          </table:table-cell>
          <table:table-cell table:style-name="ce17" office:value-type="float" office:value="12.340225589613">
            <text:p>12.34</text:p>
          </table:table-cell>
          <table:table-cell table:style-name="ce17" office:value-type="float" office:value="3.2120084750205">
            <text:p>3.21</text:p>
          </table:table-cell>
          <table:table-cell table:style-name="ce21" office:value-type="float" office:value="0.845053263994">
            <text:p>0.85</text:p>
          </table:table-cell>
          <table:table-cell table:style-name="ce21" office:value-type="float" office:value="1.12564618383">
            <text:p>1.13</text:p>
          </table:table-cell>
          <table:table-cell table:style-name="ce21" office:value-type="float" office:value="0.32530046777">
            <text:p>0.33</text:p>
          </table:table-cell>
          <table:table-cell table:style-name="ce21" office:value-type="float" office:value="536.677">
            <text:p>536.68</text:p>
          </table:table-cell>
          <table:table-cell table:style-name="ce21" office:value-type="float" office:value="917.1104601">
            <text:p>917.11</text:p>
          </table:table-cell>
          <table:table-cell table:style-name="ce21" office:value-type="float" office:value="22.47109375">
            <text:p>22.47</text:p>
          </table:table-cell>
          <table:table-cell table:style-name="ce21" office:value-type="float" office:value="25.075390625">
            <text:p>25.08</text:p>
          </table:table-cell>
          <table:table-cell table:style-name="ce21" office:value-type="float" office:value="0.00152330616834">
            <text:p>0.00</text:p>
          </table:table-cell>
          <table:table-cell table:style-name="ce21" office:value-type="float" office:value="0.00355806234438">
            <text:p>0.00</text:p>
          </table:table-cell>
          <table:table-cell table:style-name="ce21" office:value-type="float" office:value="0.00216700907811">
            <text:p>0.00</text:p>
          </table:table-cell>
          <table:table-cell table:style-name="ce21" office:value-type="float" office:value="3.46667523717">
            <text:p>3.47</text:p>
          </table:table-cell>
          <table:table-cell table:style-name="ce21" office:value-type="float" office:value="2.61411890716">
            <text:p>2.61</text:p>
          </table:table-cell>
          <table:table-cell table:style-name="ce21" office:value-type="float" office:value="7.65209433616">
            <text:p>7.65</text:p>
          </table:table-cell>
          <table:table-cell table:style-name="ce21" office:value-type="float" office:value="2.0066258729">
            <text:p>2.01</text:p>
          </table:table-cell>
          <table:table-cell table:number-columns-repeated="972"/>
        </table:table-row>
        <table:table-row table:style-name="ro1">
          <table:table-cell office:value-type="string">
            <text:p>synthdata_100000_10</text:p>
          </table:table-cell>
          <table:table-cell office:value-type="float" office:value="100000">
            <text:p>100000</text:p>
          </table:table-cell>
          <table:table-cell office:value-type="float" office:value="10">
            <text:p>10</text:p>
          </table:table-cell>
          <table:table-cell table:style-name="ce6" office:value-type="float" office:value="64.9898999999999">
            <text:p>64.9899</text:p>
          </table:table-cell>
          <table:table-cell table:style-name="ce6" office:value-type="float" office:value="0.0389000000000124">
            <text:p>0.0389</text:p>
          </table:table-cell>
          <table:table-cell table:style-name="ce6" office:value-type="float" office:value="186.71">
            <text:p>186.71</text:p>
          </table:table-cell>
          <table:table-cell table:style-name="ce6" office:value-type="float" office:value="3.52">
            <text:p>3.52</text:p>
          </table:table-cell>
          <table:table-cell table:style-name="ce6" office:value-type="float" office:value="0.875335352695122">
            <text:p>0.8753353527</text:p>
          </table:table-cell>
          <table:table-cell table:style-name="ce6" office:value-type="float" office:value="1.20484940798756">
            <text:p>1.204849408</text:p>
          </table:table-cell>
          <table:table-cell table:style-name="ce6" office:value-type="float" office:value="0.279643580520678">
            <text:p>0.2796435805</text:p>
          </table:table-cell>
          <table:table-cell table:style-name="ce12" office:value-type="float" office:value="0.881278721615554">
            <text:p>0.88</text:p>
          </table:table-cell>
          <table:table-cell table:style-name="ce12" office:value-type="float" office:value="1.22197122294756">
            <text:p>1.22</text:p>
          </table:table-cell>
          <table:table-cell table:style-name="ce12" office:value-type="float" office:value="0.269405162005535">
            <text:p>0.27</text:p>
          </table:table-cell>
          <table:table-cell table:style-name="ce12" office:value-type="float" office:value="12.8367307">
            <text:p>12.84</text:p>
          </table:table-cell>
          <table:table-cell table:style-name="ce12" office:value-type="float" office:value="0.1478106">
            <text:p>0.15</text:p>
          </table:table-cell>
          <table:table-cell table:style-name="ce12" office:value-type="float" office:value="24.656640625">
            <text:p>24.66</text:p>
          </table:table-cell>
          <table:table-cell table:style-name="ce12" office:value-type="float" office:value="0.00078125">
            <text:p>0.00</text:p>
          </table:table-cell>
          <table:table-cell table:style-name="ce12" office:value-type="float" office:value="0.00384298439035571">
            <text:p>0.00</text:p>
          </table:table-cell>
          <table:table-cell table:style-name="ce12" office:value-type="float" office:value="0.0130383937365315">
            <text:p>0.01</text:p>
          </table:table-cell>
          <table:table-cell table:style-name="ce12" office:value-type="float" office:value="0.00820137321227008">
            <text:p>0.01</text:p>
          </table:table-cell>
          <table:table-cell table:style-name="ce12" office:value-type="float" office:value="0.0681764301148878">
            <text:p>0.07</text:p>
          </table:table-cell>
          <table:table-cell table:style-name="ce12" office:value-type="float" office:value="0.00240228238140315">
            <text:p>0.00</text:p>
          </table:table-cell>
          <table:table-cell table:style-name="ce12" office:value-type="float" office:value="17.6467095568781">
            <text:p>17.65</text:p>
          </table:table-cell>
          <table:table-cell table:style-name="ce12" office:value-type="float" office:value="0.00234375">
            <text:p>0.00</text:p>
          </table:table-cell>
          <table:table-cell table:style-name="ce17" office:value-type="float" office:value="0.865457733027732">
            <text:p>0.87</text:p>
          </table:table-cell>
          <table:table-cell table:style-name="ce17" office:value-type="float" office:value="1.17854288887144">
            <text:p>1.18</text:p>
          </table:table-cell>
          <table:table-cell table:style-name="ce17" office:value-type="float" office:value="0.295370121602137">
            <text:p>0.30</text:p>
          </table:table-cell>
          <table:table-cell table:style-name="ce17" office:value-type="float" office:value="1.8193846">
            <text:p>1.82</text:p>
          </table:table-cell>
          <table:table-cell table:style-name="ce17" office:value-type="float" office:value="0.5051601">
            <text:p>0.51</text:p>
          </table:table-cell>
          <table:table-cell table:style-name="ce17" office:value-type="float" office:value="58.391796875">
            <text:p>58.39</text:p>
          </table:table-cell>
          <table:table-cell table:style-name="ce17" office:value-type="float" office:value="28.57734375">
            <text:p>28.58</text:p>
          </table:table-cell>
          <table:table-cell table:style-name="ce17" office:value-type="float" office:value="0.00430870992878424">
            <text:p>0.00</text:p>
          </table:table-cell>
          <table:table-cell table:style-name="ce17" office:value-type="float" office:value="0.0134823369188485">
            <text:p>0.01</text:p>
          </table:table-cell>
          <table:table-cell table:style-name="ce17" office:value-type="float" office:value="0.00843139649548361">
            <text:p>0.01</text:p>
          </table:table-cell>
          <table:table-cell table:style-name="ce17" office:value-type="float" office:value="0.0531040280321559">
            <text:p>0.05</text:p>
          </table:table-cell>
          <table:table-cell table:style-name="ce17" office:value-type="float" office:value="0.044779565510286">
            <text:p>0.04</text:p>
          </table:table-cell>
          <table:table-cell table:style-name="ce17" office:value-type="float" office:value="1.11010518718333">
            <text:p>1.11</text:p>
          </table:table-cell>
          <table:table-cell table:style-name="ce17" office:value-type="float" office:value="6.35271548383482">
            <text:p>6.35</text:p>
          </table:table-cell>
          <table:table-cell table:style-name="ce21" office:value-type="float" office:value="0.852472513737">
            <text:p>0.85</text:p>
          </table:table-cell>
          <table:table-cell table:style-name="ce21" office:value-type="float" office:value="1.15052945601">
            <text:p>1.15</text:p>
          </table:table-cell>
          <table:table-cell table:style-name="ce21" office:value-type="float" office:value="0.308789602098">
            <text:p>0.31</text:p>
          </table:table-cell>
          <table:table-cell table:style-name="ce21" office:value-type="float" office:value="89.4927">
            <text:p>89.49</text:p>
          </table:table-cell>
          <table:table-cell table:style-name="ce21" office:value-type="float" office:value="91.0213067">
            <text:p>91.02</text:p>
          </table:table-cell>
          <table:table-cell table:style-name="ce21" office:value-type="float" office:value="6.526171875">
            <text:p>6.53</text:p>
          </table:table-cell>
          <table:table-cell table:style-name="ce21" office:value-type="float" office:value="7.201171875">
            <text:p>7.20</text:p>
          </table:table-cell>
          <table:table-cell table:style-name="ce21" office:value-type="float" office:value="0.00534290395712">
            <text:p>0.01</text:p>
          </table:table-cell>
          <table:table-cell table:style-name="ce21" office:value-type="float" office:value="0.0100719979941">
            <text:p>0.01</text:p>
          </table:table-cell>
          <table:table-cell table:style-name="ce21" office:value-type="float" office:value="0.00630664086719">
            <text:p>0.01</text:p>
          </table:table-cell>
          <table:table-cell table:style-name="ce21" office:value-type="float" office:value="1.8405119967">
            <text:p>1.84</text:p>
          </table:table-cell>
          <table:table-cell table:style-name="ce21" office:value-type="float" office:value="0.5258429982">
            <text:p>0.53</text:p>
          </table:table-cell>
          <table:table-cell table:style-name="ce21" office:value-type="float" office:value="2.20637853318">
            <text:p>2.21</text:p>
          </table:table-cell>
          <table:table-cell table:style-name="ce21" office:value-type="float" office:value="0.458814795801">
            <text:p>0.46</text:p>
          </table:table-cell>
          <table:table-cell table:number-columns-repeated="972"/>
        </table:table-row>
        <table:table-row table:style-name="ro1">
          <table:table-cell office:value-type="string">
            <text:p>synthdata_10000_10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table:style-name="ce6" office:value-type="float" office:value="0.786799999999948">
            <text:p>0.7868</text:p>
          </table:table-cell>
          <table:table-cell table:style-name="ce6" office:value-type="float" office:value="0.00300000000002001">
            <text:p>0.003</text:p>
          </table:table-cell>
          <table:table-cell table:style-name="ce6" office:value-type="float" office:value="10.46">
            <text:p>10.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890994528337223">
            <text:p>0.8909945283</text:p>
          </table:table-cell>
          <table:table-cell table:style-name="ce6" office:value-type="float" office:value="1.24803034609596">
            <text:p>1.2480303461</text:p>
          </table:table-cell>
          <table:table-cell table:style-name="ce6" office:value-type="float" office:value="0.263508001775046">
            <text:p>0.2635080018</text:p>
          </table:table-cell>
          <table:table-cell table:style-name="ce12" office:value-type="float" office:value="0.898541218622013">
            <text:p>0.90</text:p>
          </table:table-cell>
          <table:table-cell table:style-name="ce12" office:value-type="float" office:value="1.2613848745179">
            <text:p>1.26</text:p>
          </table:table-cell>
          <table:table-cell table:style-name="ce12" office:value-type="float" office:value="0.255580165986049">
            <text:p>0.26</text:p>
          </table:table-cell>
          <table:table-cell table:style-name="ce12" office:value-type="float" office:value="1.2463359">
            <text:p>1.25</text:p>
          </table:table-cell>
          <table:table-cell table:style-name="ce12" office:value-type="float" office:value="0.1332744">
            <text:p>0.13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0.0192965869031226">
            <text:p>0.02</text:p>
          </table:table-cell>
          <table:table-cell table:style-name="ce12" office:value-type="float" office:value="0.042234334620393">
            <text:p>0.04</text:p>
          </table:table-cell>
          <table:table-cell table:style-name="ce12" office:value-type="float" office:value="0.0240757808325333">
            <text:p>0.02</text:p>
          </table:table-cell>
          <table:table-cell table:style-name="ce12" office:value-type="float" office:value="0.00466924217512883">
            <text:p>0.00</text:p>
          </table:table-cell>
          <table:table-cell table:style-name="ce12" office:value-type="float" office:value="0.00211548558019195">
            <text:p>0.00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7" office:value-type="float" office:value="0.882666469365488">
            <text:p>0.88</text:p>
          </table:table-cell>
          <table:table-cell table:style-name="ce17" office:value-type="float" office:value="1.22263161822357">
            <text:p>1.22</text:p>
          </table:table-cell>
          <table:table-cell table:style-name="ce17" office:value-type="float" office:value="0.27846011388501">
            <text:p>0.28</text:p>
          </table:table-cell>
          <table:table-cell table:style-name="ce17" office:value-type="float" office:value="0.2030645">
            <text:p>0.20</text:p>
          </table:table-cell>
          <table:table-cell table:style-name="ce17" office:value-type="float" office:value="0.1029706">
            <text:p>0.10</text:p>
          </table:table-cell>
          <table:table-cell table:style-name="ce17" office:value-type="float" office:value="8.223046875">
            <text:p>8.22</text:p>
          </table:table-cell>
          <table:table-cell table:style-name="ce17" office:value-type="float" office:value="0.579296875">
            <text:p>0.58</text:p>
          </table:table-cell>
          <table:table-cell table:style-name="ce17" office:value-type="float" office:value="0.017864555220261">
            <text:p>0.02</text:p>
          </table:table-cell>
          <table:table-cell table:style-name="ce17" office:value-type="float" office:value="0.0388250182721182">
            <text:p>0.04</text:p>
          </table:table-cell>
          <table:table-cell table:style-name="ce17" office:value-type="float" office:value="0.0217361499346794">
            <text:p>0.02</text:p>
          </table:table-cell>
          <table:table-cell table:style-name="ce17" office:value-type="float" office:value="0.000275770647459077">
            <text:p>0.00</text:p>
          </table:table-cell>
          <table:table-cell table:style-name="ce17" office:value-type="float" office:value="0.00066538743601003">
            <text:p>0.00</text:p>
          </table:table-cell>
          <table:table-cell table:style-name="ce17" office:value-type="float" office:value="0.0967843893279186">
            <text:p>0.10</text:p>
          </table:table-cell>
          <table:table-cell table:style-name="ce17" office:value-type="float" office:value="0.0493812421884882">
            <text:p>0.05</text:p>
          </table:table-cell>
          <table:table-cell table:style-name="ce21" office:value-type="float" office:value="0.937815657827">
            <text:p>0.94</text:p>
          </table:table-cell>
          <table:table-cell table:style-name="ce21" office:value-type="float" office:value="1.42417974902">
            <text:p>1.42</text:p>
          </table:table-cell>
          <table:table-cell table:style-name="ce21" office:value-type="float" office:value="0.157754150282">
            <text:p>0.16</text:p>
          </table:table-cell>
          <table:table-cell table:style-name="ce21" office:value-type="float" office:value="38.2461">
            <text:p>38.25</text:p>
          </table:table-cell>
          <table:table-cell table:style-name="ce21" office:value-type="float" office:value="8.9700442">
            <text:p>8.97</text:p>
          </table:table-cell>
          <table:table-cell table:number-columns-repeated="2" table:style-name="ce21" office:value-type="float" office:value="0.00390625">
            <text:p>0.00</text:p>
          </table:table-cell>
          <table:table-cell table:style-name="ce21" office:value-type="float" office:value="0.0157670511923">
            <text:p>0.02</text:p>
          </table:table-cell>
          <table:table-cell table:style-name="ce21" office:value-type="float" office:value="0.0517723187356">
            <text:p>0.05</text:p>
          </table:table-cell>
          <table:table-cell table:style-name="ce21" office:value-type="float" office:value="0.0321501772547">
            <text:p>0.03</text:p>
          </table:table-cell>
          <table:table-cell table:style-name="ce21" office:value-type="float" office:value="11.9569651873">
            <text:p>11.96</text:p>
          </table:table-cell>
          <table:table-cell table:style-name="ce21" office:value-type="float" office:value="0.0461432492566">
            <text:p>0.05</text:p>
          </table:table-cell>
          <table:table-cell table:number-columns-repeated="2" table:style-name="ce21" office:value-type="float" office:value="0">
            <text:p>0.00</text:p>
          </table:table-cell>
          <table:table-cell table:number-columns-repeated="972"/>
        </table:table-row>
        <table:table-row table:style-name="ro1">
          <table:table-cell office:value-type="string">
            <text:p>synthdata_1000_1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style-name="ce6" office:value-type="float" office:value="0.0221000000001368">
            <text:p>0.0221</text:p>
          </table:table-cell>
          <table:table-cell table:style-name="ce6" office:value-type="float" office:value="0.000500000000010914">
            <text:p>0.0005</text:p>
          </table:table-cell>
          <table:table-cell table:style-name="ce6" office:value-type="float" office:value="1.06">
            <text:p>1.0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904895658881903">
            <text:p>0.9048956589</text:p>
          </table:table-cell>
          <table:table-cell table:style-name="ce6" office:value-type="float" office:value="1.29443611034346">
            <text:p>1.2944361103</text:p>
          </table:table-cell>
          <table:table-cell table:style-name="ce6" office:value-type="float" office:value="0.290385567077871">
            <text:p>0.2903855671</text:p>
          </table:table-cell>
          <table:table-cell table:style-name="ce12" office:value-type="float" office:value="0.920812695542088">
            <text:p>0.92</text:p>
          </table:table-cell>
          <table:table-cell table:style-name="ce12" office:value-type="float" office:value="1.34723413628543">
            <text:p>1.35</text:p>
          </table:table-cell>
          <table:table-cell table:style-name="ce12" office:value-type="float" office:value="0.260494347443503">
            <text:p>0.26</text:p>
          </table:table-cell>
          <table:table-cell table:style-name="ce12" office:value-type="float" office:value="0.2461282">
            <text:p>0.25</text:p>
          </table:table-cell>
          <table:table-cell table:style-name="ce12" office:value-type="float" office:value="0.1302428">
            <text:p>0.13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2" office:value-type="float" office:value="0.0499974271695822">
            <text:p>0.05</text:p>
          </table:table-cell>
          <table:table-cell table:style-name="ce12" office:value-type="float" office:value="0.146852540136359">
            <text:p>0.15</text:p>
          </table:table-cell>
          <table:table-cell table:style-name="ce12" office:value-type="float" office:value="0.0835210690172526">
            <text:p>0.08</text:p>
          </table:table-cell>
          <table:table-cell table:style-name="ce12" office:value-type="float" office:value="0.00148411231380912">
            <text:p>0.00</text:p>
          </table:table-cell>
          <table:table-cell table:style-name="ce12" office:value-type="float" office:value="0.0014059524031773">
            <text:p>0.00</text:p>
          </table:table-cell>
          <table:table-cell table:number-columns-repeated="2" table:style-name="ce12" office:value-type="float" office:value="0">
            <text:p>0.00</text:p>
          </table:table-cell>
          <table:table-cell table:style-name="ce17" office:value-type="float" office:value="0.916926447029825">
            <text:p>0.92</text:p>
          </table:table-cell>
          <table:table-cell table:style-name="ce17" office:value-type="float" office:value="1.30812161735155">
            <text:p>1.31</text:p>
          </table:table-cell>
          <table:table-cell table:style-name="ce17" office:value-type="float" office:value="0.281835302702723">
            <text:p>0.28</text:p>
          </table:table-cell>
          <table:table-cell table:style-name="ce17" office:value-type="float" office:value="0.1031518">
            <text:p>0.10</text:p>
          </table:table-cell>
          <table:table-cell table:style-name="ce17" office:value-type="float" office:value="0.1030131">
            <text:p>0.10</text:p>
          </table:table-cell>
          <table:table-cell table:style-name="ce17" office:value-type="float" office:value="0.53203125">
            <text:p>0.53</text:p>
          </table:table-cell>
          <table:table-cell table:style-name="ce17" office:value-type="float" office:value="0.55703125">
            <text:p>0.56</text:p>
          </table:table-cell>
          <table:table-cell table:style-name="ce17" office:value-type="float" office:value="0.0402744946364684">
            <text:p>0.04</text:p>
          </table:table-cell>
          <table:table-cell table:style-name="ce17" office:value-type="float" office:value="0.0989542597942552">
            <text:p>0.10</text:p>
          </table:table-cell>
          <table:table-cell table:style-name="ce17" office:value-type="float" office:value="0.0594486789188041">
            <text:p>0.06</text:p>
          </table:table-cell>
          <table:table-cell table:style-name="ce17" office:value-type="float" office:value="0.000632598577298432">
            <text:p>0.00</text:p>
          </table:table-cell>
          <table:table-cell table:style-name="ce17" office:value-type="float" office:value="0.000446421874464053">
            <text:p>0.00</text:p>
          </table:table-cell>
          <table:table-cell table:style-name="ce17" office:value-type="float" office:value="0.106702849291268">
            <text:p>0.11</text:p>
          </table:table-cell>
          <table:table-cell table:style-name="ce17" office:value-type="float" office:value="0.0531364877285374">
            <text:p>0.05</text:p>
          </table:table-cell>
          <table:table-cell table:style-name="ce21" office:value-type="float" office:value="0.880761787462">
            <text:p>0.88</text:p>
          </table:table-cell>
          <table:table-cell table:style-name="ce21" office:value-type="float" office:value="1.22939033954">
            <text:p>1.23</text:p>
          </table:table-cell>
          <table:table-cell table:style-name="ce21" office:value-type="float" office:value="0.212666113495">
            <text:p>0.21</text:p>
          </table:table-cell>
          <table:table-cell table:style-name="ce21" office:value-type="float" office:value="12.0462">
            <text:p>12.05</text:p>
          </table:table-cell>
          <table:table-cell table:style-name="ce21" office:value-type="float" office:value="0.8849123">
            <text:p>0.88</text:p>
          </table:table-cell>
          <table:table-cell table:number-columns-repeated="2" table:style-name="ce21" office:value-type="float" office:value="0.00390625">
            <text:p>0.00</text:p>
          </table:table-cell>
          <table:table-cell table:style-name="ce21" office:value-type="float" office:value="0.0492391302638">
            <text:p>0.05</text:p>
          </table:table-cell>
          <table:table-cell table:style-name="ce21" office:value-type="float" office:value="0.111545760622">
            <text:p>0.11</text:p>
          </table:table-cell>
          <table:table-cell table:style-name="ce21" office:value-type="float" office:value="0.0720806372071">
            <text:p>0.07</text:p>
          </table:table-cell>
          <table:table-cell table:style-name="ce21" office:value-type="float" office:value="2.47945057624">
            <text:p>2.48</text:p>
          </table:table-cell>
          <table:table-cell table:style-name="ce21" office:value-type="float" office:value="0.0374845368814">
            <text:p>0.04</text:p>
          </table:table-cell>
          <table:table-cell table:number-columns-repeated="2" table:style-name="ce21" office:value-type="float" office:value="0">
            <text:p>0.00</text:p>
          </table:table-cell>
          <table:table-cell table:number-columns-repeated="972"/>
        </table:table-row>
        <table:table-row table:style-name="ro1" table:number-rows-repeated="74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" table:style-name="ta1">
        <office:forms form:automatic-focus="false" form:apply-design-mode="false"/>
        <table:shapes>
          <draw:frame draw:z-index="0" draw:style-name="gr1" draw:text-style-name="P1" svg:width="11in" svg:height="6in" svg:x="1.8846in" svg:y="2.1827in">
            <draw:object draw:notify-on-update-of-ranges="Classification.C3:Classification.C5 Classification.BF1:Classification.BF1 Classification.BJ3:Classification.BJ5 Classification.V1:Classification.V1 Classification.V3:Classification.V5 Classification.D1:Classification.D1 Classification.D3:Classification.D5 Classification.AN1:Classification.AN1 Classification.AN3:Classification.AN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1in" svg:height="6in" svg:x="1.6299in" svg:y="8.6543in">
            <draw:object draw:notify-on-update-of-ranges="Classification.C3:Classification.C5 Classification.BF1:Classification.BF1 Classification.BF3:Classification.BF5 Classification.V1:Classification.V1 Classification.AA3:Classification.AA5 Classification.D1:Classification.D1 Classification.I3:Classification.I5 Classification.AN1:Classification.AN1 Classification.AS3:Classification.AS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1in" svg:height="6in" svg:x="1.4882in" svg:y="14.8484in">
            <draw:object draw:notify-on-update-of-ranges="Classification.C3:Classification.C5 Classification.BF1:Classification.BF1 Classification.BH3:Classification.BH5 Classification.V1:Classification.V1 Classification.AC3:Classification.AC5 Classification.D1:Classification.D1 Classification.K3:Classification.K5 Classification.AN1:Classification.AN1 Classification.AU3:Classification.AU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1in" svg:height="6in" svg:x="13.8008in" svg:y="2.0161in">
            <draw:object draw:notify-on-update-of-ranges="Classification.B7:Classification.B11 Classification.BF1:Classification.BF1 Classification.BJ7:Classification.BJ11 Classification.V1:Classification.V1 Classification.V7:Classification.V11 Classification.D1:Classification.D1 Classification.D7:Classification.D11 Classification.AN1:Classification.AN1 Classification.AN7:Classification.AN1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1in" svg:height="6in" svg:x="14.013in" svg:y="8.524in">
            <draw:object draw:notify-on-update-of-ranges="Classification.B7:Classification.B11 Classification.BF1:Classification.BF1 Classification.BF7:Classification.BF11 Classification.V1:Classification.V1 Classification.AA7:Classification.AA11 Classification.D1:Classification.D1 Classification.I7:Classification.I11 Classification.AN1:Classification.AN1 Classification.AS7:Classification.AS1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1in" svg:height="6in" svg:x="13.9224in" svg:y="15.3535in">
            <draw:object draw:notify-on-update-of-ranges="Classification.B7:Classification.B11 Classification.BF1:Classification.BF1 Classification.BH7:Classification.BH11 Classification.V1:Classification.V1 Classification.AC7:Classification.AC11 Classification.D1:Classification.D1 Classification.K7:Classification.K11 Classification.AN1:Classification.AN1 Classification.AU7:Classification.AU1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6" draw:style-name="gr1" draw:text-style-name="P1" svg:width="11in" svg:height="6in" svg:x="1.6539in" svg:y="21.7559in">
            <draw:object draw:notify-on-update-of-ranges="Classification.C3:Classification.C5 Classification.BF1:Classification.BF1 Classification.BI3:Classification.BI5 Classification.V1:Classification.V1 Classification.AD3:Classification.AD5 Classification.D1:Classification.D1 Classification.L3:Classification.L5 Classification.AN1:Classification.AN1 Classification.AU3:Classification.AU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7" draw:style-name="gr1" draw:text-style-name="P1" svg:width="11in" svg:height="6in" svg:x="1.6669in" svg:y="28.3189in">
            <draw:object draw:notify-on-update-of-ranges="Classification.C3:Classification.C5 Classification.BF1:Classification.BF1 Classification.BG3:Classification.BG5 Classification.V1:Classification.V1 Classification.AB3:Classification.AB5 Classification.D1:Classification.D1 Classification.J3:Classification.J5 Classification.AN1:Classification.AN1 Classification.AT3:Classification.AT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9" table:number-columns-repeated="2" table:default-cell-style-name="ce25"/>
        <table:table-column table:style-name="co19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9" table:number-columns-repeated="5" table:default-cell-style-name="ce25"/>
        <table:table-column table:style-name="co14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ce25"/>
        <table:table-column table:style-name="co20" table:default-cell-style-name="ce12"/>
        <table:table-column table:style-name="co9" table:default-cell-style-name="ce12"/>
        <table:table-column table:style-name="co19" table:default-cell-style-name="ce12"/>
        <table:table-column table:style-name="co9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number-columns-repeated="5" table:default-cell-style-name="ce12"/>
        <table:table-column table:style-name="co14" table:default-cell-style-name="ce12"/>
        <table:table-column table:style-name="co10" table:default-cell-style-name="ce12"/>
        <table:table-column table:style-name="co15" table:default-cell-style-name="ce12"/>
        <table:table-column table:style-name="co12" table:default-cell-style-name="ce12"/>
        <table:table-column table:style-name="co20" table:default-cell-style-name="ce21"/>
        <table:table-column table:style-name="co9" table:default-cell-style-name="ce21"/>
        <table:table-column table:style-name="co19" table:default-cell-style-name="ce21"/>
        <table:table-column table:style-name="co9" table:number-columns-repeated="2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9" table:number-columns-repeated="5" table:default-cell-style-name="ce21"/>
        <table:table-column table:style-name="co21" table:default-cell-style-name="ce21"/>
        <table:table-column table:style-name="co10" table:default-cell-style-name="ce21"/>
        <table:table-column table:style-name="co22" table:default-cell-style-name="ce21"/>
        <table:table-column table:style-name="co12" table:default-cell-style-name="ce21"/>
        <table:table-column table:style-name="co16" table:number-columns-repeated="9" table:default-cell-style-name="ce31"/>
        <table:table-column table:style-name="co16" table:number-columns-repeated="958" table:default-cell-style-name="Default"/>
        <table:table-row table:style-name="ro1">
          <table:table-cell table:style-name="ce1" table:number-columns-repeated="3"/>
          <table:table-cell table:style-name="ce23" office:value-type="string" table:number-columns-spanned="18" table:number-rows-spanned="1">
            <text:p>WiseRF</text:p>
          </table:table-cell>
          <table:covered-table-cell table:number-columns-repeated="17" table:style-name="ce26"/>
          <table:table-cell table:style-name="ce27" office:value-type="string" table:number-columns-spanned="18" table:number-rows-spanned="1">
            <text:p>sklearn</text:p>
          </table:table-cell>
          <table:covered-table-cell table:number-columns-repeated="17" table:style-name="ce29"/>
          <table:table-cell table:style-name="ce19" office:value-type="string" table:number-columns-spanned="18" table:number-rows-spanned="1">
            <text:p>BigML</text:p>
          </table:table-cell>
          <table:covered-table-cell table:number-columns-repeated="17" table:style-name="ce22"/>
          <table:table-cell table:style-name="ce30" office:value-type="string" table:number-columns-spanned="9" table:number-rows-spanned="1">
            <text:p>R</text:p>
          </table:table-cell>
          <table:covered-table-cell table:number-columns-repeated="8" table:style-name="ce32"/>
          <table:table-cell table:style-name="ce1" table:number-columns-repeated="958"/>
        </table:table-row>
        <table:table-row table:style-name="ro1">
          <table:table-cell office:value-type="string">
            <text:p>Dataset</text:p>
          </table:table-cell>
          <table:table-cell office:value-type="string">
            <text:p>Rows</text:p>
          </table:table-cell>
          <table:table-cell office:value-type="string">
            <text:p>Fields</text:p>
          </table:table-cell>
          <table:table-cell table:style-name="ce24" office:value-type="string">
            <text:p>mean_acc</text:p>
          </table:table-cell>
          <table:table-cell table:style-name="ce24" office:value-type="string">
            <text:p>mean_recall</text:p>
          </table:table-cell>
          <table:table-cell table:style-name="ce24" office:value-type="string">
            <text:p>mean_precision</text:p>
          </table:table-cell>
          <table:table-cell table:style-name="ce24" office:value-type="string">
            <text:p>mean_f1</text:p>
          </table:table-cell>
          <table:table-cell table:style-name="ce24" office:value-type="string">
            <text:p>mean_phi</text:p>
          </table:table-cell>
          <table:table-cell table:style-name="ce24" office:value-type="string">
            <text:p>mean_train_time</text:p>
          </table:table-cell>
          <table:table-cell table:style-name="ce24" office:value-type="string">
            <text:p>mean_predict_time</text:p>
          </table:table-cell>
          <table:table-cell table:style-name="ce24" office:value-type="string">
            <text:p>mean_train_mem</text:p>
          </table:table-cell>
          <table:table-cell table:style-name="ce24" office:value-type="string">
            <text:p>mean_predict_mem</text:p>
          </table:table-cell>
          <table:table-cell table:style-name="ce24" office:value-type="string">
            <text:p>std_acc</text:p>
          </table:table-cell>
          <table:table-cell table:style-name="ce24" office:value-type="string">
            <text:p>std_recall</text:p>
          </table:table-cell>
          <table:table-cell table:style-name="ce24" office:value-type="string">
            <text:p>std_precision</text:p>
          </table:table-cell>
          <table:table-cell table:style-name="ce24" office:value-type="string">
            <text:p>std_f1</text:p>
          </table:table-cell>
          <table:table-cell table:style-name="ce24" office:value-type="string">
            <text:p>std_phi</text:p>
          </table:table-cell>
          <table:table-cell table:style-name="ce24" office:value-type="string">
            <text:p>std_train_time</text:p>
          </table:table-cell>
          <table:table-cell table:style-name="ce24" office:value-type="string">
            <text:p>std_predict_time</text:p>
          </table:table-cell>
          <table:table-cell table:style-name="ce24" office:value-type="string">
            <text:p>std_train_mem</text:p>
          </table:table-cell>
          <table:table-cell table:style-name="ce24" office:value-type="string">
            <text:p>std_predict_mem</text:p>
          </table:table-cell>
          <table:table-cell table:style-name="ce28" office:value-type="string">
            <text:p>mean_acc</text:p>
          </table:table-cell>
          <table:table-cell table:style-name="ce28" office:value-type="string">
            <text:p>mean_recall</text:p>
          </table:table-cell>
          <table:table-cell table:style-name="ce28" office:value-type="string">
            <text:p>mean_precision</text:p>
          </table:table-cell>
          <table:table-cell table:style-name="ce28" office:value-type="string">
            <text:p>mean_f1</text:p>
          </table:table-cell>
          <table:table-cell table:style-name="ce28" office:value-type="string">
            <text:p>mean_phi</text:p>
          </table:table-cell>
          <table:table-cell table:style-name="ce28" office:value-type="string">
            <text:p>mean_train_time</text:p>
          </table:table-cell>
          <table:table-cell table:style-name="ce28" office:value-type="string">
            <text:p>mean_predict_time</text:p>
          </table:table-cell>
          <table:table-cell table:style-name="ce28" office:value-type="string">
            <text:p>mean_train_mem</text:p>
          </table:table-cell>
          <table:table-cell table:style-name="ce28" office:value-type="string">
            <text:p>mean_predict_mem</text:p>
          </table:table-cell>
          <table:table-cell table:style-name="ce28" office:value-type="string">
            <text:p>std_acc</text:p>
          </table:table-cell>
          <table:table-cell table:style-name="ce28" office:value-type="string">
            <text:p>std_recall</text:p>
          </table:table-cell>
          <table:table-cell table:style-name="ce28" office:value-type="string">
            <text:p>std_precision</text:p>
          </table:table-cell>
          <table:table-cell table:style-name="ce28" office:value-type="string">
            <text:p>std_f1</text:p>
          </table:table-cell>
          <table:table-cell table:style-name="ce28" office:value-type="string">
            <text:p>std_phi</text:p>
          </table:table-cell>
          <table:table-cell table:style-name="ce28" office:value-type="string">
            <text:p>std_train_time</text:p>
          </table:table-cell>
          <table:table-cell table:style-name="ce28" office:value-type="string">
            <text:p>std_predict_time</text:p>
          </table:table-cell>
          <table:table-cell table:style-name="ce28" office:value-type="string">
            <text:p>std_train_mem</text:p>
          </table:table-cell>
          <table:table-cell table:style-name="ce28" office:value-type="string">
            <text:p>std_predict_mem</text:p>
          </table:table-cell>
          <table:table-cell table:style-name="ce20" office:value-type="string">
            <text:p>mean_acc</text:p>
          </table:table-cell>
          <table:table-cell table:style-name="ce20" office:value-type="string">
            <text:p>mean_recall</text:p>
          </table:table-cell>
          <table:table-cell table:style-name="ce20" office:value-type="string">
            <text:p>mean_precision</text:p>
          </table:table-cell>
          <table:table-cell table:style-name="ce20" office:value-type="string">
            <text:p>mean_f1</text:p>
          </table:table-cell>
          <table:table-cell table:style-name="ce20" office:value-type="string">
            <text:p>mean_phi</text:p>
          </table:table-cell>
          <table:table-cell table:style-name="ce20" office:value-type="string">
            <text:p>mean_train_time</text:p>
          </table:table-cell>
          <table:table-cell table:style-name="ce20" office:value-type="string">
            <text:p>mean_predict_time</text:p>
          </table:table-cell>
          <table:table-cell table:style-name="ce20" office:value-type="string">
            <text:p>mean_train_mem</text:p>
          </table:table-cell>
          <table:table-cell table:style-name="ce20" office:value-type="string">
            <text:p>mean_predict_mem</text:p>
          </table:table-cell>
          <table:table-cell table:style-name="ce20" office:value-type="string">
            <text:p>std_acc</text:p>
          </table:table-cell>
          <table:table-cell table:style-name="ce20" office:value-type="string">
            <text:p>std_recall</text:p>
          </table:table-cell>
          <table:table-cell table:style-name="ce20" office:value-type="string">
            <text:p>std_precision</text:p>
          </table:table-cell>
          <table:table-cell table:style-name="ce20" office:value-type="string">
            <text:p>std_f1</text:p>
          </table:table-cell>
          <table:table-cell table:style-name="ce20" office:value-type="string">
            <text:p>std_phi</text:p>
          </table:table-cell>
          <table:table-cell table:style-name="ce20" office:value-type="string">
            <text:p>std_train_time</text:p>
          </table:table-cell>
          <table:table-cell table:style-name="ce20" office:value-type="string">
            <text:p>std_predict_time</text:p>
          </table:table-cell>
          <table:table-cell table:style-name="ce20" office:value-type="string">
            <text:p>std_train_mem</text:p>
          </table:table-cell>
          <table:table-cell table:style-name="ce20" office:value-type="string">
            <text:p>std_predict_mem</text:p>
          </table:table-cell>
          <table:table-cell table:style-name="ce7" office:value-type="string">
            <text:p>Train Time</text:p>
          </table:table-cell>
          <table:table-cell table:style-name="ce7" office:value-type="string">
            <text:p>Predict Time</text:p>
          </table:table-cell>
          <table:table-cell table:style-name="ce7" office:value-type="string">
            <text:p>Train Mem</text:p>
          </table:table-cell>
          <table:table-cell table:style-name="ce7" office:value-type="string">
            <text:p>Predict Mem</text:p>
          </table:table-cell>
          <table:table-cell table:style-name="ce7" office:value-type="string">
            <text:p>accuracy</text:p>
          </table:table-cell>
          <table:table-cell table:style-name="ce7" office:value-type="string">
            <text:p>precision</text:p>
          </table:table-cell>
          <table:table-cell table:style-name="ce7" office:value-type="string">
            <text:p>recall</text:p>
          </table:table-cell>
          <table:table-cell table:style-name="ce7" office:value-type="string">
            <text:p>f1</text:p>
          </table:table-cell>
          <table:table-cell table:style-name="ce7" office:value-type="string">
            <text:p>phi</text:p>
          </table:table-cell>
          <table:table-cell table:number-columns-repeated="958"/>
        </table:table-row>
        <table:table-row table:style-name="ro2">
          <table:table-cell office:value-type="string">
            <text:p>synthdata_20000_10</text:p>
          </table:table-cell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office:value-type="float" office:value="0.86715">
            <text:p>0.87</text:p>
          </table:table-cell>
          <table:table-cell office:value-type="float" office:value="0.86681797">
            <text:p>0.87</text:p>
          </table:table-cell>
          <table:table-cell office:value-type="float" office:value="0.86722277">
            <text:p>0.87</text:p>
          </table:table-cell>
          <table:table-cell office:value-type="float" office:value="0.86702006">
            <text:p>0.87</text:p>
          </table:table-cell>
          <table:table-cell office:value-type="float" office:value="0.80070216">
            <text:p>0.80</text:p>
          </table:table-cell>
          <table:table-cell office:value-type="float" office:value="0.2030251">
            <text:p>0.20</text:p>
          </table:table-cell>
          <table:table-cell office:value-type="float" office:value="0.1027472">
            <text:p>0.10</text:p>
          </table:table-cell>
          <table:table-cell office:value-type="float" office:value="8.29453125">
            <text:p>8.29</text:p>
          </table:table-cell>
          <table:table-cell office:value-type="float" office:value="0.61015625">
            <text:p>0.61</text:p>
          </table:table-cell>
          <table:table-cell office:value-type="float" office:value="0.00953428026">
            <text:p>0.01</text:p>
          </table:table-cell>
          <table:table-cell office:value-type="float" office:value="0.0095352876">
            <text:p>0.01</text:p>
          </table:table-cell>
          <table:table-cell office:value-type="float" office:value="0.00925181902">
            <text:p>0.01</text:p>
          </table:table-cell>
          <table:table-cell office:value-type="float" office:value="0.00938260925">
            <text:p>0.01</text:p>
          </table:table-cell>
          <table:table-cell office:value-type="float" office:value="0.0141774575">
            <text:p>0.01</text:p>
          </table:table-cell>
          <table:table-cell office:value-type="float" office:value="0.0000522904389">
            <text:p>0.00</text:p>
          </table:table-cell>
          <table:table-cell office:value-type="float" office:value="0.000133565564">
            <text:p>0.00</text:p>
          </table:table-cell>
          <table:table-cell office:value-type="float" office:value="0.0262155652">
            <text:p>0.03</text:p>
          </table:table-cell>
          <table:table-cell office:value-type="float" office:value="0.0015625">
            <text:p>0.00</text:p>
          </table:table-cell>
          <table:table-cell office:value-type="float" office:value="0.8638">
            <text:p>0.86</text:p>
          </table:table-cell>
          <table:table-cell office:value-type="float" office:value="0.863480439464957">
            <text:p>0.86</text:p>
          </table:table-cell>
          <table:table-cell office:value-type="float" office:value="0.86362137438024">
            <text:p>0.86</text:p>
          </table:table-cell>
          <table:table-cell office:value-type="float" office:value="0.863550682305968">
            <text:p>0.86</text:p>
          </table:table-cell>
          <table:table-cell office:value-type="float" office:value="0.79560585284132">
            <text:p>0.80</text:p>
          </table:table-cell>
          <table:table-cell office:value-type="float" office:value="0.4484354">
            <text:p>0.45</text:p>
          </table:table-cell>
          <table:table-cell office:value-type="float" office:value="0.1573978">
            <text:p>0.16</text:p>
          </table:table-cell>
          <table:table-cell office:value-type="float" office:value="27.7125">
            <text:p>27.71</text:p>
          </table:table-cell>
          <table:table-cell office:value-type="float" office:value="27.2066406249999">
            <text:p>27.21</text:p>
          </table:table-cell>
          <table:table-cell office:value-type="float" office:value="0.00772398860693099">
            <text:p>0.01</text:p>
          </table:table-cell>
          <table:table-cell office:value-type="float" office:value="0.00776994918156453">
            <text:p>0.01</text:p>
          </table:table-cell>
          <table:table-cell office:value-type="float" office:value="0.00800680321088177">
            <text:p>0.01</text:p>
          </table:table-cell>
          <table:table-cell office:value-type="float" office:value="0.00787710652550669">
            <text:p>0.01</text:p>
          </table:table-cell>
          <table:table-cell office:value-type="float" office:value="0.0117031298643646">
            <text:p>0.01</text:p>
          </table:table-cell>
          <table:table-cell office:value-type="float" office:value="0.0023268954510248">
            <text:p>0.00</text:p>
          </table:table-cell>
          <table:table-cell office:value-type="float" office:value="0.000661438099900505">
            <text:p>0.00</text:p>
          </table:table-cell>
          <table:table-cell office:value-type="float" office:value="0.733194280214366">
            <text:p>0.73</text:p>
          </table:table-cell>
          <table:table-cell office:value-type="float" office:value="1.06937266275406">
            <text:p>1.07</text:p>
          </table:table-cell>
          <table:table-cell office:value-type="float" office:value="0.8673">
            <text:p>0.87</text:p>
          </table:table-cell>
          <table:table-cell office:value-type="float" office:value="0.866816059521859">
            <text:p>0.87</text:p>
          </table:table-cell>
          <table:table-cell office:value-type="float" office:value="0.866874316541911">
            <text:p>0.87</text:p>
          </table:table-cell>
          <table:table-cell office:value-type="float" office:value="0.866845049688044">
            <text:p>0.87</text:p>
          </table:table-cell>
          <table:table-cell office:value-type="float" office:value="0.800621755492001">
            <text:p>0.80</text:p>
          </table:table-cell>
          <table:table-cell office:value-type="float" office:value="40.0433">
            <text:p>40.04</text:p>
          </table:table-cell>
          <table:table-cell office:value-type="float" office:value="3.9985411">
            <text:p>4.00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0784283112147647">
            <text:p>0.01</text:p>
          </table:table-cell>
          <table:table-cell office:value-type="float" office:value="0.00784826027160329">
            <text:p>0.01</text:p>
          </table:table-cell>
          <table:table-cell office:value-type="float" office:value="0.00786794102303945">
            <text:p>0.01</text:p>
          </table:table-cell>
          <table:table-cell office:value-type="float" office:value="0.00785065444708468">
            <text:p>0.01</text:p>
          </table:table-cell>
          <table:table-cell office:value-type="float" office:value="0.0117609349865045">
            <text:p>0.01</text:p>
          </table:table-cell>
          <table:table-cell office:value-type="float" office:value="13.8679517308794">
            <text:p>13.87</text:p>
          </table:table-cell>
          <table:table-cell office:value-type="float" office:value="0.0620203005224101">
            <text:p>0.06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3196">
            <text:p>0.32</text:p>
          </table:table-cell>
          <table:table-cell office:value-type="float" office:value="0.005">
            <text:p>0.01</text:p>
          </table:table-cell>
          <table:table-cell office:value-type="float" office:value="70.24">
            <text:p>70.24</text:p>
          </table:table-cell>
          <table:table-cell office:value-type="float" office:value="2.77">
            <text:p>2.77</text:p>
          </table:table-cell>
          <table:table-cell office:value-type="float" office:value="0.8641">
            <text:p>0.86</text:p>
          </table:table-cell>
          <table:table-cell office:value-type="float" office:value="0.863912090923801">
            <text:p>0.86</text:p>
          </table:table-cell>
          <table:table-cell office:value-type="float" office:value="0.86362142571482">
            <text:p>0.86</text:p>
          </table:table-cell>
          <table:table-cell office:value-type="float" office:value="0.863766414747142">
            <text:p>0.86</text:p>
          </table:table-cell>
          <table:table-cell office:value-type="float" office:value="0.795934762122664">
            <text:p>0.80</text:p>
          </table:table-cell>
          <table:table-cell table:number-columns-repeated="958"/>
        </table:table-row>
        <table:table-row table:style-name="ro2">
          <table:table-cell office:value-type="string">
            <text:p>synthdata_20000_100</text:p>
          </table:table-cell>
          <table:table-cell office:value-type="float" office:value="20000">
            <text:p>20000</text:p>
          </table:table-cell>
          <table:table-cell office:value-type="float" office:value="100">
            <text:p>100</text:p>
          </table:table-cell>
          <table:table-cell office:value-type="float" office:value="0.986406796601699">
            <text:p>0.99</text:p>
          </table:table-cell>
          <table:table-cell office:value-type="float" office:value="0.986418069134194">
            <text:p>0.99</text:p>
          </table:table-cell>
          <table:table-cell office:value-type="float" office:value="0.986472604082753">
            <text:p>0.99</text:p>
          </table:table-cell>
          <table:table-cell office:value-type="float" office:value="0.986445335460332">
            <text:p>0.99</text:p>
          </table:table-cell>
          <table:table-cell office:value-type="float" office:value="0.979649496558574">
            <text:p>0.98</text:p>
          </table:table-cell>
          <table:table-cell office:value-type="float" office:value="0.7164477">
            <text:p>0.72</text:p>
          </table:table-cell>
          <table:table-cell office:value-type="float" office:value="0.1039882">
            <text:p>0.10</text:p>
          </table:table-cell>
          <table:table-cell office:value-type="float" office:value="17.48515625">
            <text:p>17.49</text:p>
          </table:table-cell>
          <table:table-cell office:value-type="float" office:value="0.578125">
            <text:p>0.58</text:p>
          </table:table-cell>
          <table:table-cell office:value-type="float" office:value="0.00329077014156009">
            <text:p>0.00</text:p>
          </table:table-cell>
          <table:table-cell office:value-type="float" office:value="0.00328551084649475">
            <text:p>0.00</text:p>
          </table:table-cell>
          <table:table-cell office:value-type="float" office:value="0.00327145192878127">
            <text:p>0.00</text:p>
          </table:table-cell>
          <table:table-cell office:value-type="float" office:value="0.00327843036660935">
            <text:p>0.00</text:p>
          </table:table-cell>
          <table:table-cell office:value-type="float" office:value="0.00492215079012673">
            <text:p>0.00</text:p>
          </table:table-cell>
          <table:table-cell office:value-type="float" office:value="0.0539532511829454">
            <text:p>0.05</text:p>
          </table:table-cell>
          <table:table-cell office:value-type="float" office:value="0.000510476600834945">
            <text:p>0.00</text:p>
          </table:table-cell>
          <table:table-cell office:value-type="float" office:value="0.00455543116784789">
            <text:p>0.00</text:p>
          </table:table-cell>
          <table:table-cell office:value-type="float" office:value="0.0486010344218619">
            <text:p>0.05</text:p>
          </table:table-cell>
          <table:table-cell office:value-type="float" office:value="0.98965">
            <text:p>0.99</text:p>
          </table:table-cell>
          <table:table-cell office:value-type="float" office:value="0.989658106207253">
            <text:p>0.99</text:p>
          </table:table-cell>
          <table:table-cell office:value-type="float" office:value="0.989690222169393">
            <text:p>0.99</text:p>
          </table:table-cell>
          <table:table-cell office:value-type="float" office:value="0.989674163662397">
            <text:p>0.99</text:p>
          </table:table-cell>
          <table:table-cell office:value-type="float" office:value="0.984497805198165">
            <text:p>0.98</text:p>
          </table:table-cell>
          <table:table-cell office:value-type="float" office:value="1.2071518">
            <text:p>1.21</text:p>
          </table:table-cell>
          <table:table-cell office:value-type="float" office:value="0.4592345">
            <text:p>0.46</text:p>
          </table:table-cell>
          <table:table-cell office:value-type="float" office:value="308.884765625">
            <text:p>308.88</text:p>
          </table:table-cell>
          <table:table-cell office:value-type="float" office:value="292.115234375">
            <text:p>292.12</text:p>
          </table:table-cell>
          <table:table-cell office:value-type="float" office:value="0.0015660459763366">
            <text:p>0.00</text:p>
          </table:table-cell>
          <table:table-cell office:value-type="float" office:value="0.00156655217282466">
            <text:p>0.00</text:p>
          </table:table-cell>
          <table:table-cell office:value-type="float" office:value="0.00154828683569929">
            <text:p>0.00</text:p>
          </table:table-cell>
          <table:table-cell office:value-type="float" office:value="0.00155736268850448">
            <text:p>0.00</text:p>
          </table:table-cell>
          <table:table-cell office:value-type="float" office:value="0.00234094155739149">
            <text:p>0.00</text:p>
          </table:table-cell>
          <table:table-cell office:value-type="float" office:value="0.0265073707666377">
            <text:p>0.03</text:p>
          </table:table-cell>
          <table:table-cell office:value-type="float" office:value="0.0130808383848284">
            <text:p>0.01</text:p>
          </table:table-cell>
          <table:table-cell office:value-type="float" office:value="21.0788278526719">
            <text:p>21.08</text:p>
          </table:table-cell>
          <table:table-cell office:value-type="float" office:value="33.8702780632812">
            <text:p>33.87</text:p>
          </table:table-cell>
          <table:table-cell office:value-type="float" office:value="0.98875">
            <text:p>0.99</text:p>
          </table:table-cell>
          <table:table-cell office:value-type="float" office:value="0.988639859962763">
            <text:p>0.99</text:p>
          </table:table-cell>
          <table:table-cell office:value-type="float" office:value="0.988754282369904">
            <text:p>0.99</text:p>
          </table:table-cell>
          <table:table-cell office:value-type="float" office:value="0.98869706620266">
            <text:p>0.99</text:p>
          </table:table-cell>
          <table:table-cell office:value-type="float" office:value="0.983092024863353">
            <text:p>0.98</text:p>
          </table:table-cell>
          <table:table-cell office:value-type="float" office:value="128.6903">
            <text:p>128.69</text:p>
          </table:table-cell>
          <table:table-cell office:value-type="float" office:value="21.5542035">
            <text:p>21.55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0211246301742776">
            <text:p>0.00</text:p>
          </table:table-cell>
          <table:table-cell office:value-type="float" office:value="0.00213428510890182">
            <text:p>0.00</text:p>
          </table:table-cell>
          <table:table-cell office:value-type="float" office:value="0.00212053144910119">
            <text:p>0.00</text:p>
          </table:table-cell>
          <table:table-cell office:value-type="float" office:value="0.00212703570885232">
            <text:p>0.00</text:p>
          </table:table-cell>
          <table:table-cell office:value-type="float" office:value="0.00317867453764801">
            <text:p>0.00</text:p>
          </table:table-cell>
          <table:table-cell office:value-type="float" office:value="53.9359285950469">
            <text:p>53.94</text:p>
          </table:table-cell>
          <table:table-cell office:value-type="float" office:value="0.300442251850918">
            <text:p>0.3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.9542">
            <text:p>1.95</text:p>
          </table:table-cell>
          <table:table-cell office:value-type="float" office:value="0.0134999999999994">
            <text:p>0.01</text:p>
          </table:table-cell>
          <table:table-cell office:value-type="float" office:value="185.37">
            <text:p>185.37</text:p>
          </table:table-cell>
          <table:table-cell office:value-type="float" office:value="18.45">
            <text:p>18.45</text:p>
          </table:table-cell>
          <table:table-cell office:value-type="float" office:value="0.98785">
            <text:p>0.99</text:p>
          </table:table-cell>
          <table:table-cell office:value-type="float" office:value="0.98781116782073">
            <text:p>0.99</text:p>
          </table:table-cell>
          <table:table-cell office:value-type="float" office:value="0.987772792677761">
            <text:p>0.99</text:p>
          </table:table-cell>
          <table:table-cell office:value-type="float" office:value="0.987791979083743">
            <text:p>0.99</text:p>
          </table:table-cell>
          <table:table-cell office:value-type="float" office:value="0.981733289840614">
            <text:p>0.98</text:p>
          </table:table-cell>
          <table:table-cell table:number-columns-repeated="958"/>
        </table:table-row>
        <table:table-row table:style-name="ro2">
          <table:table-cell office:value-type="string">
            <text:p>synthdata_20000_1000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float" office:value="0.991104447776112">
            <text:p>0.99</text:p>
          </table:table-cell>
          <table:table-cell office:value-type="float" office:value="0.991102685157936">
            <text:p>0.99</text:p>
          </table:table-cell>
          <table:table-cell office:value-type="float" office:value="0.991129107992785">
            <text:p>0.99</text:p>
          </table:table-cell>
          <table:table-cell office:value-type="float" office:value="0.991115895893381">
            <text:p>0.99</text:p>
          </table:table-cell>
          <table:table-cell office:value-type="float" office:value="0.986674870379803">
            <text:p>0.99</text:p>
          </table:table-cell>
          <table:table-cell office:value-type="float" office:value="4.561169">
            <text:p>4.56</text:p>
          </table:table-cell>
          <table:table-cell office:value-type="float" office:value="0.5764138">
            <text:p>0.58</text:p>
          </table:table-cell>
          <table:table-cell office:value-type="float" office:value="105.490625">
            <text:p>105.49</text:p>
          </table:table-cell>
          <table:table-cell office:value-type="float" office:value="10.662109375">
            <text:p>10.66</text:p>
          </table:table-cell>
          <table:table-cell office:value-type="float" office:value="0.00162399568308563">
            <text:p>0.00</text:p>
          </table:table-cell>
          <table:table-cell office:value-type="float" office:value="0.00162012741358878">
            <text:p>0.00</text:p>
          </table:table-cell>
          <table:table-cell office:value-type="float" office:value="0.00161885274624046">
            <text:p>0.00</text:p>
          </table:table-cell>
          <table:table-cell office:value-type="float" office:value="0.00161933555516103">
            <text:p>0.00</text:p>
          </table:table-cell>
          <table:table-cell office:value-type="float" office:value="0.00242988371771215">
            <text:p>0.00</text:p>
          </table:table-cell>
          <table:table-cell office:value-type="float" office:value="0.127212823396071">
            <text:p>0.13</text:p>
          </table:table-cell>
          <table:table-cell office:value-type="float" office:value="0.0794323923444334">
            <text:p>0.08</text:p>
          </table:table-cell>
          <table:table-cell office:value-type="float" office:value="0.00610175755930207">
            <text:p>0.01</text:p>
          </table:table-cell>
          <table:table-cell office:value-type="float" office:value="0.001953125">
            <text:p>0.00</text:p>
          </table:table-cell>
          <table:table-cell office:value-type="float" office:value="0.993">
            <text:p>0.99</text:p>
          </table:table-cell>
          <table:table-cell office:value-type="float" office:value="0.99300407033902">
            <text:p>0.99</text:p>
          </table:table-cell>
          <table:table-cell office:value-type="float" office:value="0.99300647410709">
            <text:p>0.99</text:p>
          </table:table-cell>
          <table:table-cell office:value-type="float" office:value="0.993005272112925">
            <text:p>0.99</text:p>
          </table:table-cell>
          <table:table-cell office:value-type="float" office:value="0.989510230050799">
            <text:p>0.99</text:p>
          </table:table-cell>
          <table:table-cell office:value-type="float" office:value="4.7778291">
            <text:p>4.78</text:p>
          </table:table-cell>
          <table:table-cell office:value-type="float" office:value="1.4651913">
            <text:p>1.47</text:p>
          </table:table-cell>
          <table:table-cell office:value-type="float" office:value="1195.03828125">
            <text:p>1195.04</text:p>
          </table:table-cell>
          <table:table-cell office:value-type="float" office:value="641.45546875">
            <text:p>641.46</text:p>
          </table:table-cell>
          <table:table-cell office:value-type="float" office:value="0.00178885438199984">
            <text:p>0.00</text:p>
          </table:table-cell>
          <table:table-cell office:value-type="float" office:value="0.00179097047705408">
            <text:p>0.00</text:p>
          </table:table-cell>
          <table:table-cell office:value-type="float" office:value="0.00178588644927333">
            <text:p>0.00</text:p>
          </table:table-cell>
          <table:table-cell office:value-type="float" office:value="0.00178840020924363">
            <text:p>0.00</text:p>
          </table:table-cell>
          <table:table-cell office:value-type="float" office:value="0.00268020774638337">
            <text:p>0.00</text:p>
          </table:table-cell>
          <table:table-cell office:value-type="float" office:value="0.103517018590616">
            <text:p>0.10</text:p>
          </table:table-cell>
          <table:table-cell office:value-type="float" office:value="0.0102849449201244">
            <text:p>0.01</text:p>
          </table:table-cell>
          <table:table-cell office:value-type="float" office:value="21.0850521564087">
            <text:p>21.09</text:p>
          </table:table-cell>
          <table:table-cell office:value-type="float" office:value="19.8142691472792">
            <text:p>19.81</text:p>
          </table:table-cell>
          <table:table-cell office:value-type="float" office:value="0.99595">
            <text:p>1.00</text:p>
          </table:table-cell>
          <table:table-cell office:value-type="float" office:value="0.995983399029596">
            <text:p>1.00</text:p>
          </table:table-cell>
          <table:table-cell office:value-type="float" office:value="0.995952325021899">
            <text:p>1.00</text:p>
          </table:table-cell>
          <table:table-cell office:value-type="float" office:value="0.995967861741562">
            <text:p>1.00</text:p>
          </table:table-cell>
          <table:table-cell office:value-type="float" office:value="0.993941224023859">
            <text:p>0.99</text:p>
          </table:table-cell>
          <table:table-cell office:value-type="float" office:value="617.5926">
            <text:p>617.59</text:p>
          </table:table-cell>
          <table:table-cell office:value-type="float" office:value="81.6872442">
            <text:p>81.69</text:p>
          </table:table-cell>
          <table:table-cell office:value-type="float" office:value="0.637109375">
            <text:p>0.64</text:p>
          </table:table-cell>
          <table:table-cell office:value-type="float" office:value="5.13671875">
            <text:p>5.14</text:p>
          </table:table-cell>
          <table:table-cell office:value-type="float" office:value="0.00152397506541283">
            <text:p>0.00</text:p>
          </table:table-cell>
          <table:table-cell office:value-type="float" office:value="0.00151169420148552">
            <text:p>0.00</text:p>
          </table:table-cell>
          <table:table-cell office:value-type="float" office:value="0.00152148394641697">
            <text:p>0.00</text:p>
          </table:table-cell>
          <table:table-cell office:value-type="float" office:value="0.00151658348794046">
            <text:p>0.00</text:p>
          </table:table-cell>
          <table:table-cell office:value-type="float" office:value="0.00227845942841126">
            <text:p>0.00</text:p>
          </table:table-cell>
          <table:table-cell office:value-type="float" office:value="150.351404997226">
            <text:p>150.35</text:p>
          </table:table-cell>
          <table:table-cell office:value-type="float" office:value="1.54296063610766">
            <text:p>1.54</text:p>
          </table:table-cell>
          <table:table-cell office:value-type="float" office:value="1.911328125">
            <text:p>1.91</text:p>
          </table:table-cell>
          <table:table-cell office:value-type="float" office:value="14.7869718997456">
            <text:p>14.79</text:p>
          </table:table-cell>
          <table:table-cell office:value-type="float" office:value="29.3651">
            <text:p>29.37</text:p>
          </table:table-cell>
          <table:table-cell office:value-type="float" office:value="0.113900000000001">
            <text:p>0.11</text:p>
          </table:table-cell>
          <table:table-cell office:value-type="float" office:value="1226.12">
            <text:p>1226.12</text:p>
          </table:table-cell>
          <table:table-cell office:value-type="float" office:value="177.93">
            <text:p>177.93</text:p>
          </table:table-cell>
          <table:table-cell office:value-type="float" office:value="0.9937">
            <text:p>0.99</text:p>
          </table:table-cell>
          <table:table-cell office:value-type="float" office:value="0.993709917571613">
            <text:p>0.99</text:p>
          </table:table-cell>
          <table:table-cell office:value-type="float" office:value="0.993731548721343">
            <text:p>0.99</text:p>
          </table:table-cell>
          <table:table-cell office:value-type="float" office:value="0.993720732884285">
            <text:p>0.99</text:p>
          </table:table-cell>
          <table:table-cell office:value-type="float" office:value="0.990567216714865">
            <text:p>0.99</text:p>
          </table:table-cell>
          <table:table-cell table:number-columns-repeated="958"/>
        </table:table-row>
        <table:table-row table:style-name="ro2">
          <table:table-cell office:value-type="string">
            <text:p>synthdata_20000_10000</text:p>
          </table:table-cell>
          <table:table-cell office:value-type="float" office:value="20000">
            <text:p>20000</text:p>
          </table:table-cell>
          <table:table-cell office:value-type="float" office:value="10000">
            <text:p>10000</text:p>
          </table:table-cell>
          <table:table-cell office:value-type="float" office:value="0.40279860069965">
            <text:p>0.40</text:p>
          </table:table-cell>
          <table:table-cell office:value-type="float" office:value="0.406075504627032">
            <text:p>0.41</text:p>
          </table:table-cell>
          <table:table-cell office:value-type="float" office:value="0.516592197637481">
            <text:p>0.52</text:p>
          </table:table-cell>
          <table:table-cell office:value-type="float" office:value="0.454683520376629">
            <text:p>0.45</text:p>
          </table:table-cell>
          <table:table-cell office:value-type="float" office:value="0.160894194754345">
            <text:p>0.16</text:p>
          </table:table-cell>
          <table:table-cell office:value-type="float" office:value="39.0749638">
            <text:p>39.07</text:p>
          </table:table-cell>
          <table:table-cell office:value-type="float" office:value="4.716313">
            <text:p>4.72</text:p>
          </table:table-cell>
          <table:table-cell office:value-type="float" office:value="984.87890625">
            <text:p>984.88</text:p>
          </table:table-cell>
          <table:table-cell office:value-type="float" office:value="81.303515625">
            <text:p>81.30</text:p>
          </table:table-cell>
          <table:table-cell office:value-type="float" office:value="0.0127685912425158">
            <text:p>0.01</text:p>
          </table:table-cell>
          <table:table-cell office:value-type="float" office:value="0.012674873356917">
            <text:p>0.01</text:p>
          </table:table-cell>
          <table:table-cell office:value-type="float" office:value="0.0120172935069331">
            <text:p>0.01</text:p>
          </table:table-cell>
          <table:table-cell office:value-type="float" office:value="0.0121451916591678">
            <text:p>0.01</text:p>
          </table:table-cell>
          <table:table-cell office:value-type="float" office:value="0.0194401269434671">
            <text:p>0.02</text:p>
          </table:table-cell>
          <table:table-cell office:value-type="float" office:value="1.63926973439473">
            <text:p>1.64</text:p>
          </table:table-cell>
          <table:table-cell office:value-type="float" office:value="0.326887034694862">
            <text:p>0.33</text:p>
          </table:table-cell>
          <table:table-cell office:value-type="float" office:value="0.131054541961544">
            <text:p>0.13</text:p>
          </table:table-cell>
          <table:table-cell office:value-type="float" office:value="0.00179006863084213">
            <text:p>0.00</text:p>
          </table:table-cell>
          <table:table-cell table:number-columns-repeated="1003"/>
        </table:table-row>
        <table:table-row table:style-name="ro1">
          <table:table-cell office:value-type="string">
            <text:p>synthdata_10000000_10</text:p>
          </table:table-cell>
          <table:table-cell office:value-type="float" office:value="10000000">
            <text:p>10000000</text:p>
          </table:table-cell>
          <table:table-cell office:value-type="float" office:value="10">
            <text:p>10</text:p>
          </table:table-cell>
          <table:table-cell office:value-type="float" office:value="0.885861814138186">
            <text:p>0.89</text:p>
          </table:table-cell>
          <table:table-cell office:value-type="float" office:value="0.885850520726369">
            <text:p>0.89</text:p>
          </table:table-cell>
          <table:table-cell office:value-type="float" office:value="0.885988704832552">
            <text:p>0.89</text:p>
          </table:table-cell>
          <table:table-cell office:value-type="float" office:value="0.885919607237984">
            <text:p>0.89</text:p>
          </table:table-cell>
          <table:table-cell office:value-type="float" office:value="0.828860443694702">
            <text:p>0.83</text:p>
          </table:table-cell>
          <table:table-cell office:value-type="float" office:value="151.3995818">
            <text:p>151.40</text:p>
          </table:table-cell>
          <table:table-cell office:value-type="float" office:value="9.2747673">
            <text:p>9.27</text:p>
          </table:table-cell>
          <table:table-cell office:value-type="float" office:value="3263.65703125">
            <text:p>3263.66</text:p>
          </table:table-cell>
          <table:table-cell office:value-type="float" office:value="704.733203125">
            <text:p>704.73</text:p>
          </table:table-cell>
          <table:table-cell office:value-type="float" office:value="0.000270389836677723">
            <text:p>0.00</text:p>
          </table:table-cell>
          <table:table-cell office:value-type="float" office:value="0.00027045738390284">
            <text:p>0.00</text:p>
          </table:table-cell>
          <table:table-cell office:value-type="float" office:value="0.000265878455723017">
            <text:p>0.00</text:p>
          </table:table-cell>
          <table:table-cell office:value-type="float" office:value="0.000267925215559005">
            <text:p>0.00</text:p>
          </table:table-cell>
          <table:table-cell office:value-type="float" office:value="0.000403035288129227">
            <text:p>0.00</text:p>
          </table:table-cell>
          <table:table-cell office:value-type="float" office:value="6.45035627367141">
            <text:p>6.45</text:p>
          </table:table-cell>
          <table:table-cell office:value-type="float" office:value="0.216171853564728">
            <text:p>0.22</text:p>
          </table:table-cell>
          <table:table-cell office:value-type="float" office:value="26.3585918164994">
            <text:p>26.36</text:p>
          </table:table-cell>
          <table:table-cell office:value-type="float" office:value="18.9492247933728">
            <text:p>18.95</text:p>
          </table:table-cell>
          <table:table-cell table:number-columns-repeated="18"/>
          <table:table-cell office:value-type="float" office:value="0.8622245">
            <text:p>0.86</text:p>
          </table:table-cell>
          <table:table-cell office:value-type="float" office:value="0.862243277499">
            <text:p>0.86</text:p>
          </table:table-cell>
          <table:table-cell office:value-type="float" office:value="0.862149019354">
            <text:p>0.86</text:p>
          </table:table-cell>
          <table:table-cell office:value-type="float" office:value="0.862196139996">
            <text:p>0.86</text:p>
          </table:table-cell>
          <table:table-cell office:value-type="float" office:value="0.793316531704">
            <text:p>0.79</text:p>
          </table:table-cell>
          <table:table-cell office:value-type="float" office:value="3175.381">
            <text:p>3175.38</text:p>
          </table:table-cell>
          <table:table-cell office:value-type="float" office:value="7667.0147634">
            <text:p>7667.01</text:p>
          </table:table-cell>
          <table:table-cell office:value-type="float" office:value="93.44453125">
            <text:p>93.44</text:p>
          </table:table-cell>
          <table:table-cell office:value-type="float" office:value="164.61953125">
            <text:p>164.62</text:p>
          </table:table-cell>
          <table:table-cell office:value-type="float" office:value="0.00124769253023">
            <text:p>0.00</text:p>
          </table:table-cell>
          <table:table-cell office:value-type="float" office:value="0.00122788705712">
            <text:p>0.00</text:p>
          </table:table-cell>
          <table:table-cell office:value-type="float" office:value="0.00129550063298">
            <text:p>0.00</text:p>
          </table:table-cell>
          <table:table-cell office:value-type="float" office:value="0.00126015076469">
            <text:p>0.00</text:p>
          </table:table-cell>
          <table:table-cell office:value-type="float" office:value="0.00187986071144">
            <text:p>0.00</text:p>
          </table:table-cell>
          <table:table-cell office:value-type="float" office:value="1467.05650186">
            <text:p>1467.06</text:p>
          </table:table-cell>
          <table:table-cell office:value-type="float" office:value="1657.20677116">
            <text:p>1657.21</text:p>
          </table:table-cell>
          <table:table-cell office:value-type="float" office:value="43.4545638625">
            <text:p>43.45</text:p>
          </table:table-cell>
          <table:table-cell office:value-type="float" office:value="13.7266914701">
            <text:p>13.73</text:p>
          </table:table-cell>
          <table:table-cell table:number-columns-repeated="967"/>
        </table:table-row>
        <table:table-row table:style-name="ro1">
          <table:table-cell office:value-type="string">
            <text:p>synthdata_1000000_10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float" office:value="0.882246177538225">
            <text:p>0.88</text:p>
          </table:table-cell>
          <table:table-cell office:value-type="float" office:value="0.882246113305329">
            <text:p>0.88</text:p>
          </table:table-cell>
          <table:table-cell office:value-type="float" office:value="0.882454277980081">
            <text:p>0.88</text:p>
          </table:table-cell>
          <table:table-cell office:value-type="float" office:value="0.882350180835101">
            <text:p>0.88</text:p>
          </table:table-cell>
          <table:table-cell office:value-type="float" office:value="0.823478714821638">
            <text:p>0.82</text:p>
          </table:table-cell>
          <table:table-cell office:value-type="float" office:value="11.3985148">
            <text:p>11.40</text:p>
          </table:table-cell>
          <table:table-cell office:value-type="float" office:value="1.0276461">
            <text:p>1.03</text:p>
          </table:table-cell>
          <table:table-cell office:value-type="float" office:value="336.431640625">
            <text:p>336.43</text:p>
          </table:table-cell>
          <table:table-cell office:value-type="float" office:value="76.407421875">
            <text:p>76.41</text:p>
          </table:table-cell>
          <table:table-cell office:value-type="float" office:value="0.000549544320315121">
            <text:p>0.00</text:p>
          </table:table-cell>
          <table:table-cell office:value-type="float" office:value="0.000549383328280832">
            <text:p>0.00</text:p>
          </table:table-cell>
          <table:table-cell office:value-type="float" office:value="0.000527778833424858">
            <text:p>0.00</text:p>
          </table:table-cell>
          <table:table-cell office:value-type="float" office:value="0.000536616166038063">
            <text:p>0.00</text:p>
          </table:table-cell>
          <table:table-cell office:value-type="float" office:value="0.00081295085522292">
            <text:p>0.00</text:p>
          </table:table-cell>
          <table:table-cell office:value-type="float" office:value="0.22950230146724">
            <text:p>0.23</text:p>
          </table:table-cell>
          <table:table-cell office:value-type="float" office:value="0.0600564918380187">
            <text:p>0.06</text:p>
          </table:table-cell>
          <table:table-cell office:value-type="float" office:value="3.4187080673631">
            <text:p>3.42</text:p>
          </table:table-cell>
          <table:table-cell office:value-type="float" office:value="0.545713191120474">
            <text:p>0.55</text:p>
          </table:table-cell>
          <table:table-cell office:value-type="float" office:value="0.879568">
            <text:p>0.88</text:p>
          </table:table-cell>
          <table:table-cell office:value-type="float" office:value="0.879568522030576">
            <text:p>0.88</text:p>
          </table:table-cell>
          <table:table-cell office:value-type="float" office:value="0.87976778001455">
            <text:p>0.88</text:p>
          </table:table-cell>
          <table:table-cell office:value-type="float" office:value="0.879668135340746">
            <text:p>0.88</text:p>
          </table:table-cell>
          <table:table-cell office:value-type="float" office:value="0.819470388369848">
            <text:p>0.82</text:p>
          </table:table-cell>
          <table:table-cell office:value-type="float" office:value="16.4296027">
            <text:p>16.43</text:p>
          </table:table-cell>
          <table:table-cell office:value-type="float" office:value="2.3236713">
            <text:p>2.32</text:p>
          </table:table-cell>
          <table:table-cell office:value-type="float" office:value="190.722265625">
            <text:p>190.72</text:p>
          </table:table-cell>
          <table:table-cell office:value-type="float" office:value="189.90703125">
            <text:p>189.91</text:p>
          </table:table-cell>
          <table:table-cell office:value-type="float" office:value="0.000949703111503802">
            <text:p>0.00</text:p>
          </table:table-cell>
          <table:table-cell office:value-type="float" office:value="0.000949575979845945">
            <text:p>0.00</text:p>
          </table:table-cell>
          <table:table-cell office:value-type="float" office:value="0.000898333554566134">
            <text:p>0.00</text:p>
          </table:table-cell>
          <table:table-cell office:value-type="float" office:value="0.000922220424147525">
            <text:p>0.00</text:p>
          </table:table-cell>
          <table:table-cell office:value-type="float" office:value="0.00140364645859598">
            <text:p>0.00</text:p>
          </table:table-cell>
          <table:table-cell office:value-type="float" office:value="0.323473509669043">
            <text:p>0.32</text:p>
          </table:table-cell>
          <table:table-cell office:value-type="float" office:value="0.0407876923619126">
            <text:p>0.04</text:p>
          </table:table-cell>
          <table:table-cell office:value-type="float" office:value="17.6226699003098">
            <text:p>17.62</text:p>
          </table:table-cell>
          <table:table-cell office:value-type="float" office:value="20.8668640582384">
            <text:p>20.87</text:p>
          </table:table-cell>
          <table:table-cell office:value-type="float" office:value="0.8619151">
            <text:p>0.86</text:p>
          </table:table-cell>
          <table:table-cell office:value-type="float" office:value="0.861917871655065">
            <text:p>0.86</text:p>
          </table:table-cell>
          <table:table-cell office:value-type="float" office:value="0.861805862846753">
            <text:p>0.86</text:p>
          </table:table-cell>
          <table:table-cell office:value-type="float" office:value="0.861861853832526">
            <text:p>0.86</text:p>
          </table:table-cell>
          <table:table-cell office:value-type="float" office:value="0.792834435429531">
            <text:p>0.79</text:p>
          </table:table-cell>
          <table:table-cell office:value-type="float" office:value="2626.1966">
            <text:p>2626.20</text:p>
          </table:table-cell>
          <table:table-cell office:value-type="float" office:value="1677.5870618">
            <text:p>1677.59</text:p>
          </table:table-cell>
          <table:table-cell office:value-type="float" office:value="36.1205238">
            <text:p>36.12</text:p>
          </table:table-cell>
          <table:table-cell office:value-type="float" office:value="64.748828125">
            <text:p>64.75</text:p>
          </table:table-cell>
          <table:table-cell office:value-type="float" office:value="0.000467329744398952">
            <text:p>0.00</text:p>
          </table:table-cell>
          <table:table-cell office:value-type="float" office:value="0.000467324710073758">
            <text:p>0.00</text:p>
          </table:table-cell>
          <table:table-cell office:value-type="float" office:value="0.000487212992357814">
            <text:p>0.00</text:p>
          </table:table-cell>
          <table:table-cell office:value-type="float" office:value="0.000468465921132849">
            <text:p>0.00</text:p>
          </table:table-cell>
          <table:table-cell office:value-type="float" office:value="0.000698119575693402">
            <text:p>0.00</text:p>
          </table:table-cell>
          <table:table-cell office:value-type="float" office:value="808.178597589444">
            <text:p>808.18</text:p>
          </table:table-cell>
          <table:table-cell office:value-type="float" office:value="63.7787612594031">
            <text:p>63.78</text:p>
          </table:table-cell>
          <table:table-cell office:value-type="float" office:value="0">
            <text:p>0.00</text:p>
          </table:table-cell>
          <table:table-cell office:value-type="float" office:value="17.3723795982731">
            <text:p>17.37</text:p>
          </table:table-cell>
          <table:table-cell office:value-type="float" office:value="41.5302000000001">
            <text:p>41.53</text:p>
          </table:table-cell>
          <table:table-cell office:value-type="float" office:value="0.344499999999971">
            <text:p>0.34</text:p>
          </table:table-cell>
          <table:table-cell office:value-type="float" office:value="3814.09">
            <text:p>3814.09</text:p>
          </table:table-cell>
          <table:table-cell office:value-type="float" office:value="138.72">
            <text:p>138.72</text:p>
          </table:table-cell>
          <table:table-cell office:value-type="float" office:value="0.879546">
            <text:p>0.88</text:p>
          </table:table-cell>
          <table:table-cell office:value-type="float" office:value="0.879566899834822">
            <text:p>0.88</text:p>
          </table:table-cell>
          <table:table-cell office:value-type="float" office:value="0.879570224166945">
            <text:p>0.88</text:p>
          </table:table-cell>
          <table:table-cell office:value-type="float" office:value="0.879568558955311">
            <text:p>0.88</text:p>
          </table:table-cell>
          <table:table-cell office:value-type="float" office:value="0.819336400664107">
            <text:p>0.82</text:p>
          </table:table-cell>
          <table:table-cell table:number-columns-repeated="958"/>
        </table:table-row>
        <table:table-row table:style-name="ro1">
          <table:table-cell office:value-type="string">
            <text:p>synthdata_100000_10</text:p>
          </table:table-cell>
          <table:table-cell office:value-type="float" office:value="100000">
            <text:p>100000</text:p>
          </table:table-cell>
          <table:table-cell office:value-type="float" office:value="10">
            <text:p>10</text:p>
          </table:table-cell>
          <table:table-cell office:value-type="float" office:value="0.875262473752625">
            <text:p>0.88</text:p>
          </table:table-cell>
          <table:table-cell office:value-type="float" office:value="0.875126164910393">
            <text:p>0.88</text:p>
          </table:table-cell>
          <table:table-cell office:value-type="float" office:value="0.875460405516563">
            <text:p>0.88</text:p>
          </table:table-cell>
          <table:table-cell office:value-type="float" office:value="0.875293233262915">
            <text:p>0.88</text:p>
          </table:table-cell>
          <table:table-cell office:value-type="float" office:value="0.812962365952599">
            <text:p>0.81</text:p>
          </table:table-cell>
          <table:table-cell office:value-type="float" office:value="0.8065061">
            <text:p>0.81</text:p>
          </table:table-cell>
          <table:table-cell office:value-type="float" office:value="0.1040211">
            <text:p>0.10</text:p>
          </table:table-cell>
          <table:table-cell office:value-type="float" office:value="39.323828125">
            <text:p>39.32</text:p>
          </table:table-cell>
          <table:table-cell office:value-type="float" office:value="0.557421875">
            <text:p>0.56</text:p>
          </table:table-cell>
          <table:table-cell office:value-type="float" office:value="0.00400890079475294">
            <text:p>0.00</text:p>
          </table:table-cell>
          <table:table-cell office:value-type="float" office:value="0.00401587161711309">
            <text:p>0.00</text:p>
          </table:table-cell>
          <table:table-cell office:value-type="float" office:value="0.00414830033691966">
            <text:p>0.00</text:p>
          </table:table-cell>
          <table:table-cell office:value-type="float" office:value="0.00408043293009778">
            <text:p>0.00</text:p>
          </table:table-cell>
          <table:table-cell office:value-type="float" office:value="0.00606879191568389">
            <text:p>0.01</text:p>
          </table:table-cell>
          <table:table-cell office:value-type="float" office:value="0.000530228337605617">
            <text:p>0.00</text:p>
          </table:table-cell>
          <table:table-cell office:value-type="float" office:value="0.00071868107669536">
            <text:p>0.00</text:p>
          </table:table-cell>
          <table:table-cell office:value-type="float" office:value="0.00750366121574162">
            <text:p>0.01</text:p>
          </table:table-cell>
          <table:table-cell office:value-type="float" office:value="0.053532729930652">
            <text:p>0.05</text:p>
          </table:table-cell>
          <table:table-cell office:value-type="float" office:value="0.8725">
            <text:p>0.87</text:p>
          </table:table-cell>
          <table:table-cell office:value-type="float" office:value="0.872363218953296">
            <text:p>0.87</text:p>
          </table:table-cell>
          <table:table-cell office:value-type="float" office:value="0.872740470150795">
            <text:p>0.87</text:p>
          </table:table-cell>
          <table:table-cell office:value-type="float" office:value="0.872551769480125">
            <text:p>0.87</text:p>
          </table:table-cell>
          <table:table-cell office:value-type="float" office:value="0.808846366254759">
            <text:p>0.81</text:p>
          </table:table-cell>
          <table:table-cell office:value-type="float" office:value="1.3842682">
            <text:p>1.38</text:p>
          </table:table-cell>
          <table:table-cell office:value-type="float" office:value="0.3107106">
            <text:p>0.31</text:p>
          </table:table-cell>
          <table:table-cell office:value-type="float" office:value="89.367578125">
            <text:p>89.37</text:p>
          </table:table-cell>
          <table:table-cell office:value-type="float" office:value="85.730859375">
            <text:p>85.73</text:p>
          </table:table-cell>
          <table:table-cell office:value-type="float" office:value="0.00330454232837164">
            <text:p>0.00</text:p>
          </table:table-cell>
          <table:table-cell office:value-type="float" office:value="0.00330897295625451">
            <text:p>0.00</text:p>
          </table:table-cell>
          <table:table-cell office:value-type="float" office:value="0.00339810151643095">
            <text:p>0.00</text:p>
          </table:table-cell>
          <table:table-cell office:value-type="float" office:value="0.0033493336568243">
            <text:p>0.00</text:p>
          </table:table-cell>
          <table:table-cell office:value-type="float" office:value="0.00499613109538424">
            <text:p>0.00</text:p>
          </table:table-cell>
          <table:table-cell office:value-type="float" office:value="0.0070128002081908">
            <text:p>0.01</text:p>
          </table:table-cell>
          <table:table-cell office:value-type="float" office:value="0.00637865863955738">
            <text:p>0.01</text:p>
          </table:table-cell>
          <table:table-cell office:value-type="float" office:value="6.02451743571649">
            <text:p>6.02</text:p>
          </table:table-cell>
          <table:table-cell office:value-type="float" office:value="8.12794426259131">
            <text:p>8.13</text:p>
          </table:table-cell>
          <table:table-cell office:value-type="float" office:value="0.86574">
            <text:p>0.87</text:p>
          </table:table-cell>
          <table:table-cell office:value-type="float" office:value="0.865621411005356">
            <text:p>0.87</text:p>
          </table:table-cell>
          <table:table-cell office:value-type="float" office:value="0.865517335028064">
            <text:p>0.87</text:p>
          </table:table-cell>
          <table:table-cell office:value-type="float" office:value="0.865569344816626">
            <text:p>0.87</text:p>
          </table:table-cell>
          <table:table-cell office:value-type="float" office:value="0.798486584876833">
            <text:p>0.80</text:p>
          </table:table-cell>
          <table:table-cell office:value-type="float" office:value="68.5395">
            <text:p>68.54</text:p>
          </table:table-cell>
          <table:table-cell office:value-type="float" office:value="25.9593531">
            <text:p>25.96</text:p>
          </table:table-cell>
          <table:table-cell office:value-type="float" office:value="0.00234375">
            <text:p>0.00</text:p>
          </table:table-cell>
          <table:table-cell office:value-type="float" office:value="8.527734375">
            <text:p>8.53</text:p>
          </table:table-cell>
          <table:table-cell office:value-type="float" office:value="0.00390850354995361">
            <text:p>0.00</text:p>
          </table:table-cell>
          <table:table-cell office:value-type="float" office:value="0.00390987004048866">
            <text:p>0.00</text:p>
          </table:table-cell>
          <table:table-cell office:value-type="float" office:value="0.00392133458279291">
            <text:p>0.00</text:p>
          </table:table-cell>
          <table:table-cell office:value-type="float" office:value="0.00391282104822695">
            <text:p>0.00</text:p>
          </table:table-cell>
          <table:table-cell office:value-type="float" office:value="0.00586664611657058">
            <text:p>0.01</text:p>
          </table:table-cell>
          <table:table-cell office:value-type="float" office:value="18.2104042527891">
            <text:p>18.21</text:p>
          </table:table-cell>
          <table:table-cell office:value-type="float" office:value="10.5348937827242">
            <text:p>10.53</text:p>
          </table:table-cell>
          <table:table-cell office:value-type="float" office:value="0.00703125">
            <text:p>0.01</text:p>
          </table:table-cell>
          <table:table-cell office:value-type="float" office:value="17.7723392904187">
            <text:p>17.77</text:p>
          </table:table-cell>
          <table:table-cell office:value-type="float" office:value="1.97379999999998">
            <text:p>1.97</text:p>
          </table:table-cell>
          <table:table-cell office:value-type="float" office:value="0.0238000000000511">
            <text:p>0.02</text:p>
          </table:table-cell>
          <table:table-cell office:value-type="float" office:value="388.64">
            <text:p>388.64</text:p>
          </table:table-cell>
          <table:table-cell office:value-type="float" office:value="13.8">
            <text:p>13.80</text:p>
          </table:table-cell>
          <table:table-cell office:value-type="float" office:value="0.87158">
            <text:p>0.87</text:p>
          </table:table-cell>
          <table:table-cell office:value-type="float" office:value="0.871471582996259">
            <text:p>0.87</text:p>
          </table:table-cell>
          <table:table-cell office:value-type="float" office:value="0.871468746482516">
            <text:p>0.87</text:p>
          </table:table-cell>
          <table:table-cell office:value-type="float" office:value="0.87147013221177">
            <text:p>0.87</text:p>
          </table:table-cell>
          <table:table-cell office:value-type="float" office:value="0.807293252959678">
            <text:p>0.81</text:p>
          </table:table-cell>
          <table:table-cell table:number-columns-repeated="958"/>
        </table:table-row>
        <table:table-row table:style-name="ro1">
          <table:table-cell office:value-type="string">
            <text:p>synthdata_10000_10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float" office:value="0.85964035964036">
            <text:p>0.86</text:p>
          </table:table-cell>
          <table:table-cell office:value-type="float" office:value="0.859897756140245">
            <text:p>0.86</text:p>
          </table:table-cell>
          <table:table-cell office:value-type="float" office:value="0.860868274038828">
            <text:p>0.86</text:p>
          </table:table-cell>
          <table:table-cell office:value-type="float" office:value="0.860382378185972">
            <text:p>0.86</text:p>
          </table:table-cell>
          <table:table-cell office:value-type="float" office:value="0.790134441202073">
            <text:p>0.79</text:p>
          </table:table-cell>
          <table:table-cell office:value-type="float" office:value="0.1744752">
            <text:p>0.17</text:p>
          </table:table-cell>
          <table:table-cell office:value-type="float" office:value="0.1041588">
            <text:p>0.10</text:p>
          </table:table-cell>
          <table:table-cell office:value-type="float" office:value="3.890234375">
            <text:p>3.89</text:p>
          </table:table-cell>
          <table:table-cell office:value-type="float" office:value="0.5578125">
            <text:p>0.56</text:p>
          </table:table-cell>
          <table:table-cell office:value-type="float" office:value="0.0126936040471178">
            <text:p>0.01</text:p>
          </table:table-cell>
          <table:table-cell office:value-type="float" office:value="0.0127419903013208">
            <text:p>0.01</text:p>
          </table:table-cell>
          <table:table-cell office:value-type="float" office:value="0.0136119373469309">
            <text:p>0.01</text:p>
          </table:table-cell>
          <table:table-cell office:value-type="float" office:value="0.0131719521364812">
            <text:p>0.01</text:p>
          </table:table-cell>
          <table:table-cell office:value-type="float" office:value="0.019433543741025">
            <text:p>0.02</text:p>
          </table:table-cell>
          <table:table-cell office:value-type="float" office:value="0.0459297359883551">
            <text:p>0.05</text:p>
          </table:table-cell>
          <table:table-cell office:value-type="float" office:value="0.000446548048926423">
            <text:p>0.00</text:p>
          </table:table-cell>
          <table:table-cell office:value-type="float" office:value="2.39924816435282">
            <text:p>2.40</text:p>
          </table:table-cell>
          <table:table-cell office:value-type="float" office:value="0.0539232310210544">
            <text:p>0.05</text:p>
          </table:table-cell>
          <table:table-cell office:value-type="float" office:value="0.8563">
            <text:p>0.86</text:p>
          </table:table-cell>
          <table:table-cell office:value-type="float" office:value="0.856700166617848">
            <text:p>0.86</text:p>
          </table:table-cell>
          <table:table-cell office:value-type="float" office:value="0.857321857554">
            <text:p>0.86</text:p>
          </table:table-cell>
          <table:table-cell office:value-type="float" office:value="0.85701033545976">
            <text:p>0.86</text:p>
          </table:table-cell>
          <table:table-cell office:value-type="float" office:value="0.785120450154046">
            <text:p>0.79</text:p>
          </table:table-cell>
          <table:table-cell office:value-type="float" office:value="0.5096083">
            <text:p>0.51</text:p>
          </table:table-cell>
          <table:table-cell office:value-type="float" office:value="0.2401575">
            <text:p>0.24</text:p>
          </table:table-cell>
          <table:table-cell office:value-type="float" office:value="1.504296875">
            <text:p>1.50</text:p>
          </table:table-cell>
          <table:table-cell office:value-type="float" office:value="0.8046875">
            <text:p>0.80</text:p>
          </table:table-cell>
          <table:table-cell office:value-type="float" office:value="0.00802558409089333">
            <text:p>0.01</text:p>
          </table:table-cell>
          <table:table-cell office:value-type="float" office:value="0.00805289303200355">
            <text:p>0.01</text:p>
          </table:table-cell>
          <table:table-cell office:value-type="float" office:value="0.00800943739211669">
            <text:p>0.01</text:p>
          </table:table-cell>
          <table:table-cell office:value-type="float" office:value="0.00800159474805903">
            <text:p>0.01</text:p>
          </table:table-cell>
          <table:table-cell office:value-type="float" office:value="0.0119959976901255">
            <text:p>0.01</text:p>
          </table:table-cell>
          <table:table-cell office:value-type="float" office:value="0.00683125947465031">
            <text:p>0.01</text:p>
          </table:table-cell>
          <table:table-cell office:value-type="float" office:value="0.00286934477712248">
            <text:p>0.00</text:p>
          </table:table-cell>
          <table:table-cell office:value-type="float" office:value="0.529435809717598">
            <text:p>0.53</text:p>
          </table:table-cell>
          <table:table-cell office:value-type="float" office:value="0.937556964415196">
            <text:p>0.94</text:p>
          </table:table-cell>
          <table:table-cell office:value-type="float" office:value="0.8607">
            <text:p>0.86</text:p>
          </table:table-cell>
          <table:table-cell office:value-type="float" office:value="0.860251936799278">
            <text:p>0.86</text:p>
          </table:table-cell>
          <table:table-cell office:value-type="float" office:value="0.86077789758051">
            <text:p>0.86</text:p>
          </table:table-cell>
          <table:table-cell office:value-type="float" office:value="0.860514299651237">
            <text:p>0.86</text:p>
          </table:table-cell>
          <table:table-cell office:value-type="float" office:value="0.790986008266102">
            <text:p>0.79</text:p>
          </table:table-cell>
          <table:table-cell office:value-type="float" office:value="26.4733">
            <text:p>26.47</text:p>
          </table:table-cell>
          <table:table-cell office:value-type="float" office:value="3.3177243">
            <text:p>3.32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102279030108816">
            <text:p>0.01</text:p>
          </table:table-cell>
          <table:table-cell office:value-type="float" office:value="0.010328375368272">
            <text:p>0.01</text:p>
          </table:table-cell>
          <table:table-cell office:value-type="float" office:value="0.010689615930293">
            <text:p>0.01</text:p>
          </table:table-cell>
          <table:table-cell office:value-type="float" office:value="0.0104881377115438">
            <text:p>0.01</text:p>
          </table:table-cell>
          <table:table-cell office:value-type="float" office:value="0.0155478275351217">
            <text:p>0.02</text:p>
          </table:table-cell>
          <table:table-cell office:value-type="float" office:value="8.1512792621772">
            <text:p>8.15</text:p>
          </table:table-cell>
          <table:table-cell office:value-type="float" office:value="0.951489531003054">
            <text:p>0.95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135400000000004">
            <text:p>0.14</text:p>
          </table:table-cell>
          <table:table-cell office:value-type="float" office:value="0.0029999999999518">
            <text:p>0.00</text:p>
          </table:table-cell>
          <table:table-cell office:value-type="float" office:value="39.19">
            <text:p>39.19</text:p>
          </table:table-cell>
          <table:table-cell office:value-type="float" office:value="0.00324278">
            <text:p>0.00</text:p>
          </table:table-cell>
          <table:table-cell office:value-type="float" office:value="0.8606">
            <text:p>0.86</text:p>
          </table:table-cell>
          <table:table-cell office:value-type="float" office:value="0.860488654718808">
            <text:p>0.86</text:p>
          </table:table-cell>
          <table:table-cell office:value-type="float" office:value="0.86014788638663">
            <text:p>0.86</text:p>
          </table:table-cell>
          <table:table-cell office:value-type="float" office:value="0.860317941766076">
            <text:p>0.86</text:p>
          </table:table-cell>
          <table:table-cell office:value-type="float" office:value="0.790736351980281">
            <text:p>0.79</text:p>
          </table:table-cell>
          <table:table-cell table:number-columns-repeated="958"/>
        </table:table-row>
        <table:table-row table:style-name="ro1">
          <table:table-cell office:value-type="string">
            <text:p>Synthdata_1000_1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80990099009901">
            <text:p>0.81</text:p>
          </table:table-cell>
          <table:table-cell office:value-type="float" office:value="0.808849736864443">
            <text:p>0.81</text:p>
          </table:table-cell>
          <table:table-cell office:value-type="float" office:value="0.812304623738013">
            <text:p>0.81</text:p>
          </table:table-cell>
          <table:table-cell office:value-type="float" office:value="0.810569334504531">
            <text:p>0.81</text:p>
          </table:table-cell>
          <table:table-cell office:value-type="float" office:value="0.71591519061163">
            <text:p>0.72</text:p>
          </table:table-cell>
          <table:table-cell office:value-type="float" office:value="0.1044791">
            <text:p>0.10</text:p>
          </table:table-cell>
          <table:table-cell office:value-type="float" office:value="0.1045061">
            <text:p>0.10</text:p>
          </table:table-cell>
          <table:table-cell office:value-type="float" office:value="0.50390625">
            <text:p>0.50</text:p>
          </table:table-cell>
          <table:table-cell office:value-type="float" office:value="0.578125">
            <text:p>0.58</text:p>
          </table:table-cell>
          <table:table-cell office:value-type="float" office:value="0.0293042546276213">
            <text:p>0.03</text:p>
          </table:table-cell>
          <table:table-cell office:value-type="float" office:value="0.0293716325933247">
            <text:p>0.03</text:p>
          </table:table-cell>
          <table:table-cell office:value-type="float" office:value="0.0301820013803354">
            <text:p>0.03</text:p>
          </table:table-cell>
          <table:table-cell office:value-type="float" office:value="0.0297228506669034">
            <text:p>0.03</text:p>
          </table:table-cell>
          <table:table-cell office:value-type="float" office:value="0.0444529514029644">
            <text:p>0.04</text:p>
          </table:table-cell>
          <table:table-cell office:value-type="float" office:value="0.000280692874865035">
            <text:p>0.00</text:p>
          </table:table-cell>
          <table:table-cell office:value-type="float" office:value="0.000116102067165059">
            <text:p>0.00</text:p>
          </table:table-cell>
          <table:table-cell office:value-type="float" office:value="0">
            <text:p>0.00</text:p>
          </table:table-cell>
          <table:table-cell office:value-type="float" office:value="0.0486010344218619">
            <text:p>0.05</text:p>
          </table:table-cell>
          <table:table-cell office:value-type="float" office:value="0.827">
            <text:p>0.83</text:p>
          </table:table-cell>
          <table:table-cell office:value-type="float" office:value="0.826635419319243">
            <text:p>0.83</text:p>
          </table:table-cell>
          <table:table-cell office:value-type="float" office:value="0.827270112784083">
            <text:p>0.83</text:p>
          </table:table-cell>
          <table:table-cell office:value-type="float" office:value="0.82694900699876">
            <text:p>0.83</text:p>
          </table:table-cell>
          <table:table-cell office:value-type="float" office:value="0.740878675716678">
            <text:p>0.74</text:p>
          </table:table-cell>
          <table:table-cell office:value-type="float" office:value="0.3926215">
            <text:p>0.39</text:p>
          </table:table-cell>
          <table:table-cell office:value-type="float" office:value="0.2175369">
            <text:p>0.22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384837628097877">
            <text:p>0.04</text:p>
          </table:table-cell>
          <table:table-cell office:value-type="float" office:value="0.0378487466341426">
            <text:p>0.04</text:p>
          </table:table-cell>
          <table:table-cell office:value-type="float" office:value="0.0380610866612895">
            <text:p>0.04</text:p>
          </table:table-cell>
          <table:table-cell office:value-type="float" office:value="0.0379172329554075">
            <text:p>0.04</text:p>
          </table:table-cell>
          <table:table-cell office:value-type="float" office:value="0.0573252504712029">
            <text:p>0.06</text:p>
          </table:table-cell>
          <table:table-cell office:value-type="float" office:value="0.00447054639278017">
            <text:p>0.00</text:p>
          </table:table-cell>
          <table:table-cell office:value-type="float" office:value="0.00612036676106914">
            <text:p>0.01</text:p>
          </table:table-cell>
          <table:table-cell office:value-type="float" office:value="17.111401407716">
            <text:p>17.11</text:p>
          </table:table-cell>
          <table:table-cell office:value-type="float" office:value="17.1110107487189">
            <text:p>17.11</text:p>
          </table:table-cell>
          <table:table-cell office:value-type="float" office:value="0.818">
            <text:p>0.82</text:p>
          </table:table-cell>
          <table:table-cell office:value-type="float" office:value="0.815342111592111">
            <text:p>0.82</text:p>
          </table:table-cell>
          <table:table-cell office:value-type="float" office:value="0.817433338557642">
            <text:p>0.82</text:p>
          </table:table-cell>
          <table:table-cell office:value-type="float" office:value="0.816379390651579">
            <text:p>0.82</text:p>
          </table:table-cell>
          <table:table-cell office:value-type="float" office:value="0.726090074217676">
            <text:p>0.73</text:p>
          </table:table-cell>
          <table:table-cell office:value-type="float" office:value="6.7564">
            <text:p>6.76</text:p>
          </table:table-cell>
          <table:table-cell office:value-type="float" office:value="0.3384975">
            <text:p>0.34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42614551505325">
            <text:p>0.04</text:p>
          </table:table-cell>
          <table:table-cell office:value-type="float" office:value="0.0433005788037291">
            <text:p>0.04</text:p>
          </table:table-cell>
          <table:table-cell office:value-type="float" office:value="0.043833689337759">
            <text:p>0.04</text:p>
          </table:table-cell>
          <table:table-cell office:value-type="float" office:value="0.0434987442468911">
            <text:p>0.04</text:p>
          </table:table-cell>
          <table:table-cell office:value-type="float" office:value="0.064636017329558">
            <text:p>0.06</text:p>
          </table:table-cell>
          <table:table-cell office:value-type="float" office:value="1.78652893623361">
            <text:p>1.79</text:p>
          </table:table-cell>
          <table:table-cell office:value-type="float" office:value="0.083993028169307">
            <text:p>0.08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122000000000071">
            <text:p>0.01</text:p>
          </table:table-cell>
          <table:table-cell office:value-type="float" office:value="0.000999999999999091">
            <text:p>0.00</text:p>
          </table:table-cell>
          <table:table-cell office:value-type="float" office:value="3.3">
            <text:p>3.30</text:p>
          </table:table-cell>
          <table:table-cell office:value-type="float" office:value="0.0002343247">
            <text:p>0.00</text:p>
          </table:table-cell>
          <table:table-cell office:value-type="float" office:value="0.816">
            <text:p>0.82</text:p>
          </table:table-cell>
          <table:table-cell office:value-type="float" office:value="0.816674085193211">
            <text:p>0.82</text:p>
          </table:table-cell>
          <table:table-cell office:value-type="float" office:value="0.813484848484849">
            <text:p>0.81</text:p>
          </table:table-cell>
          <table:table-cell office:value-type="float" office:value="0.8150641362685">
            <text:p>0.82</text:p>
          </table:table-cell>
          <table:table-cell office:value-type="float" office:value="0.72367244041708">
            <text:p>0.72</text:p>
          </table:table-cell>
          <table:table-cell table:number-columns-repeated="958"/>
        </table:table-row>
      </table:table>
      <table:table table:name="Categorical" table:style-name="ta1">
        <office:forms form:automatic-focus="false" form:apply-design-mode="false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number-columns-repeated="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3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3" table:number-columns-repeated="4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6" table:number-columns-repeated="960" table:default-cell-style-name="Default"/>
        <table:table-row table:style-name="ro4">
          <table:table-cell table:style-name="ce33"/>
          <table:table-cell table:style-name="ce34" office:value-type="string" table:number-columns-spanned="18" table:number-rows-spanned="1">
            <text:p>BigML</text:p>
          </table:table-cell>
          <table:covered-table-cell table:number-columns-repeated="17" table:style-name="ce20"/>
          <table:table-cell table:style-name="ce35" office:value-type="string" table:number-columns-spanned="9" table:number-rows-spanned="1">
            <text:p>R</text:p>
          </table:table-cell>
          <table:covered-table-cell table:number-columns-repeated="8" table:style-name="ce7"/>
          <table:table-cell table:style-name="ce36" office:value-type="string" table:number-columns-spanned="18" table:number-rows-spanned="1">
            <text:p>sklearn</text:p>
          </table:table-cell>
          <table:covered-table-cell table:style-name="ce36"/>
          <table:covered-table-cell table:number-columns-repeated="16" table:style-name="ce28"/>
          <table:table-cell table:style-name="ce37" office:value-type="string" table:number-columns-spanned="18" table:number-rows-spanned="1">
            <text:p>WiseRF</text:p>
          </table:table-cell>
          <table:covered-table-cell table:number-columns-repeated="17" table:style-name="ce24"/>
          <table:table-cell table:number-columns-repeated="960"/>
        </table:table-row>
        <table:table-row table:style-name="ro4">
          <table:table-cell office:value-type="string">
            <text:p>categories</text:p>
          </table:table-cell>
          <table:table-cell table:style-name="ce20" office:value-type="string">
            <text:p>mean_acc</text:p>
          </table:table-cell>
          <table:table-cell table:style-name="ce20" office:value-type="string">
            <text:p>mean_recall</text:p>
          </table:table-cell>
          <table:table-cell table:style-name="ce20" office:value-type="string">
            <text:p>mean_precision</text:p>
          </table:table-cell>
          <table:table-cell table:style-name="ce20" office:value-type="string">
            <text:p>mean_f1</text:p>
          </table:table-cell>
          <table:table-cell table:style-name="ce20" office:value-type="string">
            <text:p>mean_phi</text:p>
          </table:table-cell>
          <table:table-cell table:style-name="ce20" office:value-type="string">
            <text:p>mean_train_time</text:p>
          </table:table-cell>
          <table:table-cell table:style-name="ce20" office:value-type="string">
            <text:p>mean_predict_time</text:p>
          </table:table-cell>
          <table:table-cell table:style-name="ce20" office:value-type="string">
            <text:p>mean_train_mem</text:p>
          </table:table-cell>
          <table:table-cell table:style-name="ce20" office:value-type="string">
            <text:p>mean_predict_mem</text:p>
          </table:table-cell>
          <table:table-cell table:style-name="ce20" office:value-type="string">
            <text:p>std_acc</text:p>
          </table:table-cell>
          <table:table-cell table:style-name="ce20" office:value-type="string">
            <text:p>std_recall</text:p>
          </table:table-cell>
          <table:table-cell table:style-name="ce20" office:value-type="string">
            <text:p>std_precision</text:p>
          </table:table-cell>
          <table:table-cell table:style-name="ce20" office:value-type="string">
            <text:p>std_f1</text:p>
          </table:table-cell>
          <table:table-cell table:style-name="ce20" office:value-type="string">
            <text:p>std_phi</text:p>
          </table:table-cell>
          <table:table-cell table:style-name="ce20" office:value-type="string">
            <text:p>std_train_time</text:p>
          </table:table-cell>
          <table:table-cell table:style-name="ce20" office:value-type="string">
            <text:p>std_predict_time</text:p>
          </table:table-cell>
          <table:table-cell table:style-name="ce20" office:value-type="string">
            <text:p>std_train_mem</text:p>
          </table:table-cell>
          <table:table-cell table:style-name="ce20" office:value-type="string">
            <text:p>std_predict_mem</text:p>
          </table:table-cell>
          <table:table-cell table:style-name="ce7" office:value-type="string">
            <text:p>Train Time</text:p>
          </table:table-cell>
          <table:table-cell table:style-name="ce7" office:value-type="string">
            <text:p>Predict Time</text:p>
          </table:table-cell>
          <table:table-cell table:style-name="ce7" office:value-type="string">
            <text:p>Train Mem</text:p>
          </table:table-cell>
          <table:table-cell table:style-name="ce7" office:value-type="string">
            <text:p>Predict Mem</text:p>
          </table:table-cell>
          <table:table-cell table:style-name="ce7" office:value-type="string">
            <text:p>accuracy</text:p>
          </table:table-cell>
          <table:table-cell table:style-name="ce7" office:value-type="string">
            <text:p>precision</text:p>
          </table:table-cell>
          <table:table-cell table:style-name="ce7" office:value-type="string">
            <text:p>recall</text:p>
          </table:table-cell>
          <table:table-cell table:style-name="ce7" office:value-type="string">
            <text:p>f1</text:p>
          </table:table-cell>
          <table:table-cell table:style-name="ce7" office:value-type="string">
            <text:p>phi</text:p>
          </table:table-cell>
          <table:table-cell table:style-name="ce28" office:value-type="string">
            <text:p>mean_acc</text:p>
          </table:table-cell>
          <table:table-cell table:style-name="ce28" office:value-type="string">
            <text:p>mean_recall</text:p>
          </table:table-cell>
          <table:table-cell table:style-name="ce28" office:value-type="string">
            <text:p>mean_precision</text:p>
          </table:table-cell>
          <table:table-cell table:style-name="ce28" office:value-type="string">
            <text:p>mean_f1</text:p>
          </table:table-cell>
          <table:table-cell table:style-name="ce28" office:value-type="string">
            <text:p>mean_phi</text:p>
          </table:table-cell>
          <table:table-cell table:style-name="ce28" office:value-type="string">
            <text:p>mean_train_time</text:p>
          </table:table-cell>
          <table:table-cell table:style-name="ce28" office:value-type="string">
            <text:p>mean_predict_time</text:p>
          </table:table-cell>
          <table:table-cell table:style-name="ce28" office:value-type="string">
            <text:p>mean_train_mem</text:p>
          </table:table-cell>
          <table:table-cell table:style-name="ce28" office:value-type="string">
            <text:p>mean_predict_mem</text:p>
          </table:table-cell>
          <table:table-cell table:style-name="ce28" office:value-type="string">
            <text:p>std_acc</text:p>
          </table:table-cell>
          <table:table-cell table:style-name="ce28" office:value-type="string">
            <text:p>std_recall</text:p>
          </table:table-cell>
          <table:table-cell table:style-name="ce28" office:value-type="string">
            <text:p>std_precision</text:p>
          </table:table-cell>
          <table:table-cell table:style-name="ce28" office:value-type="string">
            <text:p>std_f1</text:p>
          </table:table-cell>
          <table:table-cell table:style-name="ce28" office:value-type="string">
            <text:p>std_phi</text:p>
          </table:table-cell>
          <table:table-cell table:style-name="ce28" office:value-type="string">
            <text:p>std_train_time</text:p>
          </table:table-cell>
          <table:table-cell table:style-name="ce28" office:value-type="string">
            <text:p>std_predict_time</text:p>
          </table:table-cell>
          <table:table-cell table:style-name="ce28" office:value-type="string">
            <text:p>std_train_mem</text:p>
          </table:table-cell>
          <table:table-cell table:style-name="ce28" office:value-type="string">
            <text:p>std_predict_mem</text:p>
          </table:table-cell>
          <table:table-cell table:style-name="ce24" office:value-type="string">
            <text:p>mean_acc</text:p>
          </table:table-cell>
          <table:table-cell table:style-name="ce24" office:value-type="string">
            <text:p>mean_recall</text:p>
          </table:table-cell>
          <table:table-cell table:style-name="ce24" office:value-type="string">
            <text:p>mean_precision</text:p>
          </table:table-cell>
          <table:table-cell table:style-name="ce24" office:value-type="string">
            <text:p>mean_f1</text:p>
          </table:table-cell>
          <table:table-cell table:style-name="ce24" office:value-type="string">
            <text:p>mean_phi</text:p>
          </table:table-cell>
          <table:table-cell table:style-name="ce24" office:value-type="string">
            <text:p>mean_train_time</text:p>
          </table:table-cell>
          <table:table-cell table:style-name="ce24" office:value-type="string">
            <text:p>mean_predict_time</text:p>
          </table:table-cell>
          <table:table-cell table:style-name="ce24" office:value-type="string">
            <text:p>mean_train_mem</text:p>
          </table:table-cell>
          <table:table-cell table:style-name="ce24" office:value-type="string">
            <text:p>mean_predict_mem</text:p>
          </table:table-cell>
          <table:table-cell table:style-name="ce24" office:value-type="string">
            <text:p>std_acc</text:p>
          </table:table-cell>
          <table:table-cell table:style-name="ce24" office:value-type="string">
            <text:p>std_recall</text:p>
          </table:table-cell>
          <table:table-cell table:style-name="ce24" office:value-type="string">
            <text:p>std_precision</text:p>
          </table:table-cell>
          <table:table-cell table:style-name="ce24" office:value-type="string">
            <text:p>std_f1</text:p>
          </table:table-cell>
          <table:table-cell table:style-name="ce24" office:value-type="string">
            <text:p>std_phi</text:p>
          </table:table-cell>
          <table:table-cell table:style-name="ce24" office:value-type="string">
            <text:p>std_train_time</text:p>
          </table:table-cell>
          <table:table-cell table:style-name="ce24" office:value-type="string">
            <text:p>std_predict_time</text:p>
          </table:table-cell>
          <table:table-cell table:style-name="ce24" office:value-type="string">
            <text:p>std_train_mem</text:p>
          </table:table-cell>
          <table:table-cell table:style-name="ce24" office:value-type="string">
            <text:p>std_predict_mem</text:p>
          </table:table-cell>
          <table:table-cell table:number-columns-repeated="960"/>
        </table:table-row>
        <table:table-row table:style-name="ro1">
          <table:table-cell office:value-type="float" office:value="3">
            <text:p>3</text:p>
          </table:table-cell>
          <table:table-cell table:style-name="ce20" office:value-type="float" office:value="0.964019">
            <text:p>0.964019</text:p>
          </table:table-cell>
          <table:table-cell table:style-name="ce20" office:value-type="float" office:value="0.964019317913">
            <text:p>0.9640193179</text:p>
          </table:table-cell>
          <table:table-cell table:style-name="ce20" office:value-type="float" office:value="0.964021260322">
            <text:p>0.9640212603</text:p>
          </table:table-cell>
          <table:table-cell table:style-name="ce20" office:value-type="float" office:value="0.964020289116">
            <text:p>0.9640202891</text:p>
          </table:table-cell>
          <table:table-cell table:style-name="ce20" office:value-type="float" office:value="0.946029917157">
            <text:p>0.9460299172</text:p>
          </table:table-cell>
          <table:table-cell table:style-name="ce20" office:value-type="float" office:value="466.5691">
            <text:p>466.5691</text:p>
          </table:table-cell>
          <table:table-cell table:style-name="ce20" office:value-type="float" office:value="362.6368752">
            <text:p>362.6368752</text:p>
          </table:table-cell>
          <table:table-cell table:style-name="ce20" office:value-type="float" office:value="-0.01640625">
            <text:p>-0.01640625</text:p>
          </table:table-cell>
          <table:table-cell table:style-name="ce20" office:value-type="float" office:value="-0.064453125">
            <text:p>-0.064453125</text:p>
          </table:table-cell>
          <table:table-cell table:style-name="ce20" office:value-type="float" office:value="0.000990438791647">
            <text:p>0.0009904388</text:p>
          </table:table-cell>
          <table:table-cell table:style-name="ce20" office:value-type="float" office:value="0.000990306879191">
            <text:p>0.0009903069</text:p>
          </table:table-cell>
          <table:table-cell table:style-name="ce20" office:value-type="float" office:value="0.000989805164287">
            <text:p>0.0009898052</text:p>
          </table:table-cell>
          <table:table-cell table:style-name="ce20" office:value-type="float" office:value="0.000990055729207">
            <text:p>0.0009900557</text:p>
          </table:table-cell>
          <table:table-cell table:style-name="ce20" office:value-type="float" office:value="0.00148521292848">
            <text:p>0.0014852129</text:p>
          </table:table-cell>
          <table:table-cell table:style-name="ce20" office:value-type="float" office:value="283.738955289">
            <text:p>283.738955289</text:p>
          </table:table-cell>
          <table:table-cell table:style-name="ce20" office:value-type="float" office:value="1.93720417701">
            <text:p>1.937204177</text:p>
          </table:table-cell>
          <table:table-cell table:style-name="ce20" office:value-type="float" office:value="0.134284126249">
            <text:p>0.1342841262</text:p>
          </table:table-cell>
          <table:table-cell table:style-name="ce20" office:value-type="float" office:value="0.172948088338">
            <text:p>0.1729480883</text:p>
          </table:table-cell>
          <table:table-cell table:style-name="ce7" office:value-type="float" office:value="18.1889">
            <text:p>18.1889</text:p>
          </table:table-cell>
          <table:table-cell table:style-name="ce7" office:value-type="float" office:value="0.25080000000001">
            <text:p>0.2508</text:p>
          </table:table-cell>
          <table:table-cell table:style-name="ce7" office:value-type="float" office:value="4691.63">
            <text:p>4691.63</text:p>
          </table:table-cell>
          <table:table-cell table:style-name="ce7" office:value-type="float" office:value="341.19">
            <text:p>341.19</text:p>
          </table:table-cell>
          <table:table-cell table:style-name="ce7" office:value-type="float" office:value="0.966657">
            <text:p>0.966657</text:p>
          </table:table-cell>
          <table:table-cell table:style-name="ce7" office:value-type="float" office:value="0.966658105009945">
            <text:p>0.966658105</text:p>
          </table:table-cell>
          <table:table-cell table:style-name="ce7" office:value-type="float" office:value="0.966657031325965">
            <text:p>0.9666570313</text:p>
          </table:table-cell>
          <table:table-cell table:style-name="ce7" office:value-type="float" office:value="0.966657568167265">
            <text:p>0.9666575682</text:p>
          </table:table-cell>
          <table:table-cell table:style-name="ce7" office:value-type="float" office:value="0.949986076436374">
            <text:p>0.9499860764</text:p>
          </table:table-cell>
          <table:table-cell table:style-name="ce28" office:value-type="float" office:value="0.963253">
            <text:p>0.963253</text:p>
          </table:table-cell>
          <table:table-cell table:style-name="ce28" office:value-type="float" office:value="0.96325292371372">
            <text:p>0.9632529237</text:p>
          </table:table-cell>
          <table:table-cell table:style-name="ce28" office:value-type="float" office:value="0.963254442645787">
            <text:p>0.9632544426</text:p>
          </table:table-cell>
          <table:table-cell table:style-name="ce28" office:value-type="float" office:value="0.963253683178222">
            <text:p>0.9632536832</text:p>
          </table:table-cell>
          <table:table-cell table:style-name="ce28" office:value-type="float" office:value="0.944880229911628">
            <text:p>0.9448802299</text:p>
          </table:table-cell>
          <table:table-cell table:style-name="ce28" office:value-type="float" office:value="41.8795569">
            <text:p>41.8795569</text:p>
          </table:table-cell>
          <table:table-cell table:style-name="ce28" office:value-type="float" office:value="5.2564669">
            <text:p>5.2564669</text:p>
          </table:table-cell>
          <table:table-cell table:number-columns-repeated="2" table:style-name="ce28" office:value-type="float" office:value="18.475">
            <text:p>18.475</text:p>
          </table:table-cell>
          <table:table-cell table:style-name="ce28" office:value-type="float" office:value="0.000706017705160429">
            <text:p>0.0007060177</text:p>
          </table:table-cell>
          <table:table-cell table:style-name="ce28" office:value-type="float" office:value="0.000706106305217634">
            <text:p>0.0007061063</text:p>
          </table:table-cell>
          <table:table-cell table:style-name="ce28" office:value-type="float" office:value="0.000705639765796403">
            <text:p>0.0007056398</text:p>
          </table:table-cell>
          <table:table-cell table:style-name="ce28" office:value-type="float" office:value="0.000705872438804865">
            <text:p>0.0007058724</text:p>
          </table:table-cell>
          <table:table-cell table:style-name="ce28" office:value-type="float" office:value="0.00105884951736101">
            <text:p>0.0010588495</text:p>
          </table:table-cell>
          <table:table-cell table:style-name="ce28" office:value-type="float" office:value="0.258010620815285">
            <text:p>0.2580106208</text:p>
          </table:table-cell>
          <table:table-cell table:style-name="ce28" office:value-type="float" office:value="0.0200585413948769">
            <text:p>0.0200585414</text:p>
          </table:table-cell>
          <table:table-cell table:number-columns-repeated="2" table:style-name="ce28" office:value-type="float" office:value="0.00259111311746516">
            <text:p>0.0025911131</text:p>
          </table:table-cell>
          <table:table-cell table:style-name="ce24" office:value-type="float" office:value="0.964496">
            <text:p>0.964496</text:p>
          </table:table-cell>
          <table:table-cell table:style-name="ce24" office:value-type="float" office:value="0.964495727971438">
            <text:p>0.964495728</text:p>
          </table:table-cell>
          <table:table-cell table:style-name="ce24" office:value-type="float" office:value="0.964504999995952">
            <text:p>0.964505</text:p>
          </table:table-cell>
          <table:table-cell table:style-name="ce24" office:value-type="float" office:value="0.964500363957374">
            <text:p>0.964500364</text:p>
          </table:table-cell>
          <table:table-cell table:style-name="ce24" office:value-type="float" office:value="0.946748796120781">
            <text:p>0.9467487961</text:p>
          </table:table-cell>
          <table:table-cell table:style-name="ce24" office:value-type="float" office:value="10.2618799">
            <text:p>10.2618799</text:p>
          </table:table-cell>
          <table:table-cell table:style-name="ce24" office:value-type="float" office:value="0.1998819">
            <text:p>0.1998819</text:p>
          </table:table-cell>
          <table:table-cell table:style-name="ce24" office:value-type="float" office:value="418.62734375">
            <text:p>418.62734375</text:p>
          </table:table-cell>
          <table:table-cell table:style-name="ce24" office:value-type="float" office:value="140.32578125">
            <text:p>140.32578125</text:p>
          </table:table-cell>
          <table:table-cell table:style-name="ce24" office:value-type="float" office:value="0.00076386124394422">
            <text:p>0.0007638612</text:p>
          </table:table-cell>
          <table:table-cell table:style-name="ce24" office:value-type="float" office:value="0.000763881957357794">
            <text:p>0.000763882</text:p>
          </table:table-cell>
          <table:table-cell table:style-name="ce24" office:value-type="float" office:value="0.000763372793883721">
            <text:p>0.0007633728</text:p>
          </table:table-cell>
          <table:table-cell table:style-name="ce24" office:value-type="float" office:value="0.000763624870412279">
            <text:p>0.0007636249</text:p>
          </table:table-cell>
          <table:table-cell table:style-name="ce24" office:value-type="float" office:value="0.0011454916547931">
            <text:p>0.0011454917</text:p>
          </table:table-cell>
          <table:table-cell table:style-name="ce24" office:value-type="float" office:value="0.203525982122406">
            <text:p>0.2035259821</text:p>
          </table:table-cell>
          <table:table-cell table:style-name="ce24" office:value-type="float" office:value="0.00826106388366535">
            <text:p>0.0082610639</text:p>
          </table:table-cell>
          <table:table-cell table:style-name="ce24" office:value-type="float" office:value="61.2508684419062">
            <text:p>61.2508684419</text:p>
          </table:table-cell>
          <table:table-cell table:style-name="ce24" office:value-type="float" office:value="53.230930383217">
            <text:p>53.2309303832</text:p>
          </table:table-cell>
          <table:table-cell table:number-columns-repeated="960"/>
        </table:table-row>
        <table:table-row table:style-name="ro1">
          <table:table-cell office:value-type="float" office:value="8">
            <text:p>8</text:p>
          </table:table-cell>
          <table:table-cell table:style-name="ce20" table:number-columns-repeated="18"/>
          <table:table-cell table:style-name="ce7" office:value-type="float" office:value="21.1725">
            <text:p>21.1725</text:p>
          </table:table-cell>
          <table:table-cell table:style-name="ce7" office:value-type="float" office:value="0.260000000000001">
            <text:p>0.26</text:p>
          </table:table-cell>
          <table:table-cell table:style-name="ce7" office:value-type="float" office:value="4691.25">
            <text:p>4691.25</text:p>
          </table:table-cell>
          <table:table-cell table:style-name="ce7" office:value-type="float" office:value="343.91">
            <text:p>343.91</text:p>
          </table:table-cell>
          <table:table-cell table:style-name="ce7" office:value-type="float" office:value="0.988642">
            <text:p>0.988642</text:p>
          </table:table-cell>
          <table:table-cell table:style-name="ce7" office:value-type="float" office:value="0.988641985430062">
            <text:p>0.9886419854</text:p>
          </table:table-cell>
          <table:table-cell table:style-name="ce7" office:value-type="float" office:value="0.988642041528997">
            <text:p>0.9886420415</text:p>
          </table:table-cell>
          <table:table-cell table:style-name="ce7" office:value-type="float" office:value="0.988642013479439">
            <text:p>0.9886420135</text:p>
          </table:table-cell>
          <table:table-cell table:style-name="ce7" office:value-type="float" office:value="0.982963053944017">
            <text:p>0.9829630539</text:p>
          </table:table-cell>
          <table:table-cell table:style-name="ce28" office:value-type="float" office:value="0.989025">
            <text:p>0.989025</text:p>
          </table:table-cell>
          <table:table-cell table:style-name="ce28" office:value-type="float" office:value="0.989023312438471">
            <text:p>0.9890233124</text:p>
          </table:table-cell>
          <table:table-cell table:style-name="ce28" office:value-type="float" office:value="0.989029695885233">
            <text:p>0.9890296959</text:p>
          </table:table-cell>
          <table:table-cell table:style-name="ce28" office:value-type="float" office:value="0.989026504150211">
            <text:p>0.9890265042</text:p>
          </table:table-cell>
          <table:table-cell table:style-name="ce28" office:value-type="float" office:value="0.983539236420353">
            <text:p>0.9835392364</text:p>
          </table:table-cell>
          <table:table-cell table:style-name="ce28" office:value-type="float" office:value="77.3648101">
            <text:p>77.3648101</text:p>
          </table:table-cell>
          <table:table-cell table:style-name="ce28" office:value-type="float" office:value="5.2451928">
            <text:p>5.2451928</text:p>
          </table:table-cell>
          <table:table-cell table:style-name="ce28" office:value-type="float" office:value="1071.174609375">
            <text:p>1071.17460937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.000393706743655722">
            <text:p>0.0003937067</text:p>
          </table:table-cell>
          <table:table-cell table:style-name="ce28" office:value-type="float" office:value="0.000393920675685664">
            <text:p>0.0003939207</text:p>
          </table:table-cell>
          <table:table-cell table:style-name="ce28" office:value-type="float" office:value="0.000392733738464264">
            <text:p>0.0003927337</text:p>
          </table:table-cell>
          <table:table-cell table:style-name="ce28" office:value-type="float" office:value="0.000393325973494605">
            <text:p>0.000393326</text:p>
          </table:table-cell>
          <table:table-cell table:style-name="ce28" office:value-type="float" office:value="0.000590131701989071">
            <text:p>0.0005901317</text:p>
          </table:table-cell>
          <table:table-cell table:style-name="ce28" office:value-type="float" office:value="0.473057065692593">
            <text:p>0.4730570657</text:p>
          </table:table-cell>
          <table:table-cell table:style-name="ce28" office:value-type="float" office:value="0.0328097698370473">
            <text:p>0.0328097698</text:p>
          </table:table-cell>
          <table:table-cell table:style-name="ce28" office:value-type="float" office:value="82.398046875">
            <text:p>82.398046875</text:p>
          </table:table-cell>
          <table:table-cell table:style-name="ce28" office:value-type="float" office:value="0">
            <text:p>0</text:p>
          </table:table-cell>
          <table:table-cell table:style-name="ce24" office:value-type="float" office:value="0.989109">
            <text:p>0.989109</text:p>
          </table:table-cell>
          <table:table-cell table:style-name="ce24" office:value-type="float" office:value="0.989107368008415">
            <text:p>0.989107368</text:p>
          </table:table-cell>
          <table:table-cell table:style-name="ce24" office:value-type="float" office:value="0.989113698449095">
            <text:p>0.9891136984</text:p>
          </table:table-cell>
          <table:table-cell table:style-name="ce24" office:value-type="float" office:value="0.989110533217086">
            <text:p>0.9891105332</text:p>
          </table:table-cell>
          <table:table-cell table:style-name="ce24" office:value-type="float" office:value="0.983665242568519">
            <text:p>0.9836652426</text:p>
          </table:table-cell>
          <table:table-cell table:style-name="ce24" office:value-type="float" office:value="17.7130323">
            <text:p>17.7130323</text:p>
          </table:table-cell>
          <table:table-cell table:style-name="ce24" office:value-type="float" office:value="0.3012742">
            <text:p>0.3012742</text:p>
          </table:table-cell>
          <table:table-cell table:style-name="ce24" office:value-type="float" office:value="841.858984375">
            <text:p>841.858984375</text:p>
          </table:table-cell>
          <table:table-cell table:style-name="ce24" office:value-type="float" office:value="610.1171875">
            <text:p>610.1171875</text:p>
          </table:table-cell>
          <table:table-cell table:style-name="ce24" office:value-type="float" office:value="0.000304152922063893">
            <text:p>0.0003041529</text:p>
          </table:table-cell>
          <table:table-cell table:style-name="ce24" office:value-type="float" office:value="0.00030416003549868">
            <text:p>0.00030416</text:p>
          </table:table-cell>
          <table:table-cell table:style-name="ce24" office:value-type="float" office:value="0.000304307355813505">
            <text:p>0.0003043074</text:p>
          </table:table-cell>
          <table:table-cell table:style-name="ce24" office:value-type="float" office:value="0.000304231198157941">
            <text:p>0.0003042312</text:p>
          </table:table-cell>
          <table:table-cell table:style-name="ce24" office:value-type="float" office:value="0.000456314121948494">
            <text:p>0.0004563141</text:p>
          </table:table-cell>
          <table:table-cell table:style-name="ce24" office:value-type="float" office:value="0.356732283551138">
            <text:p>0.3567322836</text:p>
          </table:table-cell>
          <table:table-cell table:style-name="ce24" office:value-type="float" office:value="0.0161166184406035">
            <text:p>0.0161166184</text:p>
          </table:table-cell>
          <table:table-cell table:style-name="ce24" office:value-type="float" office:value="23.4447533990993">
            <text:p>23.4447533991</text:p>
          </table:table-cell>
          <table:table-cell table:style-name="ce24" office:value-type="float" office:value="52.9403451562575">
            <text:p>52.9403451563</text:p>
          </table:table-cell>
          <table:table-cell table:number-columns-repeated="960"/>
        </table:table-row>
        <table:table-row table:style-name="ro1">
          <table:table-cell office:value-type="float" office:value="10">
            <text:p>10</text:p>
          </table:table-cell>
          <table:table-cell table:style-name="ce20" office:value-type="float" office:value="0.987648">
            <text:p>0.987648</text:p>
          </table:table-cell>
          <table:table-cell table:style-name="ce20" office:value-type="float" office:value="0.987648043484">
            <text:p>0.9876480435</text:p>
          </table:table-cell>
          <table:table-cell table:style-name="ce20" office:value-type="float" office:value="0.987653995914">
            <text:p>0.9876539959</text:p>
          </table:table-cell>
          <table:table-cell table:style-name="ce20" office:value-type="float" office:value="0.987651019672">
            <text:p>0.9876510197</text:p>
          </table:table-cell>
          <table:table-cell table:style-name="ce20" office:value-type="float" office:value="0.98147521039">
            <text:p>0.9814752104</text:p>
          </table:table-cell>
          <table:table-cell table:style-name="ce20" office:value-type="float" office:value="384.707">
            <text:p>384.707</text:p>
          </table:table-cell>
          <table:table-cell table:style-name="ce20" office:value-type="float" office:value="392.1985699">
            <text:p>392.1985699</text:p>
          </table:table-cell>
          <table:table-cell table:style-name="ce20" office:value-type="float" office:value="-0.115234375">
            <text:p>-0.115234375</text:p>
          </table:table-cell>
          <table:table-cell table:style-name="ce20" office:value-type="float" office:value="-0.223046875">
            <text:p>-0.223046875</text:p>
          </table:table-cell>
          <table:table-cell table:style-name="ce20" office:value-type="float" office:value="0.00099303373558">
            <text:p>0.0009930337</text:p>
          </table:table-cell>
          <table:table-cell table:style-name="ce20" office:value-type="float" office:value="0.000993107764246">
            <text:p>0.0009931078</text:p>
          </table:table-cell>
          <table:table-cell table:style-name="ce20" office:value-type="float" office:value="0.000988103882273">
            <text:p>0.0009881039</text:p>
          </table:table-cell>
          <table:table-cell table:style-name="ce20" office:value-type="float" office:value="0.000990600058191">
            <text:p>0.0009906001</text:p>
          </table:table-cell>
          <table:table-cell table:style-name="ce20" office:value-type="float" office:value="0.00148691181202">
            <text:p>0.0014869118</text:p>
          </table:table-cell>
          <table:table-cell table:style-name="ce20" office:value-type="float" office:value="14.5569735797">
            <text:p>14.5569735797</text:p>
          </table:table-cell>
          <table:table-cell table:style-name="ce20" office:value-type="float" office:value="3.1960592129">
            <text:p>3.1960592129</text:p>
          </table:table-cell>
          <table:table-cell table:style-name="ce20" office:value-type="float" office:value="0.115512112333">
            <text:p>0.1155121123</text:p>
          </table:table-cell>
          <table:table-cell table:style-name="ce20" office:value-type="float" office:value="0.133104573147">
            <text:p>0.1331045731</text:p>
          </table:table-cell>
          <table:table-cell table:style-name="ce7" office:value-type="float" office:value="29.4037000000001">
            <text:p>29.4037</text:p>
          </table:table-cell>
          <table:table-cell table:style-name="ce7" office:value-type="float" office:value="0.247300000000018">
            <text:p>0.2473</text:p>
          </table:table-cell>
          <table:table-cell table:style-name="ce7" office:value-type="float" office:value="4668.72">
            <text:p>4668.72</text:p>
          </table:table-cell>
          <table:table-cell table:style-name="ce7" office:value-type="float" office:value="342.3">
            <text:p>342.3</text:p>
          </table:table-cell>
          <table:table-cell table:style-name="ce7" office:value-type="float" office:value="0.991113">
            <text:p>0.991113</text:p>
          </table:table-cell>
          <table:table-cell table:style-name="ce7" office:value-type="float" office:value="0.991112875940563">
            <text:p>0.9911128759</text:p>
          </table:table-cell>
          <table:table-cell table:style-name="ce7" office:value-type="float" office:value="0.991112966665921">
            <text:p>0.9911129667</text:p>
          </table:table-cell>
          <table:table-cell table:style-name="ce7" office:value-type="float" office:value="0.991112921302559">
            <text:p>0.9911129213</text:p>
          </table:table-cell>
          <table:table-cell table:style-name="ce7" office:value-type="float" office:value="0.986669456214394">
            <text:p>0.9866694562</text:p>
          </table:table-cell>
          <table:table-cell table:style-name="ce28" office:value-type="float" office:value="0.991498">
            <text:p>0.991498</text:p>
          </table:table-cell>
          <table:table-cell table:style-name="ce28" office:value-type="float" office:value="0.991500955217411">
            <text:p>0.9915009552</text:p>
          </table:table-cell>
          <table:table-cell table:style-name="ce28" office:value-type="float" office:value="0.991497038530227">
            <text:p>0.9914970385</text:p>
          </table:table-cell>
          <table:table-cell table:style-name="ce28" office:value-type="float" office:value="0.99149899686982">
            <text:p>0.9914989969</text:p>
          </table:table-cell>
          <table:table-cell table:style-name="ce28" office:value-type="float" office:value="0.987248133522598">
            <text:p>0.9872481335</text:p>
          </table:table-cell>
          <table:table-cell table:style-name="ce28" office:value-type="float" office:value="93.2404045">
            <text:p>93.2404045</text:p>
          </table:table-cell>
          <table:table-cell table:style-name="ce28" office:value-type="float" office:value="5.25865">
            <text:p>5.25865</text:p>
          </table:table-cell>
          <table:table-cell table:style-name="ce28" office:value-type="float" office:value="1689.105078125">
            <text:p>1689.105078125</text:p>
          </table:table-cell>
          <table:table-cell table:style-name="ce28" office:value-type="float" office:value="18.4859375">
            <text:p>18.4859375</text:p>
          </table:table-cell>
          <table:table-cell table:style-name="ce28" office:value-type="float" office:value="0.000350565257833689">
            <text:p>0.0003505653</text:p>
          </table:table-cell>
          <table:table-cell table:style-name="ce28" office:value-type="float" office:value="0.000350576995368404">
            <text:p>0.000350577</text:p>
          </table:table-cell>
          <table:table-cell table:style-name="ce28" office:value-type="float" office:value="0.000350443032615923">
            <text:p>0.000350443</text:p>
          </table:table-cell>
          <table:table-cell table:style-name="ce28" office:value-type="float" office:value="0.0003505098354162">
            <text:p>0.0003505098</text:p>
          </table:table-cell>
          <table:table-cell table:style-name="ce28" office:value-type="float" office:value="0.000525803182314695">
            <text:p>0.0005258032</text:p>
          </table:table-cell>
          <table:table-cell table:style-name="ce28" office:value-type="float" office:value="0.630588030659203">
            <text:p>0.6305880307</text:p>
          </table:table-cell>
          <table:table-cell table:style-name="ce28" office:value-type="float" office:value="0.00874694071090054">
            <text:p>0.0087469407</text:p>
          </table:table-cell>
          <table:table-cell table:style-name="ce28" office:value-type="float" office:value="99.3646754698655">
            <text:p>99.3646754699</text:p>
          </table:table-cell>
          <table:table-cell table:style-name="ce28" office:value-type="float" office:value="0.00191366386154936">
            <text:p>0.0019136639</text:p>
          </table:table-cell>
          <table:table-cell table:style-name="ce24" office:value-type="float" office:value="0.991562">
            <text:p>0.991562</text:p>
          </table:table-cell>
          <table:table-cell table:style-name="ce24" office:value-type="float" office:value="0.991565139094586">
            <text:p>0.9915651391</text:p>
          </table:table-cell>
          <table:table-cell table:style-name="ce24" office:value-type="float" office:value="0.99156118696665">
            <text:p>0.991561187</text:p>
          </table:table-cell>
          <table:table-cell table:style-name="ce24" office:value-type="float" office:value="0.991563163026598">
            <text:p>0.991563163</text:p>
          </table:table-cell>
          <table:table-cell table:style-name="ce24" office:value-type="float" office:value="0.987344301045704">
            <text:p>0.987344301</text:p>
          </table:table-cell>
          <table:table-cell table:style-name="ce24" office:value-type="float" office:value="22.691422">
            <text:p>22.691422</text:p>
          </table:table-cell>
          <table:table-cell table:style-name="ce24" office:value-type="float" office:value="0.2762116">
            <text:p>0.2762116</text:p>
          </table:table-cell>
          <table:table-cell table:style-name="ce24" office:value-type="float" office:value="1023.941796875">
            <text:p>1023.941796875</text:p>
          </table:table-cell>
          <table:table-cell table:style-name="ce24" office:value-type="float" office:value="755.88828125">
            <text:p>755.88828125</text:p>
          </table:table-cell>
          <table:table-cell table:style-name="ce24" office:value-type="float" office:value="0.000176793665044866">
            <text:p>0.0001767937</text:p>
          </table:table-cell>
          <table:table-cell table:style-name="ce24" office:value-type="float" office:value="0.000176999259371085">
            <text:p>0.0001769993</text:p>
          </table:table-cell>
          <table:table-cell table:style-name="ce24" office:value-type="float" office:value="0.000176649583581698">
            <text:p>0.0001766496</text:p>
          </table:table-cell>
          <table:table-cell table:style-name="ce24" office:value-type="float" office:value="0.000176824280409506">
            <text:p>0.0001768243</text:p>
          </table:table-cell>
          <table:table-cell table:style-name="ce24" office:value-type="float" office:value="0.000265272839957227">
            <text:p>0.0002652728</text:p>
          </table:table-cell>
          <table:table-cell table:style-name="ce24" office:value-type="float" office:value="0.39185415196269">
            <text:p>0.391854152</text:p>
          </table:table-cell>
          <table:table-cell table:style-name="ce24" office:value-type="float" office:value="0.0132427992901803">
            <text:p>0.0132427993</text:p>
          </table:table-cell>
          <table:table-cell table:style-name="ce24" office:value-type="float" office:value="24.5510173920873">
            <text:p>24.5510173921</text:p>
          </table:table-cell>
          <table:table-cell table:style-name="ce24" office:value-type="float" office:value="33.2451218868643">
            <text:p>33.2451218869</text:p>
          </table:table-cell>
          <table:table-cell table:number-columns-repeated="960"/>
        </table:table-row>
        <table:table-row table:style-name="ro1">
          <table:table-cell office:value-type="float" office:value="16">
            <text:p>16</text:p>
          </table:table-cell>
          <table:table-cell table:style-name="ce20" table:number-columns-repeated="18"/>
          <table:table-cell table:style-name="ce7" office:value-type="float" office:value="50.5089">
            <text:p>50.5089</text:p>
          </table:table-cell>
          <table:table-cell table:style-name="ce7" office:value-type="float" office:value="0.25679999999993">
            <text:p>0.2568</text:p>
          </table:table-cell>
          <table:table-cell table:style-name="ce7" office:value-type="float" office:value="4669.93">
            <text:p>4669.93</text:p>
          </table:table-cell>
          <table:table-cell table:style-name="ce7" office:value-type="float" office:value="341.51">
            <text:p>341.51</text:p>
          </table:table-cell>
          <table:table-cell table:style-name="ce7" office:value-type="float" office:value="0.99403">
            <text:p>0.99403</text:p>
          </table:table-cell>
          <table:table-cell table:style-name="ce7" office:value-type="float" office:value="0.99402983215284">
            <text:p>0.9940298322</text:p>
          </table:table-cell>
          <table:table-cell table:style-name="ce7" office:value-type="float" office:value="0.994030014857998">
            <text:p>0.9940300149</text:p>
          </table:table-cell>
          <table:table-cell table:style-name="ce7" office:value-type="float" office:value="0.994029923505273">
            <text:p>0.9940299235</text:p>
          </table:table-cell>
          <table:table-cell table:style-name="ce7" office:value-type="float" office:value="0.99104496131812">
            <text:p>0.9910449613</text:p>
          </table:table-cell>
          <table:table-cell table:style-name="ce28" office:value-type="float" office:value="0.994965">
            <text:p>0.994965</text:p>
          </table:table-cell>
          <table:table-cell table:style-name="ce28" office:value-type="float" office:value="0.994966255532462">
            <text:p>0.9949662555</text:p>
          </table:table-cell>
          <table:table-cell table:style-name="ce28" office:value-type="float" office:value="0.994964501166442">
            <text:p>0.9949645012</text:p>
          </table:table-cell>
          <table:table-cell table:style-name="ce28" office:value-type="float" office:value="0.994965378348655">
            <text:p>0.9949653783</text:p>
          </table:table-cell>
          <table:table-cell table:style-name="ce28" office:value-type="float" office:value="0.992447952778224">
            <text:p>0.9924479528</text:p>
          </table:table-cell>
          <table:table-cell table:style-name="ce28" office:value-type="float" office:value="127.3644858">
            <text:p>127.3644858</text:p>
          </table:table-cell>
          <table:table-cell table:style-name="ce28" office:value-type="float" office:value="5.3393494">
            <text:p>5.3393494</text:p>
          </table:table-cell>
          <table:table-cell table:style-name="ce28" office:value-type="float" office:value="4413.290625">
            <text:p>4413.290625</text:p>
          </table:table-cell>
          <table:table-cell table:style-name="ce28" office:value-type="float" office:value="1677.3875">
            <text:p>1677.3875</text:p>
          </table:table-cell>
          <table:table-cell table:style-name="ce28" office:value-type="float" office:value="0.000303059400118199">
            <text:p>0.0003030594</text:p>
          </table:table-cell>
          <table:table-cell table:style-name="ce28" office:value-type="float" office:value="0.000302802776600871">
            <text:p>0.0003028028</text:p>
          </table:table-cell>
          <table:table-cell table:style-name="ce28" office:value-type="float" office:value="0.000303055981206137">
            <text:p>0.000303056</text:p>
          </table:table-cell>
          <table:table-cell table:style-name="ce28" office:value-type="float" office:value="0.000302929367457966">
            <text:p>0.0003029294</text:p>
          </table:table-cell>
          <table:table-cell table:style-name="ce28" office:value-type="float" office:value="0.000454440309807761">
            <text:p>0.0004544403</text:p>
          </table:table-cell>
          <table:table-cell table:style-name="ce28" office:value-type="float" office:value="1.03718033366525">
            <text:p>1.0371803337</text:p>
          </table:table-cell>
          <table:table-cell table:style-name="ce28" office:value-type="float" office:value="0.0238009459064138">
            <text:p>0.0238009459</text:p>
          </table:table-cell>
          <table:table-cell table:style-name="ce28" office:value-type="float" office:value="248.549365858529">
            <text:p>248.5493658585</text:p>
          </table:table-cell>
          <table:table-cell table:style-name="ce28" office:value-type="float" office:value="5.58315593988055">
            <text:p>5.5831559399</text:p>
          </table:table-cell>
          <table:table-cell table:style-name="ce24" office:value-type="float" office:value="0.995043">
            <text:p>0.995043</text:p>
          </table:table-cell>
          <table:table-cell table:style-name="ce24" office:value-type="float" office:value="0.995044387546125">
            <text:p>0.9950443875</text:p>
          </table:table-cell>
          <table:table-cell table:style-name="ce24" office:value-type="float" office:value="0.995042556314621">
            <text:p>0.9950425563</text:p>
          </table:table-cell>
          <table:table-cell table:style-name="ce24" office:value-type="float" office:value="0.995043471929525">
            <text:p>0.9950434719</text:p>
          </table:table-cell>
          <table:table-cell table:style-name="ce24" office:value-type="float" office:value="0.99256506024021">
            <text:p>0.9925650602</text:p>
          </table:table-cell>
          <table:table-cell table:style-name="ce24" office:value-type="float" office:value="29.5037829">
            <text:p>29.5037829</text:p>
          </table:table-cell>
          <table:table-cell table:style-name="ce24" office:value-type="float" office:value="0.3968293">
            <text:p>0.3968293</text:p>
          </table:table-cell>
          <table:table-cell table:style-name="ce24" office:value-type="float" office:value="3254.446875">
            <text:p>3254.446875</text:p>
          </table:table-cell>
          <table:table-cell table:style-name="ce24" office:value-type="float" office:value="2953.426953125">
            <text:p>2953.426953125</text:p>
          </table:table-cell>
          <table:table-cell table:style-name="ce24" office:value-type="float" office:value="0.000174874240527302">
            <text:p>0.0001748742</text:p>
          </table:table-cell>
          <table:table-cell table:style-name="ce24" office:value-type="float" office:value="0.000174798790129224">
            <text:p>0.0001747988</text:p>
          </table:table-cell>
          <table:table-cell table:style-name="ce24" office:value-type="float" office:value="0.000174804611555778">
            <text:p>0.0001748046</text:p>
          </table:table-cell>
          <table:table-cell table:style-name="ce24" office:value-type="float" office:value="0.000174801686327337">
            <text:p>0.0001748017</text:p>
          </table:table-cell>
          <table:table-cell table:style-name="ce24" office:value-type="float" office:value="0.000262262575152643">
            <text:p>0.0002622626</text:p>
          </table:table-cell>
          <table:table-cell table:style-name="ce24" office:value-type="float" office:value="0.644954564000513">
            <text:p>0.644954564</text:p>
          </table:table-cell>
          <table:table-cell table:style-name="ce24" office:value-type="float" office:value="0.0174177520021959">
            <text:p>0.017417752</text:p>
          </table:table-cell>
          <table:table-cell table:style-name="ce24" office:value-type="float" office:value="38.9005143001655">
            <text:p>38.9005143002</text:p>
          </table:table-cell>
          <table:table-cell table:style-name="ce24" office:value-type="float" office:value="23.657768915513">
            <text:p>23.6577689155</text:p>
          </table:table-cell>
          <table:table-cell table:number-columns-repeated="960"/>
        </table:table-row>
        <table:table-row table:style-name="ro1">
          <table:table-cell office:value-type="float" office:value="32">
            <text:p>32</text:p>
          </table:table-cell>
          <table:table-cell table:style-name="ce20" table:number-columns-repeated="18"/>
          <table:table-cell table:style-name="ce7" office:value-type="float" office:value="70.8413">
            <text:p>70.8413</text:p>
          </table:table-cell>
          <table:table-cell table:style-name="ce7" office:value-type="float" office:value="0.252500000000055">
            <text:p>0.2525</text:p>
          </table:table-cell>
          <table:table-cell table:style-name="ce7" office:value-type="float" office:value="4691.2">
            <text:p>4691.2</text:p>
          </table:table-cell>
          <table:table-cell table:style-name="ce7" office:value-type="float" office:value="340.87">
            <text:p>340.87</text:p>
          </table:table-cell>
          <table:table-cell table:style-name="ce7" office:value-type="float" office:value="0.996272">
            <text:p>0.996272</text:p>
          </table:table-cell>
          <table:table-cell table:style-name="ce7" office:value-type="float" office:value="0.996272201434554">
            <text:p>0.9962722014</text:p>
          </table:table-cell>
          <table:table-cell table:style-name="ce7" office:value-type="float" office:value="0.996271933438399">
            <text:p>0.9962719334</text:p>
          </table:table-cell>
          <table:table-cell table:style-name="ce7" office:value-type="float" office:value="0.996272067436416">
            <text:p>0.9962720674</text:p>
          </table:table-cell>
          <table:table-cell table:style-name="ce7" office:value-type="float" office:value="0.994408069588269">
            <text:p>0.9944080696</text:p>
          </table:table-cell>
          <table:table-cell table:style-name="ce28" office:value-type="float" office:value="0.997397">
            <text:p>0.997397</text:p>
          </table:table-cell>
          <table:table-cell table:style-name="ce28" office:value-type="float" office:value="0.997396838810286">
            <text:p>0.9973968388</text:p>
          </table:table-cell>
          <table:table-cell table:style-name="ce28" office:value-type="float" office:value="0.997397532792786">
            <text:p>0.9973975328</text:p>
          </table:table-cell>
          <table:table-cell table:style-name="ce28" office:value-type="float" office:value="0.997397185801362">
            <text:p>0.9973971858</text:p>
          </table:table-cell>
          <table:table-cell table:style-name="ce28" office:value-type="float" office:value="0.996095708689454">
            <text:p>0.9960957087</text:p>
          </table:table-cell>
          <table:table-cell table:style-name="ce28" office:value-type="float" office:value="215.8116511">
            <text:p>215.8116511</text:p>
          </table:table-cell>
          <table:table-cell table:style-name="ce28" office:value-type="float" office:value="5.4075609">
            <text:p>5.4075609</text:p>
          </table:table-cell>
          <table:table-cell table:style-name="ce28" office:value-type="float" office:value="6575.80546875">
            <text:p>6575.80546875</text:p>
          </table:table-cell>
          <table:table-cell table:style-name="ce28" office:value-type="float" office:value="0.026171875">
            <text:p>0.026171875</text:p>
          </table:table-cell>
          <table:table-cell table:style-name="ce28" office:value-type="float" office:value="0.0000936002136749754">
            <text:p>9.36002136749754E-005</text:p>
          </table:table-cell>
          <table:table-cell table:style-name="ce28" office:value-type="float" office:value="0.000093657952260214">
            <text:p>0.000093658</text:p>
          </table:table-cell>
          <table:table-cell table:style-name="ce28" office:value-type="float" office:value="0.0000936433315621915">
            <text:p>9.36433315621915E-005</text:p>
          </table:table-cell>
          <table:table-cell table:style-name="ce28" office:value-type="float" office:value="0.0000936503557145782">
            <text:p>9.36503557145782E-005</text:p>
          </table:table-cell>
          <table:table-cell table:style-name="ce28" office:value-type="float" office:value="0.000140440950653291">
            <text:p>0.000140441</text:p>
          </table:table-cell>
          <table:table-cell table:style-name="ce28" office:value-type="float" office:value="2.87428614720643">
            <text:p>2.8742861472</text:p>
          </table:table-cell>
          <table:table-cell table:style-name="ce28" office:value-type="float" office:value="0.0222868881203727">
            <text:p>0.0222868881</text:p>
          </table:table-cell>
          <table:table-cell table:style-name="ce28" office:value-type="float" office:value="6.61921336683621">
            <text:p>6.6192133668</text:p>
          </table:table-cell>
          <table:table-cell table:style-name="ce28" office:value-type="float" office:value="0.00179006863084213">
            <text:p>0.0017900686</text:p>
          </table:table-cell>
          <table:table-cell table:style-name="ce24" office:value-type="float" office:value="0.9974">
            <text:p>0.9974</text:p>
          </table:table-cell>
          <table:table-cell table:style-name="ce24" office:value-type="float" office:value="0.997399880963567">
            <text:p>0.997399881</text:p>
          </table:table-cell>
          <table:table-cell table:style-name="ce24" office:value-type="float" office:value="0.997400436762159">
            <text:p>0.9974004368</text:p>
          </table:table-cell>
          <table:table-cell table:style-name="ce24" office:value-type="float" office:value="0.997400158862754">
            <text:p>0.9974001589</text:p>
          </table:table-cell>
          <table:table-cell table:style-name="ce24" office:value-type="float" office:value="0.99610018155234">
            <text:p>0.9961001816</text:p>
          </table:table-cell>
          <table:table-cell table:style-name="ce24" office:value-type="float" office:value="49.6516873">
            <text:p>49.6516873</text:p>
          </table:table-cell>
          <table:table-cell table:style-name="ce24" office:value-type="float" office:value="0.6515591">
            <text:p>0.6515591</text:p>
          </table:table-cell>
          <table:table-cell table:style-name="ce24" office:value-type="float" office:value="3423.608984375">
            <text:p>3423.608984375</text:p>
          </table:table-cell>
          <table:table-cell table:style-name="ce24" office:value-type="float" office:value="2449.129296875">
            <text:p>2449.129296875</text:p>
          </table:table-cell>
          <table:table-cell table:style-name="ce24" office:value-type="float" office:value="0.0000984885780179649">
            <text:p>9.84885780179649E-005</text:p>
          </table:table-cell>
          <table:table-cell table:style-name="ce24" office:value-type="float" office:value="0.0000984673795717026">
            <text:p>9.84673795717026E-005</text:p>
          </table:table-cell>
          <table:table-cell table:style-name="ce24" office:value-type="float" office:value="0.0000984885070501325">
            <text:p>9.84885070501325E-005</text:p>
          </table:table-cell>
          <table:table-cell table:style-name="ce24" office:value-type="float" office:value="0.0000984777821614188">
            <text:p>9.84777821614188E-005</text:p>
          </table:table-cell>
          <table:table-cell table:style-name="ce24" office:value-type="float" office:value="0.000147735998630835">
            <text:p>0.000147736</text:p>
          </table:table-cell>
          <table:table-cell table:style-name="ce24" office:value-type="float" office:value="1.26093116179212">
            <text:p>1.2609311618</text:p>
          </table:table-cell>
          <table:table-cell table:style-name="ce24" office:value-type="float" office:value="0.00738639445805601">
            <text:p>0.0073863945</text:p>
          </table:table-cell>
          <table:table-cell table:style-name="ce24" office:value-type="float" office:value="23.967364339352">
            <text:p>23.9673643394</text:p>
          </table:table-cell>
          <table:table-cell table:style-name="ce24" office:value-type="float" office:value="17.7834823478216">
            <text:p>17.7834823478</text:p>
          </table:table-cell>
          <table:table-cell table:number-columns-repeated="960"/>
        </table:table-row>
        <table:table-row table:style-name="ro1">
          <table:table-cell office:value-type="float" office:value="50">
            <text:p>50</text:p>
          </table:table-cell>
          <table:table-cell table:style-name="ce20" office:value-type="float" office:value="0.996573">
            <text:p>0.996573</text:p>
          </table:table-cell>
          <table:table-cell table:style-name="ce20" office:value-type="float" office:value="0.996573361872">
            <text:p>0.9965733619</text:p>
          </table:table-cell>
          <table:table-cell table:style-name="ce20" office:value-type="float" office:value="0.996578079501">
            <text:p>0.9965780795</text:p>
          </table:table-cell>
          <table:table-cell table:style-name="ce20" office:value-type="float" office:value="0.996575720671">
            <text:p>0.9965757207</text:p>
          </table:table-cell>
          <table:table-cell table:style-name="ce20" office:value-type="float" office:value="0.994862512051">
            <text:p>0.9948625121</text:p>
          </table:table-cell>
          <table:table-cell table:style-name="ce20" office:value-type="float" office:value="418.5843">
            <text:p>418.5843</text:p>
          </table:table-cell>
          <table:table-cell table:style-name="ce20" office:value-type="float" office:value="423.3021673">
            <text:p>423.3021673</text:p>
          </table:table-cell>
          <table:table-cell table:style-name="ce20" office:value-type="float" office:value="-0.122265625">
            <text:p>-0.122265625</text:p>
          </table:table-cell>
          <table:table-cell table:style-name="ce20" office:value-type="float" office:value="-0.180078125">
            <text:p>-0.180078125</text:p>
          </table:table-cell>
          <table:table-cell table:style-name="ce20" office:value-type="float" office:value="0.000769195033785">
            <text:p>0.000769195</text:p>
          </table:table-cell>
          <table:table-cell table:style-name="ce20" office:value-type="float" office:value="0.000769123409544">
            <text:p>0.0007691234</text:p>
          </table:table-cell>
          <table:table-cell table:style-name="ce20" office:value-type="float" office:value="0.000763554834734">
            <text:p>0.0007635548</text:p>
          </table:table-cell>
          <table:table-cell table:style-name="ce20" office:value-type="float" office:value="0.000766337948305">
            <text:p>0.0007663379</text:p>
          </table:table-cell>
          <table:table-cell table:style-name="ce20" office:value-type="float" office:value="0.00115054780632">
            <text:p>0.0011505478</text:p>
          </table:table-cell>
          <table:table-cell table:style-name="ce20" office:value-type="float" office:value="25.5663899253">
            <text:p>25.5663899253</text:p>
          </table:table-cell>
          <table:table-cell table:style-name="ce20" office:value-type="float" office:value="1.99756998393">
            <text:p>1.9975699839</text:p>
          </table:table-cell>
          <table:table-cell table:style-name="ce20" office:value-type="float" office:value="0.121144772517">
            <text:p>0.1211447725</text:p>
          </table:table-cell>
          <table:table-cell table:style-name="ce20" office:value-type="float" office:value="0.129608056428">
            <text:p>0.1296080564</text:p>
          </table:table-cell>
          <table:table-cell table:number-columns-repeated="27"/>
          <table:table-cell table:style-name="ce24" office:value-type="float" office:value="0.998217">
            <text:p>0.998217</text:p>
          </table:table-cell>
          <table:table-cell table:style-name="ce24" office:value-type="float" office:value="0.998217600869578">
            <text:p>0.9982176009</text:p>
          </table:table-cell>
          <table:table-cell table:style-name="ce24" office:value-type="float" office:value="0.998216565007496">
            <text:p>0.998216565</text:p>
          </table:table-cell>
          <table:table-cell table:style-name="ce24" office:value-type="float" office:value="0.998217082938194">
            <text:p>0.9982170829</text:p>
          </table:table-cell>
          <table:table-cell table:style-name="ce24" office:value-type="float" office:value="0.99732560039208">
            <text:p>0.9973256004</text:p>
          </table:table-cell>
          <table:table-cell table:style-name="ce24" office:value-type="float" office:value="73.0867522">
            <text:p>73.0867522</text:p>
          </table:table-cell>
          <table:table-cell table:style-name="ce24" office:value-type="float" office:value="0.9121093">
            <text:p>0.9121093</text:p>
          </table:table-cell>
          <table:table-cell table:style-name="ce24" office:value-type="float" office:value="7087.25234375">
            <text:p>7087.25234375</text:p>
          </table:table-cell>
          <table:table-cell table:style-name="ce24" office:value-type="float" office:value="4837.963671875">
            <text:p>4837.963671875</text:p>
          </table:table-cell>
          <table:table-cell table:style-name="ce24" office:value-type="float" office:value="0.000147922276888904">
            <text:p>0.0001479223</text:p>
          </table:table-cell>
          <table:table-cell table:style-name="ce24" office:value-type="float" office:value="0.000147659231427248">
            <text:p>0.0001476592</text:p>
          </table:table-cell>
          <table:table-cell table:style-name="ce24" office:value-type="float" office:value="0.000147965883434426">
            <text:p>0.0001479659</text:p>
          </table:table-cell>
          <table:table-cell table:style-name="ce24" office:value-type="float" office:value="0.000147812386670431">
            <text:p>0.0001478124</text:p>
          </table:table-cell>
          <table:table-cell table:style-name="ce24" office:value-type="float" office:value="0.000221783409264754">
            <text:p>0.0002217834</text:p>
          </table:table-cell>
          <table:table-cell table:style-name="ce24" office:value-type="float" office:value="2.21945481231">
            <text:p>2.2194548123</text:p>
          </table:table-cell>
          <table:table-cell table:style-name="ce24" office:value-type="float" office:value="0.0791986703462249">
            <text:p>0.0791986703</text:p>
          </table:table-cell>
          <table:table-cell table:style-name="ce24" office:value-type="float" office:value="44.5489542040968">
            <text:p>44.5489542041</text:p>
          </table:table-cell>
          <table:table-cell table:style-name="ce24" office:value-type="float" office:value="118.506198975873">
            <text:p>118.5061989759</text:p>
          </table:table-cell>
          <table:table-cell table:number-columns-repeated="960"/>
        </table:table-row>
        <table:table-row table:style-name="ro1">
          <table:table-cell office:value-type="float" office:value="64">
            <text:p>64</text:p>
          </table:table-cell>
          <table:table-cell table:style-name="ce20" table:number-columns-repeated="18"/>
          <table:table-cell table:number-columns-repeated="27"/>
          <table:table-cell table:style-name="ce24" table:number-columns-repeated="18"/>
          <table:table-cell table:number-columns-repeated="960"/>
        </table:table-row>
        <table:table-row table:style-name="ro1">
          <table:table-cell office:value-type="float" office:value="100">
            <text:p>100</text:p>
          </table:table-cell>
          <table:table-cell table:style-name="ce20" office:value-type="float" office:value="0.997481">
            <text:p>0.997481</text:p>
          </table:table-cell>
          <table:table-cell table:style-name="ce20" office:value-type="float" office:value="0.997482151495">
            <text:p>0.9974821515</text:p>
          </table:table-cell>
          <table:table-cell table:style-name="ce20" office:value-type="float" office:value="0.997491905698">
            <text:p>0.9974919057</text:p>
          </table:table-cell>
          <table:table-cell table:style-name="ce20" office:value-type="float" office:value="0.99748702848">
            <text:p>0.9974870285</text:p>
          </table:table-cell>
          <table:table-cell table:style-name="ce20" office:value-type="float" office:value="0.996228154229">
            <text:p>0.9962281542</text:p>
          </table:table-cell>
          <table:table-cell table:style-name="ce20" office:value-type="float" office:value="436.0899">
            <text:p>436.0899</text:p>
          </table:table-cell>
          <table:table-cell table:style-name="ce20" office:value-type="float" office:value="412.4824627">
            <text:p>412.4824627</text:p>
          </table:table-cell>
          <table:table-cell table:style-name="ce20" office:value-type="float" office:value="-0.172265625">
            <text:p>-0.172265625</text:p>
          </table:table-cell>
          <table:table-cell table:style-name="ce20" office:value-type="float" office:value="-0.187109375">
            <text:p>-0.187109375</text:p>
          </table:table-cell>
          <table:table-cell table:style-name="ce20" office:value-type="float" office:value="0.00153054532765">
            <text:p>0.0015305453</text:p>
          </table:table-cell>
          <table:table-cell table:style-name="ce20" office:value-type="float" office:value="0.00152885592411">
            <text:p>0.0015288559</text:p>
          </table:table-cell>
          <table:table-cell table:style-name="ce20" office:value-type="float" office:value="0.00151016007638">
            <text:p>0.0015101601</text:p>
          </table:table-cell>
          <table:table-cell table:style-name="ce20" office:value-type="float" office:value="0.00151950686938">
            <text:p>0.0015195069</text:p>
          </table:table-cell>
          <table:table-cell table:style-name="ce20" office:value-type="float" office:value="0.00228367104579">
            <text:p>0.002283671</text:p>
          </table:table-cell>
          <table:table-cell table:style-name="ce20" office:value-type="float" office:value="30.6176884087">
            <text:p>30.6176884087</text:p>
          </table:table-cell>
          <table:table-cell table:style-name="ce20" office:value-type="float" office:value="2.45125531442">
            <text:p>2.4512553144</text:p>
          </table:table-cell>
          <table:table-cell table:style-name="ce20" office:value-type="float" office:value="0.229582844461">
            <text:p>0.2295828445</text:p>
          </table:table-cell>
          <table:table-cell table:style-name="ce20" office:value-type="float" office:value="0.212361009807">
            <text:p>0.2123610098</text:p>
          </table:table-cell>
          <table:table-cell table:number-columns-repeated="27"/>
          <table:table-cell office:value-type="float" office:value="0.998948">
            <text:p>0.998948</text:p>
          </table:table-cell>
          <table:table-cell office:value-type="float" office:value="0.998948089047503">
            <text:p>0.998948089</text:p>
          </table:table-cell>
          <table:table-cell office:value-type="float" office:value="0.998948031271038">
            <text:p>0.9989480313</text:p>
          </table:table-cell>
          <table:table-cell office:value-type="float" office:value="0.99894806015926">
            <text:p>0.9989480602</text:p>
          </table:table-cell>
          <table:table-cell office:value-type="float" office:value="0.998422063449188">
            <text:p>0.9984220634</text:p>
          </table:table-cell>
          <table:table-cell office:value-type="float" office:value="125.5361887">
            <text:p>125.5361887</text:p>
          </table:table-cell>
          <table:table-cell office:value-type="float" office:value="5.6944349">
            <text:p>5.6944349</text:p>
          </table:table-cell>
          <table:table-cell office:value-type="float" office:value="14721.31640625">
            <text:p>14721.31640625</text:p>
          </table:table-cell>
          <table:table-cell office:value-type="float" office:value="9345.3140625">
            <text:p>9345.3140625</text:p>
          </table:table-cell>
          <table:table-cell office:value-type="float" office:value="0.000109434912162446">
            <text:p>0.0001094349</text:p>
          </table:table-cell>
          <table:table-cell office:value-type="float" office:value="0.000109462375796058">
            <text:p>0.0001094624</text:p>
          </table:table-cell>
          <table:table-cell office:value-type="float" office:value="0.000109435443973601">
            <text:p>0.0001094354</text:p>
          </table:table-cell>
          <table:table-cell office:value-type="float" office:value="0.000109448862619898">
            <text:p>0.0001094489</text:p>
          </table:table-cell>
          <table:table-cell office:value-type="float" office:value="0.000164168369525103">
            <text:p>0.0001641684</text:p>
          </table:table-cell>
          <table:table-cell office:value-type="float" office:value="3.04921179739753">
            <text:p>3.0492117974</text:p>
          </table:table-cell>
          <table:table-cell office:value-type="float" office:value="2.64118831727196">
            <text:p>2.6411883173</text:p>
          </table:table-cell>
          <table:table-cell office:value-type="float" office:value="166.771498728308">
            <text:p>166.7714987283</text:p>
          </table:table-cell>
          <table:table-cell office:value-type="float" office:value="131.103345314717">
            <text:p>131.1033453147</text:p>
          </table:table-cell>
          <table:table-cell table:number-columns-repeated="960"/>
        </table:table-row>
        <table:table-row table:style-name="ro1">
          <table:table-cell office:value-type="float" office:value="128">
            <text:p>128</text:p>
          </table:table-cell>
          <table:table-cell table:style-name="ce20" table:number-columns-repeated="18"/>
          <table:table-cell table:number-columns-repeated="27"/>
          <table:table-cell table:style-name="ce24" table:number-columns-repeated="18"/>
          <table:table-cell table:number-columns-repeated="960"/>
        </table:table-row>
        <table:table-row table:style-name="ro1">
          <table:table-cell office:value-type="float" office:value="256">
            <text:p>256</text:p>
          </table:table-cell>
          <table:table-cell table:style-name="ce20" table:number-columns-repeated="18"/>
          <table:table-cell table:number-columns-repeated="27"/>
          <table:table-cell table:style-name="ce24" table:number-columns-repeated="18"/>
          <table:table-cell table:number-columns-repeated="960"/>
        </table:table-row>
        <table:table-row table:style-name="ro1">
          <table:table-cell office:value-type="float" office:value="300">
            <text:p>300</text:p>
          </table:table-cell>
          <table:table-cell table:style-name="ce20" office:value-type="float" office:value="0.997634">
            <text:p>0.997634</text:p>
          </table:table-cell>
          <table:table-cell table:style-name="ce20" office:value-type="float" office:value="0.997635492961">
            <text:p>0.997635493</text:p>
          </table:table-cell>
          <table:table-cell table:style-name="ce20" office:value-type="float" office:value="0.99764634212">
            <text:p>0.9976463421</text:p>
          </table:table-cell>
          <table:table-cell table:style-name="ce20" office:value-type="float" office:value="0.997640917457">
            <text:p>0.9976409175</text:p>
          </table:table-cell>
          <table:table-cell table:style-name="ce20" office:value-type="float" office:value="0.996458344358">
            <text:p>0.9964583444</text:p>
          </table:table-cell>
          <table:table-cell table:style-name="ce20" office:value-type="float" office:value="394.15">
            <text:p>394.15</text:p>
          </table:table-cell>
          <table:table-cell table:style-name="ce20" office:value-type="float" office:value="565.6567525">
            <text:p>565.6567525</text:p>
          </table:table-cell>
          <table:table-cell table:style-name="ce20" office:value-type="float" office:value="-0.003515625">
            <text:p>-0.003515625</text:p>
          </table:table-cell>
          <table:table-cell table:style-name="ce20" office:value-type="float" office:value="-0.1890625">
            <text:p>-0.1890625</text:p>
          </table:table-cell>
          <table:table-cell table:style-name="ce20" office:value-type="float" office:value="0.000909067654248">
            <text:p>0.0009090677</text:p>
          </table:table-cell>
          <table:table-cell table:style-name="ce20" office:value-type="float" office:value="0.000908784031842">
            <text:p>0.000908784</text:p>
          </table:table-cell>
          <table:table-cell table:style-name="ce20" office:value-type="float" office:value="0.000895349397361">
            <text:p>0.0008953494</text:p>
          </table:table-cell>
          <table:table-cell table:style-name="ce20" office:value-type="float" office:value="0.000902061640807">
            <text:p>0.0009020616</text:p>
          </table:table-cell>
          <table:table-cell table:style-name="ce20" office:value-type="float" office:value="0.00135631416778">
            <text:p>0.0013563142</text:p>
          </table:table-cell>
          <table:table-cell table:style-name="ce20" office:value-type="float" office:value="12.7770357752">
            <text:p>12.7770357752</text:p>
          </table:table-cell>
          <table:table-cell table:style-name="ce20" office:value-type="float" office:value="18.6836705285">
            <text:p>18.6836705285</text:p>
          </table:table-cell>
          <table:table-cell table:style-name="ce20" office:value-type="float" office:value="0.08010098759">
            <text:p>0.0801009876</text:p>
          </table:table-cell>
          <table:table-cell table:style-name="ce20" office:value-type="float" office:value="0.126904437779">
            <text:p>0.1269044378</text:p>
          </table:table-cell>
          <table:table-cell table:number-columns-repeated="27"/>
          <table:table-cell table:style-name="ce24" table:number-columns-repeated="18"/>
          <table:table-cell table:number-columns-repeated="96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gression.A2:Regression.J11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Classification.A3:Classification.AMJ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1:08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23:14:44</dc:date>
    <meta:generator>LibreOffice/4.0.4.2$Linux_X86_64 LibreOffice_project/400m0$Build-2</meta:generator>
    <meta:editing-duration>P1DT14H19M10S</meta:editing-duration>
    <meta:editing-cycles>22</meta:editing-cycles>
    <meta:document-statistic meta:table-count="3" meta:cell-count="1505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285cm" svg:height="14.405cm" xlink:href=".." xlink:type="simple" chart:class="chart:bar" chart:style-name="ch1">
        <chart:title svg:x="10.212cm" svg:y="0.424cm" chart:style-name="ch2">
          <text:p>Training Time vs. Number of Fields</text:p>
        </chart:title>
        <chart:subtitle svg:x="10.754cm" svg:y="1.491cm" chart:style-name="ch3">
          <text:p>Constant number of rows: 20000</text:p>
        </chart:subtitle>
        <chart:legend chart:legend-position="bottom" svg:x="10.766cm" svg:y="13.622cm" style:legend-expansion="wide" chart:style-name="ch4"/>
        <chart:plot-area chart:style-name="ch5" table:cell-range-address="Regression.C3:Regression.D6 Regression.D1:Regression.D1 Regression.K1:Regression.K1 Regression.P3:Regression.P6 Regression.Y1:Regression.Y1 Regression.AB3:Regression.AB6 Regression.AM1:Regression.AM1 Regression.AP3:Regression.AP6" chart:data-source-has-labels="both" svg:x="2.527cm" svg:y="2.953cm" svg:width="23.353cm" svg:height="9.231cm">
          <chartooo:coordinate-region svg:x="3.519cm" svg:y="3.152cm" svg:width="22.361cm" svg:height="8.385cm"/>
          <chart:axis chart:dimension="x" chart:name="primary-x" chart:style-name="ch6" chartooo:axis-type="auto">
            <chartooo:date-scale/>
            <chart:title svg:x="13.696cm" svg:y="12.472cm" chart:style-name="ch7">
              <text:p>Fields</text:p>
            </chart:title>
            <chart:categories table:cell-range-address="Regression.C3:Regression.C6"/>
          </chart:axis>
          <chart:axis chart:dimension="y" chart:name="primary-y" chart:style-name="ch8">
            <chart:title svg:x="1.457cm" svg:y="8.805cm" chart:style-name="ch9">
              <text:p>Time (seconds)</text:p>
            </chart:title>
            <chart:grid chart:style-name="ch10" chart:class="major"/>
          </chart:axis>
          <chart:series chart:style-name="ch11" chart:values-cell-range-address="Regression.D3:Regression.D6" chart:label-cell-address="Regression.D1:Regression.D1" chart:class="chart:bar">
            <chart:data-point chart:repeated="4"/>
          </chart:series>
          <chart:series chart:style-name="ch12" chart:values-cell-range-address="Regression.P3:Regression.P6" chart:label-cell-address="Regression.K1:Regression.K1" chart:class="chart:bar">
            <chart:data-point chart:repeated="4"/>
          </chart:series>
          <chart:series chart:style-name="ch13" chart:values-cell-range-address="Regression.AB3:Regression.AB6" chart:label-cell-address="Regression.Y1:Regression.Y1" chart:class="chart:bar">
            <chart:data-point chart:repeated="4"/>
          </chart:series>
          <chart:series chart:style-name="ch14" chart:values-cell-range-address="Regression.AP3:Regression.AP6" chart:label-cell-address="Regression.AM1:Regression.AM1" chart:class="chart:bar">
            <chart:data-point/>
            <chart:data-point chart:style-name="ch15" chart:repeated="2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Regression.D1:Regression.D1</svg:desc>
                </draw:g>
              </table:table-cell>
              <table:table-cell office:value-type="string">
                <text:p>sklearn</text:p>
                <draw:g>
                  <svg:desc>Regression.K1:Regression.K1</svg:desc>
                </draw:g>
              </table:table-cell>
              <table:table-cell office:value-type="string">
                <text:p>WiseRF</text:p>
                <draw:g>
                  <svg:desc>Regression.Y1:Regression.Y1</svg:desc>
                </draw:g>
              </table:table-cell>
              <table:table-cell office:value-type="string">
                <text:p>BigML</text:p>
                <draw:g>
                  <svg:desc>Regression.AM1:Regression.A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gression.C3:Regression.C6</svg:desc>
                </draw:g>
              </table:table-cell>
              <table:table-cell office:value-type="float" office:value="NaN">
                <text:p>NaN</text:p>
                <draw:g>
                  <svg:desc>Regression.D3:Regression.D6</svg:desc>
                </draw:g>
              </table:table-cell>
              <table:table-cell office:value-type="float" office:value="2287.810546875">
                <text:p>2287.810546875</text:p>
                <draw:g>
                  <svg:desc>Regression.P3:Regression.P6</svg:desc>
                </draw:g>
              </table:table-cell>
              <table:table-cell office:value-type="float" office:value="50.4927818">
                <text:p>50.4927818</text:p>
                <draw:g>
                  <svg:desc>Regression.AB3:Regression.AB6</svg:desc>
                </draw:g>
              </table:table-cell>
              <table:table-cell office:value-type="float" office:value="NaN">
                <text:p>NaN</text:p>
                <draw:g>
                  <svg:desc>Regression.AP3:Regression.AP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6.4058">
                <text:p>156.4058</text:p>
              </table:table-cell>
              <table:table-cell office:value-type="float" office:value="238.77578125">
                <text:p>238.77578125</text:p>
              </table:table-cell>
              <table:table-cell office:value-type="float" office:value="7.0006607">
                <text:p>7.0006607</text:p>
              </table:table-cell>
              <table:table-cell office:value-type="float" office:value="507.051">
                <text:p>507.0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.9831">
                <text:p>16.9831</text:p>
              </table:table-cell>
              <table:table-cell office:value-type="float" office:value="0">
                <text:p>0</text:p>
              </table:table-cell>
              <table:table-cell office:value-type="float" office:value="1.016946">
                <text:p>1.016946</text:p>
              </table:table-cell>
              <table:table-cell office:value-type="float" office:value="89.5092">
                <text:p>89.5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19">
                <text:p>3.019</text:p>
              </table:table-cell>
              <table:table-cell office:value-type="float" office:value="0">
                <text:p>0</text:p>
              </table:table-cell>
              <table:table-cell office:value-type="float" office:value="0.3640458">
                <text:p>0.3640458</text:p>
              </table:table-cell>
              <table:table-cell office:value-type="float" office:value="46.2544">
                <text:p>46.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1.175cm" svg:y="0.44cm" chart:style-name="ch2">
          <text:p>Training Time vs. # of Fields</text:p>
        </chart:title>
        <chart:legend chart:legend-position="bottom" svg:x="11.094cm" svg:y="14.458cm" style:legend-expansion="wide" chart:style-name="ch3"/>
        <chart:plot-area chart:style-name="ch4" table:cell-range-address="Classification.C3:Classification.C5 Classification.BF1:Classification.BF1 Classification.BF3:Classification.BF5 Classification.V1:Classification.V1 Classification.AA3:Classification.AA5 Classification.D1:Classification.D1 Classification.I3:Classification.I5 Classification.AN1:Classification.AN1 Classification.AS3:Classification.AS5" chart:data-source-has-labels="both" svg:x="1.569cm" svg:y="2.131cm" svg:width="25.256cm" svg:height="11.042cm">
          <chartooo:coordinate-region svg:x="1.569cm" svg:y="2.33cm" svg:width="23.972cm" svg:height="10.196cm"/>
          <chart:axis chart:dimension="x" chart:name="primary-x" chart:style-name="ch5" chartooo:axis-type="auto">
            <chartooo:date-scale/>
            <chart:title svg:x="13.69cm" svg:y="13.477cm" chart:style-name="ch6">
              <text:p>Fields</text:p>
            </chart:title>
            <chart:categories table:cell-range-address="Classification.C3:Classification.C5"/>
          </chart:axis>
          <chart:axis chart:dimension="y" chart:name="primary-y" chart:style-name="ch7">
            <chart:title svg:x="0.451cm" svg:y="8.86cm" chart:style-name="ch8">
              <text:p>Time (seconds)</text:p>
            </chart:title>
            <chart:grid chart:style-name="ch9" chart:class="major"/>
          </chart:axis>
          <chart:series chart:style-name="ch10" chart:values-cell-range-address="Classification.BF3:Classification.BF5" chart:label-cell-address="Classification.BF1:Classification.BF1" chart:class="chart:bar">
            <chart:data-point chart:repeated="3"/>
          </chart:series>
          <chart:series chart:style-name="ch11" chart:values-cell-range-address="Classification.AA3:Classification.AA5" chart:label-cell-address="Classification.V1:Classification.V1" chart:class="chart:bar">
            <chart:data-point chart:repeated="3"/>
          </chart:series>
          <chart:series chart:style-name="ch12" chart:values-cell-range-address="Classification.I3:Classification.I5" chart:label-cell-address="Classification.D1:Classification.D1" chart:class="chart:bar">
            <chart:data-point chart:repeated="3"/>
          </chart:series>
          <chart:series chart:style-name="ch13" chart:values-cell-range-address="Classification.AS3:Classification.AS5" chart:label-cell-address="Classification.AN1:Classification.AN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lassification.C3:Classification.C5</svg:desc>
                </draw:g>
              </table:table-cell>
              <table:table-cell office:value-type="float" office:value="0.3196">
                <text:p>0.3196</text:p>
                <draw:g>
                  <svg:desc>Classification.BF3:Classification.BF5</svg:desc>
                </draw:g>
              </table:table-cell>
              <table:table-cell office:value-type="float" office:value="0.4484354">
                <text:p>0.4484354</text:p>
                <draw:g>
                  <svg:desc>Classification.AA3:Classification.AA5</svg:desc>
                </draw:g>
              </table:table-cell>
              <table:table-cell office:value-type="float" office:value="0.2030251">
                <text:p>0.2030251</text:p>
                <draw:g>
                  <svg:desc>Classification.I3:Classification.I5</svg:desc>
                </draw:g>
              </table:table-cell>
              <table:table-cell office:value-type="float" office:value="40.0433">
                <text:p>40.0433</text:p>
                <draw:g>
                  <svg:desc>Classification.AS3:Classification.AS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9542">
                <text:p>1.9542</text:p>
              </table:table-cell>
              <table:table-cell office:value-type="float" office:value="1.2071518">
                <text:p>1.2071518</text:p>
              </table:table-cell>
              <table:table-cell office:value-type="float" office:value="0.7164477">
                <text:p>0.7164477</text:p>
              </table:table-cell>
              <table:table-cell office:value-type="float" office:value="128.6903">
                <text:p>128.690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.3651">
                <text:p>29.3651</text:p>
              </table:table-cell>
              <table:table-cell office:value-type="float" office:value="4.7778291">
                <text:p>4.7778291</text:p>
              </table:table-cell>
              <table:table-cell office:value-type="float" office:value="4.561169">
                <text:p>4.561169</text:p>
              </table:table-cell>
              <table:table-cell office:value-type="float" office:value="617.5926">
                <text:p>617.59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857cm" svg:y="0.44cm" chart:style-name="ch2">
          <text:p>Training Memory vs. # of Fields</text:p>
        </chart:title>
        <chart:legend chart:legend-position="bottom" svg:x="11.094cm" svg:y="14.458cm" style:legend-expansion="wide" chart:style-name="ch3"/>
        <chart:plot-area chart:style-name="ch4" table:cell-range-address="Classification.C3:Classification.C5 Classification.BF1:Classification.BF1 Classification.BH3:Classification.BH5 Classification.V1:Classification.V1 Classification.AC3:Classification.AC5 Classification.D1:Classification.D1 Classification.K3:Classification.K5 Classification.AN1:Classification.AN1 Classification.AU3:Classification.AU5" chart:data-source-has-labels="both" svg:x="1.569cm" svg:y="2.131cm" svg:width="25.256cm" svg:height="11.042cm">
          <chartooo:coordinate-region svg:x="3.037cm" svg:y="2.33cm" svg:width="23.788cm" svg:height="10.196cm"/>
          <chart:axis chart:dimension="x" chart:name="primary-x" chart:style-name="ch5" chartooo:axis-type="auto">
            <chartooo:date-scale/>
            <chart:title svg:x="13.69cm" svg:y="13.477cm" chart:style-name="ch6">
              <text:p>Fields</text:p>
            </chart:title>
            <chart:categories table:cell-range-address="Classification.C3:Classification.C5"/>
          </chart:axis>
          <chart:axis chart:dimension="y" chart:name="primary-y" chart:style-name="ch7">
            <chart:title svg:x="0.451cm" svg:y="8.649cm" chart:style-name="ch8">
              <text:p>Memory (MB)</text:p>
            </chart:title>
            <chart:grid chart:style-name="ch9" chart:class="major"/>
          </chart:axis>
          <chart:series chart:style-name="ch10" chart:values-cell-range-address="Classification.BH3:Classification.BH5" chart:label-cell-address="Classification.BF1:Classification.BF1" chart:class="chart:bar">
            <chart:data-point chart:repeated="3"/>
          </chart:series>
          <chart:series chart:style-name="ch11" chart:values-cell-range-address="Classification.AC3:Classification.AC5" chart:label-cell-address="Classification.V1:Classification.V1" chart:class="chart:bar">
            <chart:data-point chart:repeated="3"/>
          </chart:series>
          <chart:series chart:style-name="ch12" chart:values-cell-range-address="Classification.K3:Classification.K5" chart:label-cell-address="Classification.D1:Classification.D1" chart:class="chart:bar">
            <chart:data-point chart:repeated="3"/>
          </chart:series>
          <chart:series chart:style-name="ch13" chart:values-cell-range-address="Classification.AU3:Classification.AU5" chart:label-cell-address="Classification.AN1:Classification.AN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lassification.C3:Classification.C5</svg:desc>
                </draw:g>
              </table:table-cell>
              <table:table-cell office:value-type="float" office:value="70.24">
                <text:p>70.24</text:p>
                <draw:g>
                  <svg:desc>Classification.BH3:Classification.BH5</svg:desc>
                </draw:g>
              </table:table-cell>
              <table:table-cell office:value-type="float" office:value="27.7125">
                <text:p>27.7125</text:p>
                <draw:g>
                  <svg:desc>Classification.AC3:Classification.AC5</svg:desc>
                </draw:g>
              </table:table-cell>
              <table:table-cell office:value-type="float" office:value="8.29453125">
                <text:p>8.29453125</text:p>
                <draw:g>
                  <svg:desc>Classification.K3:Classification.K5</svg:desc>
                </draw:g>
              </table:table-cell>
              <table:table-cell office:value-type="float" office:value="0">
                <text:p>0</text:p>
                <draw:g>
                  <svg:desc>Classification.AU3:Classification.AU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5.37">
                <text:p>185.37</text:p>
              </table:table-cell>
              <table:table-cell office:value-type="float" office:value="308.884765625">
                <text:p>308.884765625</text:p>
              </table:table-cell>
              <table:table-cell office:value-type="float" office:value="17.48515625">
                <text:p>17.48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6.12">
                <text:p>1226.12</text:p>
              </table:table-cell>
              <table:table-cell office:value-type="float" office:value="1195.03828125">
                <text:p>1195.03828125</text:p>
              </table:table-cell>
              <table:table-cell office:value-type="float" office:value="105.490625">
                <text:p>105.490625</text:p>
              </table:table-cell>
              <table:table-cell office:value-type="float" office:value="0.637109375">
                <text:p>0.6371093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1.598cm" svg:y="0.44cm" chart:style-name="ch2">
          <text:p>Accuracy vs. # of Rows</text:p>
        </chart:title>
        <chart:legend chart:legend-position="bottom" svg:x="11.094cm" svg:y="14.458cm" style:legend-expansion="wide" chart:style-name="ch3"/>
        <chart:plot-area chart:style-name="ch4" table:cell-range-address="Classification.B7:Classification.B11 Classification.BF1:Classification.BF1 Classification.BJ7:Classification.BJ11 Classification.V1:Classification.V1 Classification.V7:Classification.V11 Classification.D1:Classification.D1 Classification.D7:Classification.D11 Classification.AN1:Classification.AN1 Classification.AN7:Classification.AN11" chart:data-source-has-labels="both" svg:x="1.569cm" svg:y="2.131cm" svg:width="25.256cm" svg:height="11.042cm">
          <chartooo:coordinate-region svg:x="1.569cm" svg:y="2.331cm" svg:width="24.343cm" svg:height="10.195cm"/>
          <chart:axis chart:dimension="x" chart:name="primary-x" chart:style-name="ch5" chartooo:axis-type="auto">
            <chartooo:date-scale/>
            <chart:title svg:x="13.716cm" svg:y="13.477cm" chart:style-name="ch6">
              <text:p>Rows</text:p>
            </chart:title>
            <chart:categories table:cell-range-address="Classification.B7:Classification.B11"/>
          </chart:axis>
          <chart:axis chart:dimension="y" chart:name="primary-y" chart:style-name="ch7">
            <chart:title svg:x="0.451cm" svg:y="8.344cm" chart:style-name="ch8">
              <text:p>Accuracy</text:p>
            </chart:title>
            <chart:grid chart:style-name="ch9" chart:class="major"/>
          </chart:axis>
          <chart:series chart:style-name="ch10" chart:values-cell-range-address="Classification.BJ7:Classification.BJ11" chart:label-cell-address="Classification.BF1:Classification.BF1" chart:class="chart:bar">
            <chart:data-point chart:repeated="5"/>
          </chart:series>
          <chart:series chart:style-name="ch11" chart:values-cell-range-address="Classification.V7:Classification.V11" chart:label-cell-address="Classification.V1:Classification.V1" chart:class="chart:bar">
            <chart:data-point chart:repeated="5"/>
          </chart:series>
          <chart:series chart:style-name="ch12" chart:values-cell-range-address="Classification.D7:Classification.D11" chart:label-cell-address="Classification.D1:Classification.D1" chart:class="chart:bar">
            <chart:data-point chart:repeated="5"/>
          </chart:series>
          <chart:series chart:style-name="ch13" chart:values-cell-range-address="Classification.AN7:Classification.AN11" chart:label-cell-address="Classification.AN1:Classification.AN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Classification.B7:Classification.B11</svg:desc>
                </draw:g>
              </table:table-cell>
              <table:table-cell office:value-type="float" office:value="NaN">
                <text:p>NaN</text:p>
                <draw:g>
                  <svg:desc>Classification.BJ7:Classification.BJ11</svg:desc>
                </draw:g>
              </table:table-cell>
              <table:table-cell office:value-type="float" office:value="NaN">
                <text:p>NaN</text:p>
                <draw:g>
                  <svg:desc>Classification.V7:Classification.V11</svg:desc>
                </draw:g>
              </table:table-cell>
              <table:table-cell office:value-type="float" office:value="0.885861814138186">
                <text:p>0.885861814138186</text:p>
                <draw:g>
                  <svg:desc>Classification.D7:Classification.D11</svg:desc>
                </draw:g>
              </table:table-cell>
              <table:table-cell office:value-type="float" office:value="0.8622245">
                <text:p>0.8622245</text:p>
                <draw:g>
                  <svg:desc>Classification.AN7:Classification.AN11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879546">
                <text:p>0.879546</text:p>
              </table:table-cell>
              <table:table-cell office:value-type="float" office:value="0.879568">
                <text:p>0.879568</text:p>
              </table:table-cell>
              <table:table-cell office:value-type="float" office:value="0.882246177538225">
                <text:p>0.882246177538225</text:p>
              </table:table-cell>
              <table:table-cell office:value-type="float" office:value="0.8619151">
                <text:p>0.86191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87158">
                <text:p>0.87158</text:p>
              </table:table-cell>
              <table:table-cell office:value-type="float" office:value="0.8725">
                <text:p>0.8725</text:p>
              </table:table-cell>
              <table:table-cell office:value-type="float" office:value="0.875262473752625">
                <text:p>0.875262473752625</text:p>
              </table:table-cell>
              <table:table-cell office:value-type="float" office:value="0.86574">
                <text:p>0.865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606">
                <text:p>0.8606</text:p>
              </table:table-cell>
              <table:table-cell office:value-type="float" office:value="0.8563">
                <text:p>0.8563</text:p>
              </table:table-cell>
              <table:table-cell office:value-type="float" office:value="0.85964035964036">
                <text:p>0.85964035964036</text:p>
              </table:table-cell>
              <table:table-cell office:value-type="float" office:value="0.8607">
                <text:p>0.86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16">
                <text:p>0.816</text:p>
              </table:table-cell>
              <table:table-cell office:value-type="float" office:value="0.827">
                <text:p>0.827</text:p>
              </table:table-cell>
              <table:table-cell office:value-type="float" office:value="0.80990099009901">
                <text:p>0.80990099009901</text:p>
              </table:table-cell>
              <table:table-cell office:value-type="float" office:value="0.818">
                <text:p>0.8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1.228cm" svg:y="0.44cm" chart:style-name="ch2">
          <text:p>Training Time vs. # of Rows</text:p>
        </chart:title>
        <chart:legend chart:legend-position="bottom" svg:x="11.094cm" svg:y="14.458cm" style:legend-expansion="wide" chart:style-name="ch3"/>
        <chart:plot-area chart:style-name="ch4" table:cell-range-address="Classification.B7:Classification.B11 Classification.BF1:Classification.BF1 Classification.BF7:Classification.BF11 Classification.V1:Classification.V1 Classification.AA7:Classification.AA11 Classification.D1:Classification.D1 Classification.I7:Classification.I11 Classification.AN1:Classification.AN1 Classification.AS7:Classification.AS11" chart:data-source-has-labels="both" svg:x="1.569cm" svg:y="2.131cm" svg:width="25.256cm" svg:height="11.042cm">
          <chartooo:coordinate-region svg:x="3.038cm" svg:y="2.33cm" svg:width="23.787cm" svg:height="10.196cm"/>
          <chart:axis chart:dimension="x" chart:name="primary-x" chart:style-name="ch5" chartooo:axis-type="auto">
            <chartooo:date-scale/>
            <chart:title svg:x="13.716cm" svg:y="13.477cm" chart:style-name="ch6">
              <text:p>Rows</text:p>
            </chart:title>
            <chart:categories table:cell-range-address="Classification.B7:Classification.B11"/>
          </chart:axis>
          <chart:axis chart:dimension="y" chart:name="primary-y" chart:style-name="ch7">
            <chart:title svg:x="0.451cm" svg:y="8.86cm" chart:style-name="ch8">
              <text:p>Time (seconds)</text:p>
            </chart:title>
            <chart:grid chart:style-name="ch9" chart:class="major"/>
          </chart:axis>
          <chart:series chart:style-name="ch10" chart:values-cell-range-address="Classification.BF7:Classification.BF11" chart:label-cell-address="Classification.BF1:Classification.BF1" chart:class="chart:bar">
            <chart:data-point chart:repeated="5"/>
          </chart:series>
          <chart:series chart:style-name="ch11" chart:values-cell-range-address="Classification.AA7:Classification.AA11" chart:label-cell-address="Classification.V1:Classification.V1" chart:class="chart:bar">
            <chart:data-point chart:repeated="5"/>
          </chart:series>
          <chart:series chart:style-name="ch12" chart:values-cell-range-address="Classification.I7:Classification.I11" chart:label-cell-address="Classification.D1:Classification.D1" chart:class="chart:bar">
            <chart:data-point chart:repeated="5"/>
          </chart:series>
          <chart:series chart:style-name="ch13" chart:values-cell-range-address="Classification.AS7:Classification.AS11" chart:label-cell-address="Classification.AN1:Classification.AN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Classification.B7:Classification.B11</svg:desc>
                </draw:g>
              </table:table-cell>
              <table:table-cell office:value-type="float" office:value="NaN">
                <text:p>NaN</text:p>
                <draw:g>
                  <svg:desc>Classification.BF7:Classification.BF11</svg:desc>
                </draw:g>
              </table:table-cell>
              <table:table-cell office:value-type="float" office:value="NaN">
                <text:p>NaN</text:p>
                <draw:g>
                  <svg:desc>Classification.AA7:Classification.AA11</svg:desc>
                </draw:g>
              </table:table-cell>
              <table:table-cell office:value-type="float" office:value="151.3995818">
                <text:p>151.3995818</text:p>
                <draw:g>
                  <svg:desc>Classification.I7:Classification.I11</svg:desc>
                </draw:g>
              </table:table-cell>
              <table:table-cell office:value-type="float" office:value="3175.381">
                <text:p>3175.381</text:p>
                <draw:g>
                  <svg:desc>Classification.AS7:Classification.AS11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1.5302000000001">
                <text:p>41.5302000000001</text:p>
              </table:table-cell>
              <table:table-cell office:value-type="float" office:value="16.4296027">
                <text:p>16.4296027</text:p>
              </table:table-cell>
              <table:table-cell office:value-type="float" office:value="11.3985148">
                <text:p>11.3985148</text:p>
              </table:table-cell>
              <table:table-cell office:value-type="float" office:value="2626.1966">
                <text:p>2626.19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7379999999998">
                <text:p>1.97379999999998</text:p>
              </table:table-cell>
              <table:table-cell office:value-type="float" office:value="1.3842682">
                <text:p>1.3842682</text:p>
              </table:table-cell>
              <table:table-cell office:value-type="float" office:value="0.8065061">
                <text:p>0.8065061</text:p>
              </table:table-cell>
              <table:table-cell office:value-type="float" office:value="68.5395">
                <text:p>68.53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35400000000004">
                <text:p>0.135400000000004</text:p>
              </table:table-cell>
              <table:table-cell office:value-type="float" office:value="0.5096083">
                <text:p>0.5096083</text:p>
              </table:table-cell>
              <table:table-cell office:value-type="float" office:value="0.1744752">
                <text:p>0.1744752</text:p>
              </table:table-cell>
              <table:table-cell office:value-type="float" office:value="26.4733">
                <text:p>26.47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22000000000071">
                <text:p>0.0122000000000071</text:p>
              </table:table-cell>
              <table:table-cell office:value-type="float" office:value="0.3926215">
                <text:p>0.3926215</text:p>
              </table:table-cell>
              <table:table-cell office:value-type="float" office:value="0.1044791">
                <text:p>0.1044791</text:p>
              </table:table-cell>
              <table:table-cell office:value-type="float" office:value="6.7564">
                <text:p>6.75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1.175cm" svg:y="0.44cm" chart:style-name="ch2">
          <text:p>Training Time vs. # of Fields</text:p>
        </chart:title>
        <chart:legend chart:legend-position="bottom" svg:x="11.094cm" svg:y="14.458cm" style:legend-expansion="wide" chart:style-name="ch3"/>
        <chart:plot-area chart:style-name="ch4" table:cell-range-address="Classification.C4:Classification.C6 Classification.BF1:Classification.BF1 Classification.BF4:Classification.BF6 Classification.V1:Classification.V1 Classification.AA4:Classification.AA6 Classification.D1:Classification.D1 Classification.I4:Classification.I6 Classification.AN1:Classification.AN1 Classification.AS4:Classification.AS6" chart:data-source-has-labels="both" svg:x="1.569cm" svg:y="2.131cm" svg:width="25.256cm" svg:height="11.042cm">
          <chartooo:coordinate-region svg:x="2.852cm" svg:y="2.33cm" svg:width="23.973cm" svg:height="10.196cm"/>
          <chart:axis chart:dimension="x" chart:name="primary-x" chart:style-name="ch5" chartooo:axis-type="auto">
            <chartooo:date-scale/>
            <chart:title svg:x="13.69cm" svg:y="13.477cm" chart:style-name="ch6">
              <text:p>Fields</text:p>
            </chart:title>
            <chart:categories table:cell-range-address="Classification.C4:Classification.C6"/>
          </chart:axis>
          <chart:axis chart:dimension="y" chart:name="primary-y" chart:style-name="ch7">
            <chart:title svg:x="0.451cm" svg:y="8.86cm" chart:style-name="ch8">
              <text:p>Time (seconds)</text:p>
            </chart:title>
            <chart:grid chart:style-name="ch9" chart:class="major"/>
          </chart:axis>
          <chart:series chart:style-name="ch10" chart:values-cell-range-address="Classification.BF4:Classification.BF6" chart:label-cell-address="Classification.BF1:Classification.BF1" chart:class="chart:bar">
            <chart:data-point chart:repeated="3"/>
          </chart:series>
          <chart:series chart:style-name="ch11" chart:values-cell-range-address="Classification.AA4:Classification.AA6" chart:label-cell-address="Classification.V1:Classification.V1" chart:class="chart:bar">
            <chart:data-point chart:repeated="3"/>
          </chart:series>
          <chart:series chart:style-name="ch12" chart:values-cell-range-address="Classification.I4:Classification.I6" chart:label-cell-address="Classification.D1:Classification.D1" chart:class="chart:bar">
            <chart:data-point chart:repeated="3"/>
          </chart:series>
          <chart:series chart:style-name="ch13" chart:values-cell-range-address="Classification.AS4:Classification.AS6" chart:label-cell-address="Classification.AN1:Classification.AN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lassification.C4:Classification.C6</svg:desc>
                </draw:g>
              </table:table-cell>
              <table:table-cell office:value-type="float" office:value="1.9542">
                <text:p>1.9542</text:p>
                <draw:g>
                  <svg:desc>Classification.BF4:Classification.BF6</svg:desc>
                </draw:g>
              </table:table-cell>
              <table:table-cell office:value-type="float" office:value="1.2071518">
                <text:p>1.2071518</text:p>
                <draw:g>
                  <svg:desc>Classification.AA4:Classification.AA6</svg:desc>
                </draw:g>
              </table:table-cell>
              <table:table-cell office:value-type="float" office:value="0.7164477">
                <text:p>0.7164477</text:p>
                <draw:g>
                  <svg:desc>Classification.I4:Classification.I6</svg:desc>
                </draw:g>
              </table:table-cell>
              <table:table-cell office:value-type="float" office:value="128.6903">
                <text:p>128.6903</text:p>
                <draw:g>
                  <svg:desc>Classification.AS4:Classification.AS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.3651">
                <text:p>29.3651</text:p>
              </table:table-cell>
              <table:table-cell office:value-type="float" office:value="4.7778291">
                <text:p>4.7778291</text:p>
              </table:table-cell>
              <table:table-cell office:value-type="float" office:value="4.561169">
                <text:p>4.561169</text:p>
              </table:table-cell>
              <table:table-cell office:value-type="float" office:value="617.5926">
                <text:p>617.592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0749638">
                <text:p>39.07496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91cm" svg:y="0.44cm" chart:style-name="ch2">
          <text:p>Accuracy vs. Number of Fields</text:p>
        </chart:title>
        <chart:legend chart:legend-position="bottom" svg:x="11.094cm" svg:y="14.458cm" style:legend-expansion="wide" chart:style-name="ch3"/>
        <chart:plot-area chart:style-name="ch4" table:cell-range-address="Classification.C3:Classification.D5 Classification.BF1:Classification.BF1 Classification.BJ3:Classification.BJ5 Classification.V1:Classification.V1 Classification.V3:Classification.V5 Classification.D1:Classification.D1 Classification.AN1:Classification.AN1 Classification.AN3:Classification.AN5" chart:data-source-has-labels="both" svg:x="1.008cm" svg:y="2.131cm" svg:width="25.817cm" svg:height="11.603cm">
          <chartooo:coordinate-region svg:x="1.92cm" svg:y="2.331cm" svg:width="24.905cm" svg:height="10.756cm"/>
          <chart:axis chart:dimension="x" chart:name="primary-x" chart:style-name="ch5" chartooo:axis-type="auto">
            <chartooo:date-scale/>
            <chart:categories table:cell-range-address="Classification.C3:Classification.C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lassification.BJ3:Classification.BJ5" chart:label-cell-address="Classification.BF1:Classification.BF1" chart:class="chart:bar">
            <chart:data-point chart:repeated="3"/>
          </chart:series>
          <chart:series chart:style-name="ch9" chart:values-cell-range-address="Classification.V3:Classification.V5" chart:label-cell-address="Classification.V1:Classification.V1" chart:class="chart:bar">
            <chart:data-point chart:repeated="3"/>
          </chart:series>
          <chart:series chart:style-name="ch10" chart:values-cell-range-address="Classification.D3:Classification.D5" chart:label-cell-address="Classification.D1:Classification.D1" chart:class="chart:bar">
            <chart:data-point chart:repeated="3"/>
          </chart:series>
          <chart:series chart:style-name="ch11" chart:values-cell-range-address="Classification.AN3:Classification.AN5" chart:label-cell-address="Classification.AN1:Classification.AN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lassification.C3:Classification.C5</svg:desc>
                </draw:g>
              </table:table-cell>
              <table:table-cell office:value-type="float" office:value="0.8641">
                <text:p>0.8641</text:p>
                <draw:g>
                  <svg:desc>Classification.BJ3:Classification.BJ5</svg:desc>
                </draw:g>
              </table:table-cell>
              <table:table-cell office:value-type="float" office:value="0.8638">
                <text:p>0.8638</text:p>
                <draw:g>
                  <svg:desc>Classification.V3:Classification.V5</svg:desc>
                </draw:g>
              </table:table-cell>
              <table:table-cell office:value-type="float" office:value="0.86715">
                <text:p>0.86715</text:p>
                <draw:g>
                  <svg:desc>Classification.D3:Classification.D5</svg:desc>
                </draw:g>
              </table:table-cell>
              <table:table-cell office:value-type="float" office:value="0.8673">
                <text:p>0.8673</text:p>
                <draw:g>
                  <svg:desc>Classification.AN3:Classification.AN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785">
                <text:p>0.98785</text:p>
              </table:table-cell>
              <table:table-cell office:value-type="float" office:value="0.98965">
                <text:p>0.98965</text:p>
              </table:table-cell>
              <table:table-cell office:value-type="float" office:value="0.986406796601699">
                <text:p>0.986406796601699</text:p>
              </table:table-cell>
              <table:table-cell office:value-type="float" office:value="0.98875">
                <text:p>0.988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7">
                <text:p>0.9937</text:p>
              </table:table-cell>
              <table:table-cell office:value-type="float" office:value="0.993">
                <text:p>0.993</text:p>
              </table:table-cell>
              <table:table-cell office:value-type="float" office:value="0.991104447776112">
                <text:p>0.991104447776112</text:p>
              </table:table-cell>
              <table:table-cell office:value-type="float" office:value="0.99595">
                <text:p>0.9959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1.175cm" svg:y="0.44cm" chart:style-name="ch2">
          <text:p>Training Time vs. # of Fields</text:p>
        </chart:title>
        <chart:legend chart:legend-position="bottom" svg:x="11.094cm" svg:y="14.458cm" style:legend-expansion="wide" chart:style-name="ch3"/>
        <chart:plot-area chart:style-name="ch4" table:cell-range-address="Classification.C3:Classification.C5 Classification.BF1:Classification.BF1 Classification.BF3:Classification.BF5 Classification.V1:Classification.V1 Classification.AA3:Classification.AA5 Classification.D1:Classification.D1 Classification.I3:Classification.I5 Classification.AN1:Classification.AN1 Classification.AS3:Classification.AS5" chart:data-source-has-labels="both" svg:x="1.569cm" svg:y="2.131cm" svg:width="25.256cm" svg:height="11.042cm">
          <chartooo:coordinate-region svg:x="1.569cm" svg:y="2.33cm" svg:width="23.972cm" svg:height="10.196cm"/>
          <chart:axis chart:dimension="x" chart:name="primary-x" chart:style-name="ch5" chartooo:axis-type="auto">
            <chartooo:date-scale/>
            <chart:title svg:x="13.69cm" svg:y="13.477cm" chart:style-name="ch6">
              <text:p>Fields</text:p>
            </chart:title>
            <chart:categories table:cell-range-address="Classification.C3:Classification.C5"/>
          </chart:axis>
          <chart:axis chart:dimension="y" chart:name="primary-y" chart:style-name="ch7">
            <chart:title svg:x="0.451cm" svg:y="8.86cm" chart:style-name="ch8">
              <text:p>Time (seconds)</text:p>
            </chart:title>
            <chart:grid chart:style-name="ch9" chart:class="major"/>
          </chart:axis>
          <chart:series chart:style-name="ch10" chart:values-cell-range-address="Classification.BF3:Classification.BF5" chart:label-cell-address="Classification.BF1:Classification.BF1" chart:class="chart:bar">
            <chart:data-point chart:repeated="3"/>
          </chart:series>
          <chart:series chart:style-name="ch11" chart:values-cell-range-address="Classification.AA3:Classification.AA5" chart:label-cell-address="Classification.V1:Classification.V1" chart:class="chart:bar">
            <chart:data-point chart:repeated="3"/>
          </chart:series>
          <chart:series chart:style-name="ch12" chart:values-cell-range-address="Classification.I3:Classification.I5" chart:label-cell-address="Classification.D1:Classification.D1" chart:class="chart:bar">
            <chart:data-point chart:repeated="3"/>
          </chart:series>
          <chart:series chart:style-name="ch13" chart:values-cell-range-address="Classification.AS3:Classification.AS5" chart:label-cell-address="Classification.AN1:Classification.AN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lassification.C3:Classification.C5</svg:desc>
                </draw:g>
              </table:table-cell>
              <table:table-cell office:value-type="float" office:value="0.3196">
                <text:p>0.3196</text:p>
                <draw:g>
                  <svg:desc>Classification.BF3:Classification.BF5</svg:desc>
                </draw:g>
              </table:table-cell>
              <table:table-cell office:value-type="float" office:value="0.4484354">
                <text:p>0.4484354</text:p>
                <draw:g>
                  <svg:desc>Classification.AA3:Classification.AA5</svg:desc>
                </draw:g>
              </table:table-cell>
              <table:table-cell office:value-type="float" office:value="0.2030251">
                <text:p>0.2030251</text:p>
                <draw:g>
                  <svg:desc>Classification.I3:Classification.I5</svg:desc>
                </draw:g>
              </table:table-cell>
              <table:table-cell office:value-type="float" office:value="40.0433">
                <text:p>40.0433</text:p>
                <draw:g>
                  <svg:desc>Classification.AS3:Classification.AS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9542">
                <text:p>1.9542</text:p>
              </table:table-cell>
              <table:table-cell office:value-type="float" office:value="1.2071518">
                <text:p>1.2071518</text:p>
              </table:table-cell>
              <table:table-cell office:value-type="float" office:value="0.7164477">
                <text:p>0.7164477</text:p>
              </table:table-cell>
              <table:table-cell office:value-type="float" office:value="128.6903">
                <text:p>128.690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9.3651">
                <text:p>29.3651</text:p>
              </table:table-cell>
              <table:table-cell office:value-type="float" office:value="4.7778291">
                <text:p>4.7778291</text:p>
              </table:table-cell>
              <table:table-cell office:value-type="float" office:value="4.561169">
                <text:p>4.561169</text:p>
              </table:table-cell>
              <table:table-cell office:value-type="float" office:value="617.5926">
                <text:p>617.592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1.095cm" svg:y="0.44cm" chart:style-name="ch2">
          <text:p>Prediction Memory vs. Fields</text:p>
        </chart:title>
        <chart:legend chart:legend-position="bottom" svg:x="11.094cm" svg:y="14.458cm" style:legend-expansion="wide" chart:style-name="ch3"/>
        <chart:plot-area chart:style-name="ch4" table:cell-range-address="Classification.C3:Classification.C5 Classification.BF1:Classification.BF1 Classification.BI3:Classification.BI5 Classification.V1:Classification.V1 Classification.AD3:Classification.AD5 Classification.D1:Classification.D1 Classification.L3:Classification.L5 Classification.AN1:Classification.AN1 Classification.AU3:Classification.AU5" chart:data-source-has-labels="both" svg:x="1.569cm" svg:y="2.131cm" svg:width="25.256cm" svg:height="11.042cm">
          <chartooo:coordinate-region svg:x="2.852cm" svg:y="2.33cm" svg:width="23.973cm" svg:height="10.196cm"/>
          <chart:axis chart:dimension="x" chart:name="primary-x" chart:style-name="ch5" chartooo:axis-type="auto">
            <chartooo:date-scale/>
            <chart:title svg:x="13.69cm" svg:y="13.477cm" chart:style-name="ch6">
              <text:p>Fields</text:p>
            </chart:title>
            <chart:categories table:cell-range-address="Classification.C3:Classification.C5"/>
          </chart:axis>
          <chart:axis chart:dimension="y" chart:name="primary-y" chart:style-name="ch7">
            <chart:title svg:x="0.451cm" svg:y="8.649cm" chart:style-name="ch8">
              <text:p>Memory (MB)</text:p>
            </chart:title>
            <chart:grid chart:style-name="ch9" chart:class="major"/>
          </chart:axis>
          <chart:series chart:style-name="ch10" chart:values-cell-range-address="Classification.BI3:Classification.BI5" chart:label-cell-address="Classification.BF1:Classification.BF1" chart:class="chart:bar">
            <chart:data-point chart:repeated="3"/>
          </chart:series>
          <chart:series chart:style-name="ch11" chart:values-cell-range-address="Classification.AD3:Classification.AD5" chart:label-cell-address="Classification.V1:Classification.V1" chart:class="chart:bar">
            <chart:data-point chart:repeated="3"/>
          </chart:series>
          <chart:series chart:style-name="ch12" chart:values-cell-range-address="Classification.L3:Classification.L5" chart:label-cell-address="Classification.D1:Classification.D1" chart:class="chart:bar">
            <chart:data-point chart:repeated="3"/>
          </chart:series>
          <chart:series chart:style-name="ch13" chart:values-cell-range-address="Classification.AU3:Classification.AU5" chart:label-cell-address="Classification.AN1:Classification.AN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lassification.C3:Classification.C5</svg:desc>
                </draw:g>
              </table:table-cell>
              <table:table-cell office:value-type="float" office:value="2.77">
                <text:p>2.77</text:p>
                <draw:g>
                  <svg:desc>Classification.BI3:Classification.BI5</svg:desc>
                </draw:g>
              </table:table-cell>
              <table:table-cell office:value-type="float" office:value="27.2066406249999">
                <text:p>27.2066406249999</text:p>
                <draw:g>
                  <svg:desc>Classification.AD3:Classification.AD5</svg:desc>
                </draw:g>
              </table:table-cell>
              <table:table-cell office:value-type="float" office:value="0.61015625">
                <text:p>0.61015625</text:p>
                <draw:g>
                  <svg:desc>Classification.L3:Classification.L5</svg:desc>
                </draw:g>
              </table:table-cell>
              <table:table-cell office:value-type="float" office:value="0">
                <text:p>0</text:p>
                <draw:g>
                  <svg:desc>Classification.AU3:Classification.AU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45">
                <text:p>18.45</text:p>
              </table:table-cell>
              <table:table-cell office:value-type="float" office:value="292.115234375">
                <text:p>292.115234375</text:p>
              </table:table-cell>
              <table:table-cell office:value-type="float" office:value="0.578125">
                <text:p>0.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7.93">
                <text:p>177.93</text:p>
              </table:table-cell>
              <table:table-cell office:value-type="float" office:value="641.45546875">
                <text:p>641.45546875</text:p>
              </table:table-cell>
              <table:table-cell office:value-type="float" office:value="10.662109375">
                <text:p>10.662109375</text:p>
              </table:table-cell>
              <table:table-cell office:value-type="float" office:value="0.637109375">
                <text:p>0.6371093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91cm" svg:y="0.44cm" chart:style-name="ch2">
          <text:p>Training Memory vs. # of Rows</text:p>
        </chart:title>
        <chart:legend chart:legend-position="bottom" svg:x="11.094cm" svg:y="14.458cm" style:legend-expansion="wide" chart:style-name="ch3"/>
        <chart:plot-area chart:style-name="ch4" table:cell-range-address="Classification.B7:Classification.B11 Classification.BF1:Classification.BF1 Classification.BH7:Classification.BH11 Classification.V1:Classification.V1 Classification.AC7:Classification.AC11 Classification.D1:Classification.D1 Classification.K7:Classification.K11 Classification.AN1:Classification.AN1 Classification.AU7:Classification.AU11" chart:data-source-has-labels="both" svg:x="1.569cm" svg:y="2.131cm" svg:width="25.256cm" svg:height="11.042cm">
          <chartooo:coordinate-region svg:x="3.038cm" svg:y="2.33cm" svg:width="23.787cm" svg:height="10.196cm"/>
          <chart:axis chart:dimension="x" chart:name="primary-x" chart:style-name="ch5" chartooo:axis-type="auto">
            <chartooo:date-scale/>
            <chart:title svg:x="13.716cm" svg:y="13.477cm" chart:style-name="ch6">
              <text:p>Rows</text:p>
            </chart:title>
            <chart:categories table:cell-range-address="Classification.B7:Classification.B11"/>
          </chart:axis>
          <chart:axis chart:dimension="y" chart:name="primary-y" chart:style-name="ch7">
            <chart:title svg:x="0.451cm" svg:y="8.649cm" chart:style-name="ch8">
              <text:p>Memory (MB)</text:p>
            </chart:title>
            <chart:grid chart:style-name="ch9" chart:class="major"/>
          </chart:axis>
          <chart:series chart:style-name="ch10" chart:values-cell-range-address="Classification.BH7:Classification.BH11" chart:label-cell-address="Classification.BF1:Classification.BF1" chart:class="chart:bar">
            <chart:data-point chart:repeated="5"/>
          </chart:series>
          <chart:series chart:style-name="ch11" chart:values-cell-range-address="Classification.AC7:Classification.AC11" chart:label-cell-address="Classification.V1:Classification.V1" chart:class="chart:bar">
            <chart:data-point chart:repeated="5"/>
          </chart:series>
          <chart:series chart:style-name="ch12" chart:values-cell-range-address="Classification.K7:Classification.K11" chart:label-cell-address="Classification.D1:Classification.D1" chart:class="chart:bar">
            <chart:data-point chart:repeated="5"/>
          </chart:series>
          <chart:series chart:style-name="ch13" chart:values-cell-range-address="Classification.AU7:Classification.AU11" chart:label-cell-address="Classification.AN1:Classification.AN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Classification.B7:Classification.B11</svg:desc>
                </draw:g>
              </table:table-cell>
              <table:table-cell office:value-type="float" office:value="NaN">
                <text:p>NaN</text:p>
                <draw:g>
                  <svg:desc>Classification.BH7:Classification.BH11</svg:desc>
                </draw:g>
              </table:table-cell>
              <table:table-cell office:value-type="float" office:value="NaN">
                <text:p>NaN</text:p>
                <draw:g>
                  <svg:desc>Classification.AC7:Classification.AC11</svg:desc>
                </draw:g>
              </table:table-cell>
              <table:table-cell office:value-type="float" office:value="3263.65703125">
                <text:p>3263.65703125</text:p>
                <draw:g>
                  <svg:desc>Classification.K7:Classification.K11</svg:desc>
                </draw:g>
              </table:table-cell>
              <table:table-cell office:value-type="float" office:value="93.44453125">
                <text:p>93.44453125</text:p>
                <draw:g>
                  <svg:desc>Classification.AU7:Classification.AU11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814.09">
                <text:p>3814.09</text:p>
              </table:table-cell>
              <table:table-cell office:value-type="float" office:value="190.722265625">
                <text:p>190.722265625</text:p>
              </table:table-cell>
              <table:table-cell office:value-type="float" office:value="336.431640625">
                <text:p>336.431640625</text:p>
              </table:table-cell>
              <table:table-cell office:value-type="float" office:value="36.1205238">
                <text:p>36.12052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88.64">
                <text:p>388.64</text:p>
              </table:table-cell>
              <table:table-cell office:value-type="float" office:value="89.367578125">
                <text:p>89.367578125</text:p>
              </table:table-cell>
              <table:table-cell office:value-type="float" office:value="39.323828125">
                <text:p>39.323828125</text:p>
              </table:table-cell>
              <table:table-cell office:value-type="float" office:value="0.00234375">
                <text:p>0.002343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9.19">
                <text:p>39.19</text:p>
              </table:table-cell>
              <table:table-cell office:value-type="float" office:value="1.504296875">
                <text:p>1.504296875</text:p>
              </table:table-cell>
              <table:table-cell office:value-type="float" office:value="3.890234375">
                <text:p>3.890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1.413cm" svg:y="0.44cm" chart:style-name="ch2">
          <text:p>Prediction Time vs. Fields</text:p>
        </chart:title>
        <chart:legend chart:legend-position="bottom" svg:x="11.094cm" svg:y="14.458cm" style:legend-expansion="wide" chart:style-name="ch3"/>
        <chart:plot-area chart:style-name="ch4" table:cell-range-address="Classification.C3:Classification.C5 Classification.BF1:Classification.BF1 Classification.BG3:Classification.BG5 Classification.V1:Classification.V1 Classification.AB3:Classification.AB5 Classification.D1:Classification.D1 Classification.J3:Classification.J5 Classification.AN1:Classification.AN1 Classification.AT3:Classification.AT5" chart:data-source-has-labels="both" svg:x="1.569cm" svg:y="2.131cm" svg:width="25.256cm" svg:height="11.042cm">
          <chartooo:coordinate-region svg:x="2.667cm" svg:y="2.33cm" svg:width="24.158cm" svg:height="10.196cm"/>
          <chart:axis chart:dimension="x" chart:name="primary-x" chart:style-name="ch5" chartooo:axis-type="auto">
            <chartooo:date-scale/>
            <chart:title svg:x="13.69cm" svg:y="13.477cm" chart:style-name="ch6">
              <text:p>Fields</text:p>
            </chart:title>
            <chart:categories table:cell-range-address="Classification.C3:Classification.C5"/>
          </chart:axis>
          <chart:axis chart:dimension="y" chart:name="primary-y" chart:style-name="ch7">
            <chart:title svg:x="0.451cm" svg:y="8.86cm" chart:style-name="ch8">
              <text:p>Time (seconds)</text:p>
            </chart:title>
            <chart:grid chart:style-name="ch9" chart:class="major"/>
          </chart:axis>
          <chart:series chart:style-name="ch10" chart:values-cell-range-address="Classification.BG3:Classification.BG5" chart:label-cell-address="Classification.BF1:Classification.BF1" chart:class="chart:bar">
            <chart:data-point chart:repeated="3"/>
          </chart:series>
          <chart:series chart:style-name="ch11" chart:values-cell-range-address="Classification.AB3:Classification.AB5" chart:label-cell-address="Classification.V1:Classification.V1" chart:class="chart:bar">
            <chart:data-point chart:repeated="3"/>
          </chart:series>
          <chart:series chart:style-name="ch12" chart:values-cell-range-address="Classification.J3:Classification.J5" chart:label-cell-address="Classification.D1:Classification.D1" chart:class="chart:bar">
            <chart:data-point chart:repeated="3"/>
          </chart:series>
          <chart:series chart:style-name="ch13" chart:values-cell-range-address="Classification.AT3:Classification.AT5" chart:label-cell-address="Classification.AN1:Classification.AN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lassification.C3:Classification.C5</svg:desc>
                </draw:g>
              </table:table-cell>
              <table:table-cell office:value-type="float" office:value="0.005">
                <text:p>0.005</text:p>
                <draw:g>
                  <svg:desc>Classification.BG3:Classification.BG5</svg:desc>
                </draw:g>
              </table:table-cell>
              <table:table-cell office:value-type="float" office:value="0.1573978">
                <text:p>0.1573978</text:p>
                <draw:g>
                  <svg:desc>Classification.AB3:Classification.AB5</svg:desc>
                </draw:g>
              </table:table-cell>
              <table:table-cell office:value-type="float" office:value="0.1027472">
                <text:p>0.1027472</text:p>
                <draw:g>
                  <svg:desc>Classification.J3:Classification.J5</svg:desc>
                </draw:g>
              </table:table-cell>
              <table:table-cell office:value-type="float" office:value="3.9985411">
                <text:p>3.9985411</text:p>
                <draw:g>
                  <svg:desc>Classification.AT3:Classification.AT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34999999999994">
                <text:p>0.0134999999999994</text:p>
              </table:table-cell>
              <table:table-cell office:value-type="float" office:value="0.4592345">
                <text:p>0.4592345</text:p>
              </table:table-cell>
              <table:table-cell office:value-type="float" office:value="0.1039882">
                <text:p>0.1039882</text:p>
              </table:table-cell>
              <table:table-cell office:value-type="float" office:value="21.5542035">
                <text:p>21.55420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3900000000001">
                <text:p>0.113900000000001</text:p>
              </table:table-cell>
              <table:table-cell office:value-type="float" office:value="1.4651913">
                <text:p>1.4651913</text:p>
              </table:table-cell>
              <table:table-cell office:value-type="float" office:value="0.5764138">
                <text:p>0.5764138</text:p>
              </table:table-cell>
              <table:table-cell office:value-type="float" office:value="81.6872442">
                <text:p>81.687244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212cm" svg:height="16.165cm" xlink:href=".." xlink:type="simple" chart:class="chart:bar" chart:style-name="ch1">
        <chart:title svg:x="9.858cm" svg:y="0.459cm" chart:style-name="ch2">
          <text:p>Training Memory vs. Number of Fields</text:p>
        </chart:title>
        <chart:subtitle svg:x="10.718cm" svg:y="1.561cm" chart:style-name="ch3">
          <text:p>Constant number of rows: 20000</text:p>
        </chart:subtitle>
        <chart:legend chart:legend-position="bottom" svg:x="10.73cm" svg:y="15.382cm" style:legend-expansion="wide" chart:style-name="ch4"/>
        <chart:plot-area chart:style-name="ch5" table:cell-range-address="Regression.C3:Regression.C6 Regression.D1:Regression.D1 Regression.F3:Regression.F6 Regression.K1:Regression.K1 Regression.P3:Regression.P6 Regression.Y1:Regression.Y1 Regression.AD3:Regression.AD6 Regression.AM1:Regression.AM1 Regression.AR3:Regression.AR6" chart:data-source-has-labels="both" svg:x="1.555cm" svg:y="2.89cm" svg:width="24.569cm" svg:height="11.188cm">
          <chartooo:coordinate-region svg:x="2.547cm" svg:y="3.089cm" svg:width="23.577cm" svg:height="10.342cm"/>
          <chart:axis chart:dimension="x" chart:name="primary-x" chart:style-name="ch6" chartooo:axis-type="auto">
            <chartooo:date-scale/>
            <chart:title svg:x="13.332cm" svg:y="14.401cm" chart:style-name="ch7">
              <text:p>Fields</text:p>
            </chart:title>
            <chart:categories table:cell-range-address="Regression.C3:Regression.C6"/>
          </chart:axis>
          <chart:axis chart:dimension="y" chart:name="primary-y" chart:style-name="ch8">
            <chart:title svg:x="0.451cm" svg:y="9.481cm" chart:style-name="ch9">
              <text:p>Memory (MB)</text:p>
            </chart:title>
            <chart:grid chart:style-name="ch10" chart:class="major"/>
          </chart:axis>
          <chart:series chart:style-name="ch11" chart:values-cell-range-address="Regression.F3:Regression.F6" chart:label-cell-address="Regression.D1:Regression.D1" chart:class="chart:bar">
            <chart:data-point chart:repeated="4"/>
          </chart:series>
          <chart:series chart:style-name="ch12" chart:values-cell-range-address="Regression.P3:Regression.P6" chart:label-cell-address="Regression.K1:Regression.K1" chart:class="chart:bar">
            <chart:data-point chart:repeated="4"/>
          </chart:series>
          <chart:series chart:style-name="ch13" chart:values-cell-range-address="Regression.AD3:Regression.AD6" chart:label-cell-address="Regression.Y1:Regression.Y1" chart:class="chart:bar">
            <chart:data-point chart:repeated="4"/>
          </chart:series>
          <chart:series chart:style-name="ch14" chart:values-cell-range-address="Regression.AR3:Regression.AR6" chart:label-cell-address="Regression.AM1:Regression.AM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Regression.D1:Regression.D1</svg:desc>
                </draw:g>
              </table:table-cell>
              <table:table-cell office:value-type="string">
                <text:p>sklearn</text:p>
                <draw:g>
                  <svg:desc>Regression.K1:Regression.K1</svg:desc>
                </draw:g>
              </table:table-cell>
              <table:table-cell office:value-type="string">
                <text:p>WiseRF</text:p>
                <draw:g>
                  <svg:desc>Regression.Y1:Regression.Y1</svg:desc>
                </draw:g>
              </table:table-cell>
              <table:table-cell office:value-type="string">
                <text:p>BigML</text:p>
                <draw:g>
                  <svg:desc>Regression.AM1:Regression.A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gression.C3:Regression.C6</svg:desc>
                </draw:g>
              </table:table-cell>
              <table:table-cell office:value-type="float" office:value="NaN">
                <text:p>NaN</text:p>
                <draw:g>
                  <svg:desc>Regression.F3:Regression.F6</svg:desc>
                </draw:g>
              </table:table-cell>
              <table:table-cell office:value-type="float" office:value="2287.810546875">
                <text:p>2287.810546875</text:p>
                <draw:g>
                  <svg:desc>Regression.P3:Regression.P6</svg:desc>
                </draw:g>
              </table:table-cell>
              <table:table-cell office:value-type="float" office:value="1692.916796875">
                <text:p>1692.916796875</text:p>
                <draw:g>
                  <svg:desc>Regression.AD3:Regression.AD6</svg:desc>
                </draw:g>
              </table:table-cell>
              <table:table-cell office:value-type="float" office:value="NaN">
                <text:p>NaN</text:p>
                <draw:g>
                  <svg:desc>Regression.AR3:Regression.AR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70.95">
                <text:p>1070.95</text:p>
              </table:table-cell>
              <table:table-cell office:value-type="float" office:value="238.77578125">
                <text:p>238.77578125</text:p>
              </table:table-cell>
              <table:table-cell office:value-type="float" office:value="180.946875">
                <text:p>180.946875</text:p>
              </table:table-cell>
              <table:table-cell office:value-type="float" office:value="0.539453125">
                <text:p>0.539453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.71">
                <text:p>113.71</text:p>
              </table:table-cell>
              <table:table-cell office:value-type="float" office:value="0">
                <text:p>0</text:p>
              </table:table-cell>
              <table:table-cell office:value-type="float" office:value="29.2265625">
                <text:p>29.2265625</text:p>
              </table:table-cell>
              <table:table-cell office:value-type="float" office:value="58.567578125">
                <text:p>58.567578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07">
                <text:p>22.07</text:p>
              </table:table-cell>
              <table:table-cell office:value-type="float" office:value="0">
                <text:p>0</text:p>
              </table:table-cell>
              <table:table-cell office:value-type="float" office:value="13.7828125">
                <text:p>13.7828125</text:p>
              </table:table-cell>
              <table:table-cell office:value-type="float" office:value="0.00390625">
                <text:p>0.0039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06cm" svg:height="16.67cm" xlink:href=".." xlink:type="simple" chart:class="chart:bar" chart:style-name="ch1">
        <chart:title svg:x="10.477cm" svg:y="0.469cm" chart:style-name="ch2">
          <text:p>R-squared vs. Number of Fields</text:p>
        </chart:title>
        <chart:legend chart:legend-position="bottom" svg:x="10.727cm" svg:y="15.887cm" style:legend-expansion="wide" chart:style-name="ch3"/>
        <chart:plot-area chart:style-name="ch4" table:cell-range-address="Regression.C3:Regression.C6 Regression.D1:Regression.D1 Regression.J3:Regression.J6 Regression.K1:Regression.K1 Regression.M3:Regression.M6 Regression.Y1:Regression.Y1 Regression.AA3:Regression.AA6 Regression.AM1:Regression.AM1 Regression.AO3:Regression.AO6" chart:data-source-has-labels="both" svg:x="1.555cm" svg:y="2.247cm" svg:width="24.563cm" svg:height="12.326cm">
          <chartooo:coordinate-region svg:x="2.573cm" svg:y="2.446cm" svg:width="23.545cm" svg:height="11.928cm"/>
          <chart:axis chart:dimension="x" chart:name="primary-x" chart:style-name="ch5" chartooo:axis-type="auto">
            <chartooo:date-scale/>
            <chart:title svg:x="13.329cm" svg:y="14.906cm" chart:style-name="ch6">
              <text:p>Fields</text:p>
            </chart:title>
            <chart:categories table:cell-range-address="Regression.C3:Regression.C6"/>
          </chart:axis>
          <chart:axis chart:dimension="y" chart:name="primary-y" chart:style-name="ch7">
            <chart:title svg:x="0.451cm" svg:y="9.605cm" chart:style-name="ch8">
              <text:p>r-squared value</text:p>
            </chart:title>
            <chart:grid chart:style-name="ch9" chart:class="major"/>
          </chart:axis>
          <chart:series chart:style-name="ch10" chart:values-cell-range-address="Regression.J3:Regression.J6" chart:label-cell-address="Regression.D1:Regression.D1" chart:class="chart:bar">
            <chart:data-point chart:repeated="4"/>
          </chart:series>
          <chart:series chart:style-name="ch11" chart:values-cell-range-address="Regression.M3:Regression.M6" chart:label-cell-address="Regression.K1:Regression.K1" chart:class="chart:bar">
            <chart:data-point chart:repeated="4"/>
          </chart:series>
          <chart:series chart:style-name="ch12" chart:values-cell-range-address="Regression.AA3:Regression.AA6" chart:label-cell-address="Regression.Y1:Regression.Y1" chart:class="chart:bar">
            <chart:data-point chart:repeated="4"/>
          </chart:series>
          <chart:series chart:style-name="ch13" chart:values-cell-range-address="Regression.AO3:Regression.AO6" chart:label-cell-address="Regression.AM1:Regression.AM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Regression.D1:Regression.D1</svg:desc>
                </draw:g>
              </table:table-cell>
              <table:table-cell office:value-type="string">
                <text:p>sklearn</text:p>
                <draw:g>
                  <svg:desc>Regression.K1:Regression.K1</svg:desc>
                </draw:g>
              </table:table-cell>
              <table:table-cell office:value-type="string">
                <text:p>WiseRF</text:p>
                <draw:g>
                  <svg:desc>Regression.Y1:Regression.Y1</svg:desc>
                </draw:g>
              </table:table-cell>
              <table:table-cell office:value-type="string">
                <text:p>BigML</text:p>
                <draw:g>
                  <svg:desc>Regression.AM1:Regression.A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gression.C3:Regression.C6</svg:desc>
                </draw:g>
              </table:table-cell>
              <table:table-cell office:value-type="float" office:value="NaN">
                <text:p>NaN</text:p>
                <draw:g>
                  <svg:desc>Regression.J3:Regression.J6</svg:desc>
                </draw:g>
              </table:table-cell>
              <table:table-cell office:value-type="float" office:value="0.333338590227486">
                <text:p>0.333338590227486</text:p>
                <draw:g>
                  <svg:desc>Regression.M3:Regression.M6</svg:desc>
                </draw:g>
              </table:table-cell>
              <table:table-cell office:value-type="float" office:value="-0.361001256294119">
                <text:p>-0.361001256294119</text:p>
                <draw:g>
                  <svg:desc>Regression.AA3:Regression.AA6</svg:desc>
                </draw:g>
              </table:table-cell>
              <table:table-cell office:value-type="float" office:value="NaN">
                <text:p>NaN</text:p>
                <draw:g>
                  <svg:desc>Regression.AO3:Regression.AO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922039591294">
                <text:p>0.32922039591294</text:p>
              </table:table-cell>
              <table:table-cell office:value-type="float" office:value="0.335848707699773">
                <text:p>0.335848707699773</text:p>
              </table:table-cell>
              <table:table-cell office:value-type="float" office:value="0.343100640799931">
                <text:p>0.343100640799931</text:p>
              </table:table-cell>
              <table:table-cell office:value-type="float" office:value="0.148395383355">
                <text:p>0.1483953833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27481342917305">
                <text:p>0.327481342917305</text:p>
              </table:table-cell>
              <table:table-cell office:value-type="float" office:value="0.324965846048477">
                <text:p>0.324965846048477</text:p>
              </table:table-cell>
              <table:table-cell office:value-type="float" office:value="0.33995323647768">
                <text:p>0.33995323647768</text:p>
              </table:table-cell>
              <table:table-cell office:value-type="float" office:value="0.184823621719">
                <text:p>0.18482362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73298944446141">
                <text:p>0.273298944446141</text:p>
              </table:table-cell>
              <table:table-cell office:value-type="float" office:value="0.25653741779687">
                <text:p>0.25653741779687</text:p>
              </table:table-cell>
              <table:table-cell office:value-type="float" office:value="0.282317926907126">
                <text:p>0.282317926907126</text:p>
              </table:table-cell>
              <table:table-cell office:value-type="float" office:value="0.217877719637">
                <text:p>0.2178777196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394cm" svg:y="0.44cm" chart:style-name="ch2">
          <text:p>Prediction Time vs. Number of Rows</text:p>
        </chart:title>
        <chart:legend chart:legend-position="bottom" svg:x="11.094cm" svg:y="14.458cm" style:legend-expansion="wide" chart:style-name="ch3"/>
        <chart:plot-area chart:style-name="ch4" table:cell-range-address="Regression.B7:Regression.B11 Regression.D1:Regression.D1 Regression.E7:Regression.E11 Regression.K1:Regression.K1 Regression.O7:Regression.O11 Regression.Y1:Regression.Y1 Regression.AC7:Regression.AC11 Regression.AM1:Regression.AM1 Regression.AQ7:Regression.AQ11" chart:data-source-has-labels="both" svg:x="1.569cm" svg:y="2.131cm" svg:width="25.256cm" svg:height="11.042cm">
          <chartooo:coordinate-region svg:x="3.038cm" svg:y="2.33cm" svg:width="23.787cm" svg:height="10.196cm"/>
          <chart:axis chart:dimension="x" chart:name="primary-x" chart:style-name="ch5" chartooo:axis-type="auto">
            <chartooo:date-scale/>
            <chart:title svg:x="13.716cm" svg:y="13.477cm" chart:style-name="ch6">
              <text:p>Rows</text:p>
            </chart:title>
            <chart:categories table:cell-range-address="Regression.B7:Regression.B11"/>
          </chart:axis>
          <chart:axis chart:dimension="y" chart:name="primary-y" chart:style-name="ch7">
            <chart:title svg:x="0.451cm" svg:y="8.86cm" chart:style-name="ch8">
              <text:p>Time (seconds)</text:p>
            </chart:title>
            <chart:grid chart:style-name="ch9" chart:class="major"/>
          </chart:axis>
          <chart:series chart:style-name="ch10" chart:values-cell-range-address="Regression.E7:Regression.E11" chart:label-cell-address="Regression.D1:Regression.D1" chart:class="chart:bar">
            <chart:data-point/>
            <chart:data-point chart:style-name="ch11"/>
            <chart:data-point chart:repeated="3"/>
          </chart:series>
          <chart:series chart:style-name="ch12" chart:values-cell-range-address="Regression.O7:Regression.O11" chart:label-cell-address="Regression.K1:Regression.K1" chart:class="chart:bar">
            <chart:data-point chart:repeated="2"/>
            <chart:data-point chart:style-name="ch11"/>
            <chart:data-point chart:repeated="2"/>
          </chart:series>
          <chart:series chart:style-name="ch13" chart:values-cell-range-address="Regression.AC7:Regression.AC11" chart:label-cell-address="Regression.Y1:Regression.Y1" chart:class="chart:bar">
            <chart:data-point chart:repeated="5"/>
          </chart:series>
          <chart:series chart:style-name="ch14" chart:values-cell-range-address="Regression.AQ7:Regression.AQ11" chart:label-cell-address="Regression.AM1:Regression.AM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Regression.D1:Regression.D1</svg:desc>
                </draw:g>
              </table:table-cell>
              <table:table-cell office:value-type="string">
                <text:p>sklearn</text:p>
                <draw:g>
                  <svg:desc>Regression.K1:Regression.K1</svg:desc>
                </draw:g>
              </table:table-cell>
              <table:table-cell office:value-type="string">
                <text:p>WiseRF</text:p>
                <draw:g>
                  <svg:desc>Regression.Y1:Regression.Y1</svg:desc>
                </draw:g>
              </table:table-cell>
              <table:table-cell office:value-type="string">
                <text:p>BigML</text:p>
                <draw:g>
                  <svg:desc>Regression.AM1:Regression.AM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Regression.B7:Regression.B11</svg:desc>
                </draw:g>
              </table:table-cell>
              <table:table-cell office:value-type="float" office:value="NaN">
                <text:p>NaN</text:p>
                <draw:g>
                  <svg:desc>Regression.E7:Regression.E11</svg:desc>
                </draw:g>
              </table:table-cell>
              <table:table-cell office:value-type="float" office:value="11.0174081">
                <text:p>11.0174081</text:p>
                <draw:g>
                  <svg:desc>Regression.O7:Regression.O11</svg:desc>
                </draw:g>
              </table:table-cell>
              <table:table-cell office:value-type="float" office:value="42.1337624">
                <text:p>42.1337624</text:p>
                <draw:g>
                  <svg:desc>Regression.AC7:Regression.AC11</svg:desc>
                </draw:g>
              </table:table-cell>
              <table:table-cell office:value-type="float" office:value="NaN">
                <text:p>NaN</text:p>
                <draw:g>
                  <svg:desc>Regression.AQ7:Regression.AQ11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7496000000001">
                <text:p>0.7496000000001</text:p>
              </table:table-cell>
              <table:table-cell office:value-type="float" office:value="0.7829704">
                <text:p>0.7829704</text:p>
              </table:table-cell>
              <table:table-cell office:value-type="float" office:value="4.2890578">
                <text:p>4.2890578</text:p>
              </table:table-cell>
              <table:table-cell office:value-type="float" office:value="917.1104601">
                <text:p>917.110460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389000000000124">
                <text:p>0.0389000000000124</text:p>
              </table:table-cell>
              <table:table-cell office:value-type="float" office:value="0.1478106">
                <text:p>0.1478106</text:p>
              </table:table-cell>
              <table:table-cell office:value-type="float" office:value="0.5051601">
                <text:p>0.5051601</text:p>
              </table:table-cell>
              <table:table-cell office:value-type="float" office:value="91.0213067">
                <text:p>91.02130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00000000002001">
                <text:p>0.00300000000002001</text:p>
              </table:table-cell>
              <table:table-cell office:value-type="float" office:value="0.1332744">
                <text:p>0.1332744</text:p>
              </table:table-cell>
              <table:table-cell office:value-type="float" office:value="0.1029706">
                <text:p>0.1029706</text:p>
              </table:table-cell>
              <table:table-cell office:value-type="float" office:value="8.9700442">
                <text:p>8.97004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500000000010914">
                <text:p>0.000500000000010914</text:p>
              </table:table-cell>
              <table:table-cell office:value-type="float" office:value="0.1302428">
                <text:p>0.1302428</text:p>
              </table:table-cell>
              <table:table-cell office:value-type="float" office:value="0.1030131">
                <text:p>0.1030131</text:p>
              </table:table-cell>
              <table:table-cell office:value-type="float" office:value="0.8849123">
                <text:p>0.88491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91cm" svg:y="0.44cm" chart:style-name="ch2">
          <text:p>Accuracy vs. Number of Fields</text:p>
        </chart:title>
        <chart:legend chart:legend-position="bottom" svg:x="11.094cm" svg:y="14.458cm" style:legend-expansion="wide" chart:style-name="ch3"/>
        <chart:plot-area chart:style-name="ch4" table:cell-range-address="Classification.C4:Classification.D6 Classification.BF1:Classification.BF1 Classification.BJ4:Classification.BJ6 Classification.V1:Classification.V1 Classification.V4:Classification.V6 Classification.D1:Classification.D1 Classification.AN1:Classification.AN1 Classification.AN4:Classification.AN6" chart:data-source-has-labels="both" svg:x="1.008cm" svg:y="2.131cm" svg:width="25.817cm" svg:height="11.603cm">
          <chartooo:coordinate-region svg:x="1.92cm" svg:y="2.331cm" svg:width="24.905cm" svg:height="10.756cm"/>
          <chart:axis chart:dimension="x" chart:name="primary-x" chart:style-name="ch5" chartooo:axis-type="auto">
            <chartooo:date-scale/>
            <chart:categories table:cell-range-address="Classification.C4:Classification.C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lassification.BJ4:Classification.BJ6" chart:label-cell-address="Classification.BF1:Classification.BF1" chart:class="chart:bar">
            <chart:data-point chart:repeated="3"/>
          </chart:series>
          <chart:series chart:style-name="ch9" chart:values-cell-range-address="Classification.V4:Classification.V6" chart:label-cell-address="Classification.V1:Classification.V1" chart:class="chart:bar">
            <chart:data-point chart:repeated="3"/>
          </chart:series>
          <chart:series chart:style-name="ch10" chart:values-cell-range-address="Classification.D4:Classification.D6" chart:label-cell-address="Classification.D1:Classification.D1" chart:class="chart:bar">
            <chart:data-point chart:repeated="3"/>
          </chart:series>
          <chart:series chart:style-name="ch11" chart:values-cell-range-address="Classification.AN4:Classification.AN6" chart:label-cell-address="Classification.AN1:Classification.AN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lassification.C4:Classification.C6</svg:desc>
                </draw:g>
              </table:table-cell>
              <table:table-cell office:value-type="float" office:value="0.98785">
                <text:p>0.98785</text:p>
                <draw:g>
                  <svg:desc>Classification.BJ4:Classification.BJ6</svg:desc>
                </draw:g>
              </table:table-cell>
              <table:table-cell office:value-type="float" office:value="0.98965">
                <text:p>0.98965</text:p>
                <draw:g>
                  <svg:desc>Classification.V4:Classification.V6</svg:desc>
                </draw:g>
              </table:table-cell>
              <table:table-cell office:value-type="float" office:value="0.986406796601699">
                <text:p>0.986406796601699</text:p>
                <draw:g>
                  <svg:desc>Classification.D4:Classification.D6</svg:desc>
                </draw:g>
              </table:table-cell>
              <table:table-cell office:value-type="float" office:value="0.98875">
                <text:p>0.98875</text:p>
                <draw:g>
                  <svg:desc>Classification.AN4:Classification.AN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7">
                <text:p>0.9937</text:p>
              </table:table-cell>
              <table:table-cell office:value-type="float" office:value="0.993">
                <text:p>0.993</text:p>
              </table:table-cell>
              <table:table-cell office:value-type="float" office:value="0.991104447776112">
                <text:p>0.991104447776112</text:p>
              </table:table-cell>
              <table:table-cell office:value-type="float" office:value="0.99595">
                <text:p>0.995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79860069965">
                <text:p>0.402798600699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593cm" svg:y="0.44cm" chart:style-name="ch2">
          <text:p>Training Time vs. Number of Rows</text:p>
        </chart:title>
        <chart:legend chart:legend-position="bottom" svg:x="11.094cm" svg:y="14.458cm" style:legend-expansion="wide" chart:style-name="ch3"/>
        <chart:plot-area chart:style-name="ch4" table:cell-range-address="Regression.B7:Regression.B11 Regression.D1:Regression.D1 Regression.D7:Regression.D11 Regression.K1:Regression.K1 Regression.N7:Regression.N11 Regression.Y1:Regression.Y1 Regression.AB7:Regression.AB11 Regression.AM1:Regression.AM1 Regression.AP7:Regression.AP11" chart:data-source-has-labels="both" svg:x="1.569cm" svg:y="2.131cm" svg:width="25.256cm" svg:height="11.042cm">
          <chartooo:coordinate-region svg:x="2.561cm" svg:y="2.33cm" svg:width="24.264cm" svg:height="10.196cm"/>
          <chart:axis chart:dimension="x" chart:name="primary-x" chart:style-name="ch5" chartooo:axis-type="auto">
            <chartooo:date-scale/>
            <chart:title svg:x="13.716cm" svg:y="13.477cm" chart:style-name="ch6">
              <text:p>Rows</text:p>
            </chart:title>
            <chart:categories table:cell-range-address="Regression.B7:Regression.B11"/>
          </chart:axis>
          <chart:axis chart:dimension="y" chart:name="primary-y" chart:style-name="ch7">
            <chart:title svg:x="0.451cm" svg:y="8.86cm" chart:style-name="ch8">
              <text:p>Time (seconds)</text:p>
            </chart:title>
            <chart:grid chart:style-name="ch9" chart:class="major"/>
          </chart:axis>
          <chart:series chart:style-name="ch10" chart:values-cell-range-address="Regression.D7:Regression.D11" chart:label-cell-address="Regression.D1:Regression.D1" chart:class="chart:bar">
            <chart:data-point chart:repeated="5"/>
          </chart:series>
          <chart:series chart:style-name="ch11" chart:values-cell-range-address="Regression.N7:Regression.N11" chart:label-cell-address="Regression.K1:Regression.K1" chart:class="chart:bar">
            <chart:data-point chart:repeated="5"/>
          </chart:series>
          <chart:series chart:style-name="ch12" chart:values-cell-range-address="Regression.AB7:Regression.AB11" chart:label-cell-address="Regression.Y1:Regression.Y1" chart:class="chart:bar">
            <chart:data-point chart:repeated="5"/>
          </chart:series>
          <chart:series chart:style-name="ch13" chart:values-cell-range-address="Regression.AP7:Regression.AP11" chart:label-cell-address="Regression.AM1:Regression.AM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Regression.D1:Regression.D1</svg:desc>
                </draw:g>
              </table:table-cell>
              <table:table-cell office:value-type="string">
                <text:p>sklearn</text:p>
                <draw:g>
                  <svg:desc>Regression.K1:Regression.K1</svg:desc>
                </draw:g>
              </table:table-cell>
              <table:table-cell office:value-type="string">
                <text:p>WiseRF</text:p>
                <draw:g>
                  <svg:desc>Regression.Y1:Regression.Y1</svg:desc>
                </draw:g>
              </table:table-cell>
              <table:table-cell office:value-type="string">
                <text:p>BigML</text:p>
                <draw:g>
                  <svg:desc>Regression.AM1:Regression.AM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Regression.B7:Regression.B11</svg:desc>
                </draw:g>
              </table:table-cell>
              <table:table-cell office:value-type="float" office:value="NaN">
                <text:p>NaN</text:p>
                <draw:g>
                  <svg:desc>Regression.D7:Regression.D11</svg:desc>
                </draw:g>
              </table:table-cell>
              <table:table-cell office:value-type="float" office:value="2012.1177591">
                <text:p>2012.1177591</text:p>
                <draw:g>
                  <svg:desc>Regression.N7:Regression.N11</svg:desc>
                </draw:g>
              </table:table-cell>
              <table:table-cell office:value-type="float" office:value="303.2934465">
                <text:p>303.2934465</text:p>
                <draw:g>
                  <svg:desc>Regression.AB7:Regression.AB11</svg:desc>
                </draw:g>
              </table:table-cell>
              <table:table-cell office:value-type="float" office:value="NaN">
                <text:p>NaN</text:p>
                <draw:g>
                  <svg:desc>Regression.AP7:Regression.AP11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197.4453">
                <text:p>8197.4453</text:p>
              </table:table-cell>
              <table:table-cell office:value-type="float" office:value="160.5605099">
                <text:p>160.5605099</text:p>
              </table:table-cell>
              <table:table-cell office:value-type="float" office:value="24.4308939">
                <text:p>24.4308939</text:p>
              </table:table-cell>
              <table:table-cell office:value-type="float" office:value="536.677">
                <text:p>536.67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.9898999999999">
                <text:p>64.9898999999999</text:p>
              </table:table-cell>
              <table:table-cell office:value-type="float" office:value="12.8367307">
                <text:p>12.8367307</text:p>
              </table:table-cell>
              <table:table-cell office:value-type="float" office:value="1.8193846">
                <text:p>1.8193846</text:p>
              </table:table-cell>
              <table:table-cell office:value-type="float" office:value="89.4927">
                <text:p>89.492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86799999999948">
                <text:p>0.786799999999948</text:p>
              </table:table-cell>
              <table:table-cell office:value-type="float" office:value="1.2463359">
                <text:p>1.2463359</text:p>
              </table:table-cell>
              <table:table-cell office:value-type="float" office:value="0.2030645">
                <text:p>0.2030645</text:p>
              </table:table-cell>
              <table:table-cell office:value-type="float" office:value="38.2461">
                <text:p>38.24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21000000001368">
                <text:p>0.0221000000001368</text:p>
              </table:table-cell>
              <table:table-cell office:value-type="float" office:value="0.2461282">
                <text:p>0.2461282</text:p>
              </table:table-cell>
              <table:table-cell office:value-type="float" office:value="0.1031518">
                <text:p>0.1031518</text:p>
              </table:table-cell>
              <table:table-cell office:value-type="float" office:value="12.0462">
                <text:p>12.04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gap-width="12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275cm" svg:y="0.44cm" chart:style-name="ch2">
          <text:p>Training Memory vs. Number of Rows</text:p>
        </chart:title>
        <chart:legend chart:legend-position="bottom" svg:x="11.094cm" svg:y="14.458cm" style:legend-expansion="wide" chart:style-name="ch3"/>
        <chart:plot-area chart:style-name="ch4" table:cell-range-address="Regression.B7:Regression.B11 Regression.D1:Regression.D1 Regression.F7:Regression.F11 Regression.K1:Regression.K1 Regression.P7:Regression.P11 Regression.Y1:Regression.Y1 Regression.AD7:Regression.AD11 Regression.AM1:Regression.AM1 Regression.AR7:Regression.AR11" chart:data-source-has-labels="both" svg:x="1.569cm" svg:y="2.131cm" svg:width="25.256cm" svg:height="11.042cm">
          <chartooo:coordinate-region svg:x="2.561cm" svg:y="2.33cm" svg:width="24.264cm" svg:height="10.196cm"/>
          <chart:axis chart:dimension="x" chart:name="primary-x" chart:style-name="ch5" chartooo:axis-type="auto">
            <chartooo:date-scale/>
            <chart:title svg:x="13.716cm" svg:y="13.477cm" chart:style-name="ch6">
              <text:p>Rows</text:p>
            </chart:title>
            <chart:categories table:cell-range-address="Regression.B7:Regression.B11"/>
          </chart:axis>
          <chart:axis chart:dimension="y" chart:name="primary-y" chart:style-name="ch7">
            <chart:title svg:x="0.451cm" svg:y="8.649cm" chart:style-name="ch8">
              <text:p>Memory (MB)</text:p>
            </chart:title>
            <chart:grid chart:style-name="ch9" chart:class="major"/>
          </chart:axis>
          <chart:series chart:style-name="ch10" chart:values-cell-range-address="Regression.F7:Regression.F11" chart:label-cell-address="Regression.D1:Regression.D1" chart:class="chart:bar">
            <chart:data-point chart:repeated="5"/>
          </chart:series>
          <chart:series chart:style-name="ch11" chart:values-cell-range-address="Regression.P7:Regression.P11" chart:label-cell-address="Regression.K1:Regression.K1" chart:class="chart:bar">
            <chart:data-point chart:repeated="5"/>
          </chart:series>
          <chart:series chart:style-name="ch12" chart:values-cell-range-address="Regression.AD7:Regression.AD11" chart:label-cell-address="Regression.Y1:Regression.Y1" chart:class="chart:bar">
            <chart:data-point chart:repeated="5"/>
          </chart:series>
          <chart:series chart:style-name="ch13" chart:values-cell-range-address="Regression.AR7:Regression.AR11" chart:label-cell-address="Regression.AM1:Regression.AM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Regression.D1:Regression.D1</svg:desc>
                </draw:g>
              </table:table-cell>
              <table:table-cell office:value-type="string">
                <text:p>sklearn</text:p>
                <draw:g>
                  <svg:desc>Regression.K1:Regression.K1</svg:desc>
                </draw:g>
              </table:table-cell>
              <table:table-cell office:value-type="string">
                <text:p>WiseRF</text:p>
                <draw:g>
                  <svg:desc>Regression.Y1:Regression.Y1</svg:desc>
                </draw:g>
              </table:table-cell>
              <table:table-cell office:value-type="string">
                <text:p>BigML</text:p>
                <draw:g>
                  <svg:desc>Regression.AM1:Regression.AM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Regression.B7:Regression.B11</svg:desc>
                </draw:g>
              </table:table-cell>
              <table:table-cell office:value-type="float" office:value="NaN">
                <text:p>NaN</text:p>
                <draw:g>
                  <svg:desc>Regression.F7:Regression.F11</svg:desc>
                </draw:g>
              </table:table-cell>
              <table:table-cell office:value-type="float" office:value="3742.387890625">
                <text:p>3742.387890625</text:p>
                <draw:g>
                  <svg:desc>Regression.P7:Regression.P11</svg:desc>
                </draw:g>
              </table:table-cell>
              <table:table-cell office:value-type="float" office:value="6196.206640625">
                <text:p>6196.206640625</text:p>
                <draw:g>
                  <svg:desc>Regression.AD7:Regression.AD11</svg:desc>
                </draw:g>
              </table:table-cell>
              <table:table-cell office:value-type="float" office:value="NaN">
                <text:p>NaN</text:p>
                <draw:g>
                  <svg:desc>Regression.AR7:Regression.AR11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441.72">
                <text:p>2441.72</text:p>
              </table:table-cell>
              <table:table-cell office:value-type="float" office:value="0">
                <text:p>0</text:p>
              </table:table-cell>
              <table:table-cell office:value-type="float" office:value="611.47265625">
                <text:p>611.47265625</text:p>
              </table:table-cell>
              <table:table-cell office:value-type="float" office:value="22.47109375">
                <text:p>22.471093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6.71">
                <text:p>186.71</text:p>
              </table:table-cell>
              <table:table-cell office:value-type="float" office:value="24.656640625">
                <text:p>24.656640625</text:p>
              </table:table-cell>
              <table:table-cell office:value-type="float" office:value="58.391796875">
                <text:p>58.391796875</text:p>
              </table:table-cell>
              <table:table-cell office:value-type="float" office:value="6.526171875">
                <text:p>6.5261718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.46">
                <text:p>10.46</text:p>
              </table:table-cell>
              <table:table-cell office:value-type="float" office:value="0">
                <text:p>0</text:p>
              </table:table-cell>
              <table:table-cell office:value-type="float" office:value="8.223046875">
                <text:p>8.22304687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0.53203125">
                <text:p>0.53203125</text:p>
              </table:table-cell>
              <table:table-cell office:value-type="float" office:value="0.00390625">
                <text:p>0.003906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897cm" svg:y="0.44cm" chart:style-name="ch2">
          <text:p>R-squared vs. Number of Rows</text:p>
        </chart:title>
        <chart:legend chart:legend-position="bottom" svg:x="11.094cm" svg:y="14.458cm" style:legend-expansion="wide" chart:style-name="ch3"/>
        <chart:plot-area chart:style-name="ch4" table:cell-range-address="Regression.B7:Regression.B11 Regression.D1:Regression.D1 Regression.J7:Regression.J11 Regression.K1:Regression.K1 Regression.M7:Regression.M11 Regression.Y1:Regression.Y1 Regression.AA7:Regression.AA11 Regression.AM1:Regression.AM1 Regression.AO7:Regression.AO11" chart:data-source-has-labels="both" svg:x="1.569cm" svg:y="2.131cm" svg:width="25.256cm" svg:height="11.042cm">
          <chartooo:coordinate-region svg:x="2.481cm" svg:y="2.33cm" svg:width="24.344cm" svg:height="10.196cm"/>
          <chart:axis chart:dimension="x" chart:name="primary-x" chart:style-name="ch5" chartooo:axis-type="auto">
            <chartooo:date-scale/>
            <chart:title svg:x="13.716cm" svg:y="13.477cm" chart:style-name="ch6">
              <text:p>Rows</text:p>
            </chart:title>
            <chart:categories table:cell-range-address="Regression.B7:Regression.B11"/>
          </chart:axis>
          <chart:axis chart:dimension="y" chart:name="primary-y" chart:style-name="ch7">
            <chart:title svg:x="0.451cm" svg:y="8.49cm" chart:style-name="ch8">
              <text:p>R-squared</text:p>
            </chart:title>
            <chart:grid chart:style-name="ch9" chart:class="major"/>
          </chart:axis>
          <chart:series chart:style-name="ch10" chart:values-cell-range-address="Regression.J7:Regression.J11" chart:label-cell-address="Regression.D1:Regression.D1" chart:class="chart:bar">
            <chart:data-point chart:repeated="5"/>
          </chart:series>
          <chart:series chart:style-name="ch11" chart:values-cell-range-address="Regression.M7:Regression.M11" chart:label-cell-address="Regression.K1:Regression.K1" chart:class="chart:bar">
            <chart:data-point chart:repeated="5"/>
          </chart:series>
          <chart:series chart:style-name="ch12" chart:values-cell-range-address="Regression.AA7:Regression.AA11" chart:label-cell-address="Regression.Y1:Regression.Y1" chart:class="chart:bar">
            <chart:data-point chart:repeated="5"/>
          </chart:series>
          <chart:series chart:style-name="ch13" chart:values-cell-range-address="Regression.AO7:Regression.AO11" chart:label-cell-address="Regression.AM1:Regression.AM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Regression.D1:Regression.D1</svg:desc>
                </draw:g>
              </table:table-cell>
              <table:table-cell office:value-type="string">
                <text:p>sklearn</text:p>
                <draw:g>
                  <svg:desc>Regression.K1:Regression.K1</svg:desc>
                </draw:g>
              </table:table-cell>
              <table:table-cell office:value-type="string">
                <text:p>WiseRF</text:p>
                <draw:g>
                  <svg:desc>Regression.Y1:Regression.Y1</svg:desc>
                </draw:g>
              </table:table-cell>
              <table:table-cell office:value-type="string">
                <text:p>BigML</text:p>
                <draw:g>
                  <svg:desc>Regression.AM1:Regression.AM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Regression.B7:Regression.B11</svg:desc>
                </draw:g>
              </table:table-cell>
              <table:table-cell office:value-type="float" office:value="NaN">
                <text:p>NaN</text:p>
                <draw:g>
                  <svg:desc>Regression.J7:Regression.J11</svg:desc>
                </draw:g>
              </table:table-cell>
              <table:table-cell office:value-type="float" office:value="0.277672604251165">
                <text:p>0.277672604251165</text:p>
                <draw:g>
                  <svg:desc>Regression.M7:Regression.M11</svg:desc>
                </draw:g>
              </table:table-cell>
              <table:table-cell office:value-type="float" office:value="0.302187283296994">
                <text:p>0.302187283296994</text:p>
                <draw:g>
                  <svg:desc>Regression.AA7:Regression.AA11</svg:desc>
                </draw:g>
              </table:table-cell>
              <table:table-cell office:value-type="float" office:value="NaN">
                <text:p>NaN</text:p>
                <draw:g>
                  <svg:desc>Regression.AO7:Regression.AO11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84240255382429">
                <text:p>0.284240255382429</text:p>
              </table:table-cell>
              <table:table-cell office:value-type="float" office:value="0.274273000245308">
                <text:p>0.274273000245308</text:p>
              </table:table-cell>
              <table:table-cell office:value-type="float" office:value="0.299892244594528">
                <text:p>0.299892244594528</text:p>
              </table:table-cell>
              <table:table-cell office:value-type="float" office:value="0.32530046777">
                <text:p>0.3253004677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79643580520678">
                <text:p>0.279643580520678</text:p>
              </table:table-cell>
              <table:table-cell office:value-type="float" office:value="0.269405162005535">
                <text:p>0.269405162005535</text:p>
              </table:table-cell>
              <table:table-cell office:value-type="float" office:value="0.295370121602137">
                <text:p>0.295370121602137</text:p>
              </table:table-cell>
              <table:table-cell office:value-type="float" office:value="0.308789602098">
                <text:p>0.3087896020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63508001775046">
                <text:p>0.263508001775046</text:p>
              </table:table-cell>
              <table:table-cell office:value-type="float" office:value="0.255580165986049">
                <text:p>0.255580165986049</text:p>
              </table:table-cell>
              <table:table-cell office:value-type="float" office:value="0.27846011388501">
                <text:p>0.27846011388501</text:p>
              </table:table-cell>
              <table:table-cell office:value-type="float" office:value="0.157754150282">
                <text:p>0.1577541502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90385567077871">
                <text:p>0.290385567077871</text:p>
              </table:table-cell>
              <table:table-cell office:value-type="float" office:value="0.260494347443503">
                <text:p>0.260494347443503</text:p>
              </table:table-cell>
              <table:table-cell office:value-type="float" office:value="0.281835302702723">
                <text:p>0.281835302702723</text:p>
              </table:table-cell>
              <table:table-cell office:value-type="float" office:value="0.212666113495">
                <text:p>0.2126661134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1cm" svg:height="15.241cm" xlink:href=".." xlink:type="simple" chart:class="chart:bar" chart:style-name="ch1">
        <chart:title svg:x="10.91cm" svg:y="0.44cm" chart:style-name="ch2">
          <text:p>Accuracy vs. Number of Fields</text:p>
        </chart:title>
        <chart:legend chart:legend-position="bottom" svg:x="11.094cm" svg:y="14.458cm" style:legend-expansion="wide" chart:style-name="ch3"/>
        <chart:plot-area chart:style-name="ch4" table:cell-range-address="Classification.C3:Classification.D5 Classification.BF1:Classification.BF1 Classification.BJ3:Classification.BJ5 Classification.V1:Classification.V1 Classification.V3:Classification.V5 Classification.D1:Classification.D1 Classification.AN1:Classification.AN1 Classification.AN3:Classification.AN5" chart:data-source-has-labels="both" svg:x="1.008cm" svg:y="2.131cm" svg:width="25.817cm" svg:height="11.603cm">
          <chartooo:coordinate-region svg:x="1.92cm" svg:y="2.331cm" svg:width="24.905cm" svg:height="10.756cm"/>
          <chart:axis chart:dimension="x" chart:name="primary-x" chart:style-name="ch5" chartooo:axis-type="auto">
            <chartooo:date-scale/>
            <chart:categories table:cell-range-address="Classification.C3:Classification.C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lassification.BJ3:Classification.BJ5" chart:label-cell-address="Classification.BF1:Classification.BF1" chart:class="chart:bar">
            <chart:data-point chart:repeated="3"/>
          </chart:series>
          <chart:series chart:style-name="ch9" chart:values-cell-range-address="Classification.V3:Classification.V5" chart:label-cell-address="Classification.V1:Classification.V1" chart:class="chart:bar">
            <chart:data-point chart:repeated="3"/>
          </chart:series>
          <chart:series chart:style-name="ch10" chart:values-cell-range-address="Classification.D3:Classification.D5" chart:label-cell-address="Classification.D1:Classification.D1" chart:class="chart:bar">
            <chart:data-point chart:repeated="3"/>
          </chart:series>
          <chart:series chart:style-name="ch11" chart:values-cell-range-address="Classification.AN3:Classification.AN5" chart:label-cell-address="Classification.AN1:Classification.AN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Classification.BF1:Classification.BF1</svg:desc>
                </draw:g>
              </table:table-cell>
              <table:table-cell office:value-type="string">
                <text:p>sklearn</text:p>
                <draw:g>
                  <svg:desc>Classification.V1:Classification.V1</svg:desc>
                </draw:g>
              </table:table-cell>
              <table:table-cell office:value-type="string">
                <text:p>WiseRF</text:p>
                <draw:g>
                  <svg:desc>Classification.D1:Classification.D1</svg:desc>
                </draw:g>
              </table:table-cell>
              <table:table-cell office:value-type="string">
                <text:p>BigML</text:p>
                <draw:g>
                  <svg:desc>Classification.AN1:Classification.A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lassification.C3:Classification.C5</svg:desc>
                </draw:g>
              </table:table-cell>
              <table:table-cell office:value-type="float" office:value="0.8641">
                <text:p>0.8641</text:p>
                <draw:g>
                  <svg:desc>Classification.BJ3:Classification.BJ5</svg:desc>
                </draw:g>
              </table:table-cell>
              <table:table-cell office:value-type="float" office:value="0.8638">
                <text:p>0.8638</text:p>
                <draw:g>
                  <svg:desc>Classification.V3:Classification.V5</svg:desc>
                </draw:g>
              </table:table-cell>
              <table:table-cell office:value-type="float" office:value="0.86715">
                <text:p>0.86715</text:p>
                <draw:g>
                  <svg:desc>Classification.D3:Classification.D5</svg:desc>
                </draw:g>
              </table:table-cell>
              <table:table-cell office:value-type="float" office:value="0.8673">
                <text:p>0.8673</text:p>
                <draw:g>
                  <svg:desc>Classification.AN3:Classification.AN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785">
                <text:p>0.98785</text:p>
              </table:table-cell>
              <table:table-cell office:value-type="float" office:value="0.98965">
                <text:p>0.98965</text:p>
              </table:table-cell>
              <table:table-cell office:value-type="float" office:value="0.986406796601699">
                <text:p>0.986406796601699</text:p>
              </table:table-cell>
              <table:table-cell office:value-type="float" office:value="0.98875">
                <text:p>0.988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7">
                <text:p>0.9937</text:p>
              </table:table-cell>
              <table:table-cell office:value-type="float" office:value="0.993">
                <text:p>0.993</text:p>
              </table:table-cell>
              <table:table-cell office:value-type="float" office:value="0.991104447776112">
                <text:p>0.991104447776112</text:p>
              </table:table-cell>
              <table:table-cell office:value-type="float" office:value="0.99595">
                <text:p>0.995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